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Fira Code" svg:font-family="'Fira Code'"/>
    <style:font-face style:name="Fira Mono" svg:font-family="'Fira Mono'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89in"/>
    </style:style>
    <style:style style:name="co2" style:family="table-column">
      <style:table-column-properties fo:break-before="auto" style:column-width="2.6339in"/>
    </style:style>
    <style:style style:name="co3" style:family="table-column">
      <style:table-column-properties fo:break-before="auto" style:column-width="1.4335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0.8598in"/>
    </style:style>
    <style:style style:name="co9" style:family="table-column">
      <style:table-column-properties fo:break-before="auto" style:column-width="2.1835in"/>
    </style:style>
    <style:style style:name="co10" style:family="table-column">
      <style:table-column-properties fo:break-before="auto" style:column-width="3.3075in"/>
    </style:style>
    <style:style style:name="co11" style:family="table-column">
      <style:table-column-properties fo:break-before="auto" style:column-width="5.7772in"/>
    </style:style>
    <style:style style:name="co12" style:family="table-column">
      <style:table-column-properties fo:break-before="auto" style:column-width="4.2984in"/>
    </style:style>
    <style:style style:name="co13" style:family="table-column">
      <style:table-column-properties fo:break-before="auto" style:column-width="1.1681in"/>
    </style:style>
    <style:style style:name="co14" style:family="table-column">
      <style:table-column-properties fo:break-before="auto" style:column-width="1.8299in"/>
    </style:style>
    <style:style style:name="co15" style:family="table-column">
      <style:table-column-properties fo:break-before="auto" style:column-width="1.9957in"/>
    </style:style>
    <style:style style:name="co16" style:family="table-column">
      <style:table-column-properties fo:break-before="auto" style:column-width="1.5327in"/>
    </style:style>
    <style:style style:name="co17" style:family="table-column">
      <style:table-column-properties fo:break-before="auto" style:column-width="4.4535in"/>
    </style:style>
    <style:style style:name="co18" style:family="table-column">
      <style:table-column-properties fo:break-before="auto" style:column-width="1.8957in"/>
    </style:style>
    <style:style style:name="co19" style:family="table-column">
      <style:table-column-properties fo:break-before="auto" style:column-width="0.9925in"/>
    </style:style>
    <style:style style:name="co20" style:family="table-column">
      <style:table-column-properties fo:break-before="auto" style:column-width="5.9752in"/>
    </style:style>
    <style:style style:name="co21" style:family="table-column">
      <style:table-column-properties fo:break-before="auto" style:column-width="7.8484in"/>
    </style:style>
    <style:style style:name="co22" style:family="table-column">
      <style:table-column-properties fo:break-before="auto" style:column-width="0.9154in"/>
    </style:style>
    <style:style style:name="co23" style:family="table-column">
      <style:table-column-properties fo:break-before="auto" style:column-width="1.5543in"/>
    </style:style>
    <style:style style:name="co24" style:family="table-column">
      <style:table-column-properties fo:break-before="auto" style:column-width="0.8382in"/>
    </style:style>
    <style:style style:name="co25" style:family="table-column">
      <style:table-column-properties fo:break-before="auto" style:column-width="0.9591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2.1382in"/>
    </style:style>
    <style:style style:name="co28" style:family="table-column">
      <style:table-column-properties fo:break-before="auto" style:column-width="1.3118in"/>
    </style:style>
    <style:style style:name="co29" style:family="table-column">
      <style:table-column-properties fo:break-before="auto" style:column-width="3.472in"/>
    </style:style>
    <style:style style:name="co30" style:family="table-column">
      <style:table-column-properties fo:break-before="auto" style:column-width="2.128in"/>
    </style:style>
    <style:style style:name="co31" style:family="table-column">
      <style:table-column-properties fo:break-before="auto" style:column-width="2.5689in"/>
    </style:style>
    <style:style style:name="co32" style:family="table-column">
      <style:table-column-properties fo:break-before="auto" style:column-width="8.6319in"/>
    </style:style>
    <style:style style:name="co33" style:family="table-column">
      <style:table-column-properties fo:break-before="auto" style:column-width="0.9701in"/>
    </style:style>
    <style:style style:name="co34" style:family="table-column">
      <style:table-column-properties fo:break-before="auto" style:column-width="3.848in"/>
    </style:style>
    <style:style style:name="co35" style:family="table-column">
      <style:table-column-properties fo:break-before="auto" style:column-width="3.6374in"/>
    </style:style>
    <style:style style:name="co36" style:family="table-column">
      <style:table-column-properties fo:break-before="auto" style:column-width="1.3992in"/>
    </style:style>
    <style:style style:name="co37" style:family="table-column">
      <style:table-column-properties fo:break-before="auto" style:column-width="2.3811in"/>
    </style:style>
    <style:style style:name="co38" style:family="table-column">
      <style:table-column-properties fo:break-before="auto" style:column-width="1.7201in"/>
    </style:style>
    <style:style style:name="co39" style:family="table-column">
      <style:table-column-properties fo:break-before="auto" style:column-width="3.6161in"/>
    </style:style>
    <style:style style:name="co40" style:family="table-column">
      <style:table-column-properties fo:break-before="auto" style:column-width="0.9366in"/>
    </style:style>
    <style:style style:name="co41" style:family="table-column">
      <style:table-column-properties fo:break-before="auto" style:column-width="1.6201in"/>
    </style:style>
    <style:style style:name="co42" style:family="table-column">
      <style:table-column-properties fo:break-before="auto" style:column-width="2.5799in"/>
    </style:style>
    <style:style style:name="co43" style:family="table-column">
      <style:table-column-properties fo:break-before="auto" style:column-width="1.322in"/>
    </style:style>
    <style:style style:name="co44" style:family="table-column">
      <style:table-column-properties fo:break-before="auto" style:column-width="7.6835in"/>
    </style:style>
    <style:style style:name="co45" style:family="table-column">
      <style:table-column-properties fo:break-before="auto" style:column-width="4.9055in"/>
    </style:style>
    <style:style style:name="co46" style:family="table-column">
      <style:table-column-properties fo:break-before="auto" style:column-width="1.3339in"/>
    </style:style>
    <style:style style:name="co47" style:family="table-column">
      <style:table-column-properties fo:break-before="auto" style:column-width="0.6508in"/>
    </style:style>
    <style:style style:name="co48" style:family="table-column">
      <style:table-column-properties fo:break-before="auto" style:column-width="1.2898in"/>
    </style:style>
    <style:style style:name="co49" style:family="table-column">
      <style:table-column-properties fo:break-before="auto" style:column-width="1.2453in"/>
    </style:style>
    <style:style style:name="co50" style:family="table-column">
      <style:table-column-properties fo:break-before="auto" style:column-width="0.7047in"/>
    </style:style>
    <style:style style:name="co51" style:family="table-column">
      <style:table-column-properties fo:break-before="auto" style:column-width="0.6945in"/>
    </style:style>
    <style:style style:name="co52" style:family="table-column">
      <style:table-column-properties fo:break-before="auto" style:column-width="0.8484in"/>
    </style:style>
    <style:style style:name="co53" style:family="table-column">
      <style:table-column-properties fo:break-before="auto" style:column-width="0.3752in"/>
    </style:style>
    <style:style style:name="co54" style:family="table-column">
      <style:table-column-properties fo:break-before="auto" style:column-width="1.8075in"/>
    </style:style>
    <style:style style:name="co55" style:family="table-column">
      <style:table-column-properties fo:break-before="auto" style:column-width="1.9839in"/>
    </style:style>
    <style:style style:name="co56" style:family="table-column">
      <style:table-column-properties fo:break-before="auto" style:column-width="1.5429in"/>
    </style:style>
    <style:style style:name="co57" style:family="table-column">
      <style:table-column-properties fo:break-before="auto" style:column-width="1.6098in"/>
    </style:style>
    <style:style style:name="co58" style:family="table-column">
      <style:table-column-properties fo:break-before="auto" style:column-width="1.3016in"/>
    </style:style>
    <style:style style:name="co59" style:family="table-column">
      <style:table-column-properties fo:break-before="auto" style:column-width="1.3665in"/>
    </style:style>
    <style:style style:name="co60" style:family="table-column">
      <style:table-column-properties fo:break-before="auto" style:column-width="0.8161in"/>
    </style:style>
    <style:style style:name="co61" style:family="table-column">
      <style:table-column-properties fo:break-before="auto" style:column-width="1.3453in"/>
    </style:style>
    <style:style style:name="co62" style:family="table-column">
      <style:table-column-properties fo:break-before="auto" style:column-width="4.807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Constant">
      <style:table-properties table:display="true" style:writing-mode="lr-tb"/>
    </style:style>
    <style:style style:name="ta2" style:family="table" style:master-page-name="PageStyle_5f_Reaction">
      <style:table-properties table:display="true" style:writing-mode="lr-tb"/>
    </style:style>
    <style:style style:name="ta3" style:family="table" style:master-page-name="PageStyle_5f_Compound">
      <style:table-properties table:display="true" style:writing-mode="lr-tb"/>
    </style:style>
    <style:style style:name="ta4" style:family="table" style:master-page-name="PageStyle_5f_Expression">
      <style:table-properties table:display="true" style:writing-mode="lr-tb"/>
    </style:style>
    <style:style style:name="ta5" style:family="table" style:master-page-name="PageStyle_5f_Parameter">
      <style:table-properties table:display="true" style:writing-mode="lr-tb"/>
    </style:style>
    <style:style style:name="ta6" style:family="table" style:master-page-name="PageStyle_5f_Input">
      <style:table-properties table:display="true" style:writing-mode="lr-tb"/>
    </style:style>
    <style:style style:name="ta7" style:family="table" style:master-page-name="PageStyle_5f_Output">
      <style:table-properties table:display="true" style:writing-mode="lr-tb"/>
    </style:style>
    <style:style style:name="ta8" style:family="table" style:master-page-name="PageStyle_5f_Experiments">
      <style:table-properties table:display="true" style:writing-mode="lr-tb"/>
    </style:style>
    <style:style style:name="ta9" style:family="table" style:master-page-name="PageStyle_5f_Stockholm">
      <style:table-properties table:display="true" style:writing-mode="lr-tb"/>
    </style:style>
    <style:style style:name="ta10" style:family="table" style:master-page-name="PageStyle_5f_Sweden">
      <style:table-properties table:display="true" style:writing-mode="lr-tb"/>
    </style:style>
    <style:style style:name="ta11" style:family="table" style:master-page-name="PageStyle_5f_Distancing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Mono" fo:font-size="14pt" fo:font-style="normal" fo:text-shadow="none" style:text-underline-style="none" fo:font-weight="normal" style:font-size-asian="14pt" style:font-style-asian="normal" style:font-weight-asian="normal" style:font-name-complex="Fira Mono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Mono" fo:font-size="14pt" fo:font-style="normal" fo:text-shadow="none" style:text-underline-style="none" fo:font-weight="normal" style:font-size-asian="14pt" style:font-style-asian="normal" style:font-weight-asian="normal" style:font-name-complex="Fira Mono" style:font-size-complex="14pt" style:font-style-complex="normal" style:font-weight-complex="normal"/>
    </style:style>
    <style:style style:name="ce1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7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Fira Cod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ccccc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b7b7b7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cccccc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b7b7b7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0" style:family="table-cell" style:parent-style-name="Default" style:data-style-name="N125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3" style:family="table-cell" style:parent-style-name="Default" style:data-style-name="N125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4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  <style:map style:condition="cell-content()=0" style:apply-style-name="ConditionalStyle_5f_7" style:base-cell-address="Stockholm.E1"/>
    </style:style>
    <style:style style:name="ce36" style:family="table-cell" style:parent-style-name="Default" style:data-style-name="N125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  <style:map style:condition="cell-content()=0" style:apply-style-name="ConditionalStyle_5f_7" style:base-cell-address="Stockholm.E1"/>
    </style:style>
    <style:style style:name="ce39" style:family="table-cell" style:parent-style-name="Default" style:data-style-name="N125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40" style:family="table-cell" style:parent-style-name="Default">
      <style:table-cell-properties fo:background-color="#f7e9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733f3b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1" style:family="table-cell" style:parent-style-name="Default" style:data-style-name="N126">
      <style:table-cell-properties fo:background-color="#fff4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33f3b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2" style:family="table-cell" style:parent-style-name="Default" style:data-style-name="N33">
      <style:table-cell-properties fo:background-color="#fff4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33f3b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3" style:family="table-cell" style:parent-style-name="Default">
      <style:table-cell-properties fo:background-color="#fff4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33f3b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5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47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ce4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4pt" fo:font-style="normal" fo:text-shadow="none" style:text-underline-style="none" fo:font-weight="normal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ce4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ira Code" fo:font-size="11pt" fo:font-style="normal" fo:text-shadow="none" style:text-underline-style="none" fo:font-weight="normal" style:font-size-asian="11pt" style:font-style-asian="normal" style:font-weight-asian="normal" style:font-name-complex="Fira Code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Code" fo:font-size="11pt" fo:font-style="normal" fo:text-shadow="none" style:text-underline-style="none" fo:font-weight="normal" style:font-size-asian="11pt" style:font-style-asian="normal" style:font-weight-asian="normal" style:font-name-complex="Fira Cod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ta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Constant' TableTitle='pre defined static constants' TableType='Quantity'</text:p>
          </table:table-cell>
          <table:table-cell table:style-name="ce2"/>
          <table:table-cell table:style-name="ce5"/>
          <table:table-cell table:style-name="ce2" table:number-columns-repeated="18"/>
          <table:table-cell table:style-name="ce3" table:number-columns-repeated="4"/>
          <table:table-cell table:number-columns-repeated="38"/>
        </table:table-row>
        <table:table-row table:style-name="ro1">
          <table:table-cell table:style-name="ce1" office:value-type="string" calcext:value-type="string">
            <text:p>!ID</text:p>
          </table:table-cell>
          <table:table-cell table:style-name="ce2" office:value-type="string" calcext:value-type="string">
            <text:p>!Name</text:p>
          </table:table-cell>
          <table:table-cell table:style-name="ce2" office:value-type="string" calcext:value-type="string">
            <text:p>!Value</text:p>
          </table:table-cell>
          <table:table-cell table:style-name="ce5" office:value-type="string" calcext:value-type="string">
            <text:p>!Unit</text:p>
          </table:table-cell>
          <table:table-cell table:style-name="ce2" office:value-type="string" calcext:value-type="string">
            <text:p>!Comment</text:p>
          </table:table-cell>
          <table:table-cell table:style-name="ce2" table:number-columns-repeated="20"/>
          <table:table-cell table:style-name="ce3"/>
          <table:table-cell table:number-columns-repeated="38"/>
        </table:table-row>
        <table:table-row table:style-name="ro1">
          <table:table-cell table:style-name="ce1" office:value-type="string" calcext:value-type="string">
            <text:p>POPSE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float" office:value="10120000" calcext:value-type="float">
            <text:p>1012000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Sweden</text:p>
          </table:table-cell>
          <table:table-cell table:style-name="ce2" table:number-columns-repeated="20"/>
          <table:table-cell table:style-name="ce3"/>
          <table:table-cell table:number-columns-repeated="38"/>
        </table:table-row>
        <table:table-row table:style-name="ro1">
          <table:table-cell table:style-name="ce1" office:value-type="string" calcext:value-type="string">
            <text:p>POPSTHLM</text:p>
          </table:table-cell>
          <table:table-cell table:style-name="ce2" office:value-type="string" calcext:value-type="string">
            <text:p>StockholmPopulation</text:p>
          </table:table-cell>
          <table:table-cell table:style-name="ce4" office:value-type="float" office:value="2377081" calcext:value-type="float">
            <text:p>237708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Stockholm Metro</text:p>
          </table:table-cell>
          <table:table-cell table:style-name="ce3" table:number-columns-repeated="21"/>
          <table:table-cell table:number-columns-repeated="38"/>
        </table:table-row>
        <table:table-row table:style-name="ro1" table:number-rows-repeated="996">
          <table:table-cell table:style-name="ce1"/>
          <table:table-cell table:style-name="ce3" table:number-columns-repeated="2"/>
          <table:table-cell table:style-name="ce5"/>
          <table:table-cell table:style-name="ce3" table:number-columns-repeated="22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action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0" table:default-cell-style-name="Default"/>
        <table:table-column table:style-name="co6" table:default-cell-style-name="Default"/>
        <table:table-column table:style-name="co7" table:number-columns-repeated="38" table:default-cell-style-name="Default"/>
        <table:table-row table:style-name="ro1">
          <table:table-cell table:style-name="ce6" office:value-type="string" calcext:value-type="string">
            <text:p>!!SBtab</text:p>
          </table:table-cell>
          <table:table-cell table:style-name="ce7" office:value-type="string" calcext:value-type="string">
            <text:p>Document='covid19' TableName='Reaction' TableType='Reaction' TableTitle='disease spreading dynamics'</text:p>
          </table:table-cell>
          <table:table-cell table:style-name="ce9"/>
          <table:table-cell table:style-name="ce7" table:number-columns-repeated="22"/>
          <table:table-cell table:style-name="ce8"/>
          <table:table-cell table:number-columns-repeated="38"/>
        </table:table-row>
        <table:table-row table:style-name="ro1">
          <table:table-cell table:style-name="ce6" office:value-type="string" calcext:value-type="string">
            <text:p>!ID</text:p>
          </table:table-cell>
          <table:table-cell table:style-name="ce7" office:value-type="string" calcext:value-type="string">
            <text:p>!Name</text:p>
          </table:table-cell>
          <table:table-cell table:style-name="ce9" office:value-type="string" calcext:value-type="string">
            <text:p>!KineticLaw</text:p>
          </table:table-cell>
          <table:table-cell table:style-name="ce7" office:value-type="string" calcext:value-type="string">
            <text:p>!ReactionFormula</text:p>
          </table:table-cell>
          <table:table-cell table:style-name="ce7" office:value-type="string" calcext:value-type="string">
            <text:p>!Comment</text:p>
          </table:table-cell>
          <table:table-cell table:style-name="ce7" table:number-columns-repeated="20"/>
          <table:table-cell table:style-name="ce8"/>
          <table:table-cell table:number-columns-repeated="38"/>
        </table:table-row>
        <table:table-row table:style-name="ro1">
          <table:table-cell table:style-name="ce6" office:value-type="string" calcext:value-type="string">
            <text:p>R0</text:p>
          </table:table-cell>
          <table:table-cell table:style-name="ce7" office:value-type="string" calcext:value-type="string">
            <text:p>infection</text:p>
          </table:table-cell>
          <table:table-cell table:style-name="ce9" office:value-type="string" calcext:value-type="string">
            <text:p>B*Infectious*Susceptible</text:p>
          </table:table-cell>
          <table:table-cell table:style-name="ce7" office:value-type="string" calcext:value-type="string">
            <text:p>Susceptible + Infectious &lt;=&gt; Exposed + Infectious</text:p>
          </table:table-cell>
          <table:table-cell table:style-name="ce7" table:number-columns-repeated="21"/>
          <table:table-cell table:style-name="ce8"/>
          <table:table-cell table:number-columns-repeated="38"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7" office:value-type="string" calcext:value-type="string">
            <text:p>outbreak</text:p>
          </table:table-cell>
          <table:table-cell table:style-name="ce9" office:value-type="string" calcext:value-type="string">
            <text:p>a*Exposed</text:p>
          </table:table-cell>
          <table:table-cell table:style-name="ce7" office:value-type="string" calcext:value-type="string">
            <text:p>Exposed &lt;=&gt; Infectious</text:p>
          </table:table-cell>
          <table:table-cell table:style-name="ce7" table:number-columns-repeated="21"/>
          <table:table-cell table:style-name="ce8"/>
          <table:table-cell table:number-columns-repeated="38"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7" office:value-type="string" calcext:value-type="string">
            <text:p>critical</text:p>
          </table:table-cell>
          <table:table-cell table:style-name="ce9" office:value-type="string" calcext:value-type="string">
            <text:p>c*Infectious</text:p>
          </table:table-cell>
          <table:table-cell table:style-name="ce7" office:value-type="string" calcext:value-type="string">
            <text:p>Infectious &lt;=&gt; Krit</text:p>
          </table:table-cell>
          <table:table-cell table:style-name="ce7" table:number-columns-repeated="21"/>
          <table:table-cell table:style-name="ce8"/>
          <table:table-cell table:number-columns-repeated="38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7" office:value-type="string" calcext:value-type="string">
            <text:p>quick_recovery</text:p>
          </table:table-cell>
          <table:table-cell table:style-name="ce9" office:value-type="string" calcext:value-type="string">
            <text:p>l*Infectious</text:p>
          </table:table-cell>
          <table:table-cell table:style-name="ce7" office:value-type="string" calcext:value-type="string">
            <text:p>Infectious &lt;=&gt; Recovered</text:p>
          </table:table-cell>
          <table:table-cell table:style-name="ce7" table:number-columns-repeated="21"/>
          <table:table-cell table:style-name="ce8"/>
          <table:table-cell table:number-columns-repeated="38"/>
        </table:table-row>
        <table:table-row table:style-name="ro1">
          <table:table-cell table:style-name="ce6" office:value-type="string" calcext:value-type="string">
            <text:p>R4</text:p>
          </table:table-cell>
          <table:table-cell table:style-name="ce7" office:value-type="string" calcext:value-type="string">
            <text:p>late_recovery</text:p>
          </table:table-cell>
          <table:table-cell table:style-name="ce9" office:value-type="string" calcext:value-type="string">
            <text:p>m*Krit</text:p>
          </table:table-cell>
          <table:table-cell table:style-name="ce7" office:value-type="string" calcext:value-type="string">
            <text:p>Krit &lt;=&gt; Recovered</text:p>
          </table:table-cell>
          <table:table-cell table:style-name="ce7" office:value-type="string" calcext:value-type="string">
            <text:p>we don't have data on this</text:p>
          </table:table-cell>
          <table:table-cell table:style-name="ce7" table:number-columns-repeated="20"/>
          <table:table-cell table:style-name="ce8"/>
          <table:table-cell table:number-columns-repeated="38"/>
        </table:table-row>
        <table:table-row table:style-name="ro1">
          <table:table-cell table:style-name="ce6" office:value-type="string" calcext:value-type="string">
            <text:p>R5</text:p>
          </table:table-cell>
          <table:table-cell table:style-name="ce7" office:value-type="string" calcext:value-type="string">
            <text:p>critical_death</text:p>
          </table:table-cell>
          <table:table-cell table:style-name="ce9" office:value-type="string" calcext:value-type="string">
            <text:p>q*Krit</text:p>
          </table:table-cell>
          <table:table-cell table:style-name="ce7" office:value-type="string" calcext:value-type="string">
            <text:p>Krit &lt;=&gt; Dead</text:p>
          </table:table-cell>
          <table:table-cell table:style-name="ce7" office:value-type="string" calcext:value-type="string">
            <text:p>but we do have data for this</text:p>
          </table:table-cell>
          <table:table-cell table:style-name="ce7" table:number-columns-repeated="20"/>
          <table:table-cell table:style-name="ce8"/>
          <table:table-cell table:number-columns-repeated="38"/>
        </table:table-row>
        <table:table-row table:style-name="ro1">
          <table:table-cell table:style-name="ce6" office:value-type="string" calcext:value-type="string">
            <text:p>R51</text:p>
          </table:table-cell>
          <table:table-cell table:style-name="ce7" office:value-type="string" calcext:value-type="string">
            <text:p>infectious_death</text:p>
          </table:table-cell>
          <table:table-cell table:style-name="ce9" office:value-type="string" calcext:value-type="string">
            <text:p>qq*Infectious</text:p>
          </table:table-cell>
          <table:table-cell table:style-name="ce7" office:value-type="string" calcext:value-type="string">
            <text:p>Infectious &lt;=&gt; Dead</text:p>
          </table:table-cell>
          <table:table-cell table:style-name="ce7" table:number-columns-repeated="21"/>
          <table:table-cell table:style-name="ce8"/>
          <table:table-cell table:number-columns-repeated="38"/>
        </table:table-row>
        <table:table-row table:style-name="ro1">
          <table:table-cell table:style-name="ce6" office:value-type="string" calcext:value-type="string">
            <text:p>R6</text:p>
          </table:table-cell>
          <table:table-cell table:style-name="ce7" office:value-type="string" calcext:value-type="string">
            <text:p>initial_infection</text:p>
          </table:table-cell>
          <table:table-cell table:style-name="ce9" office:value-type="string" calcext:value-type="string">
            <text:p>Gaussian/Population</text:p>
          </table:table-cell>
          <table:table-cell table:style-name="ce7" office:value-type="string" calcext:value-type="string">
            <text:p>Susceptible &lt;=&gt; Infectious</text:p>
          </table:table-cell>
          <table:table-cell table:style-name="ce7" office:value-type="string" calcext:value-type="string">
            <text:p>this only happens at negative times</text:p>
          </table:table-cell>
          <table:table-cell table:style-name="ce7" table:number-columns-repeated="20"/>
          <table:table-cell table:style-name="ce8"/>
          <table:table-cell table:number-columns-repeated="38"/>
        </table:table-row>
        <table:table-row table:style-name="ro1">
          <table:table-cell table:style-name="ce6"/>
          <table:table-cell table:style-name="ce8"/>
          <table:table-cell table:style-name="ce9"/>
          <table:table-cell table:style-name="ce7"/>
          <table:table-cell table:style-name="ce8" table:number-columns-repeated="22"/>
          <table:table-cell table:number-columns-repeated="38"/>
        </table:table-row>
        <table:table-row table:style-name="ro1" table:number-rows-repeated="990">
          <table:table-cell table:style-name="ce6"/>
          <table:table-cell table:style-name="ce8"/>
          <table:table-cell table:style-name="ce9"/>
          <table:table-cell table:style-name="ce8" table:number-columns-repeated="23"/>
          <table:table-cell table:number-columns-repeated="38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mpound" table:style-name="ta3"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0" office:value-type="string" calcext:value-type="string">
            <text:p>!!SBtab</text:p>
          </table:table-cell>
          <table:table-cell table:style-name="ce12" office:value-type="string" calcext:value-type="string">
            <text:p>Document='covid19' TableName='Compound' TableType='Compound' TableTitle='state of infection'</text:p>
          </table:table-cell>
          <table:table-cell table:style-name="ce12" table:number-columns-repeated="24"/>
          <table:table-cell table:number-columns-repeated="38"/>
        </table:table-row>
        <table:table-row table:style-name="ro1">
          <table:table-cell table:style-name="ce10" office:value-type="string" calcext:value-type="string">
            <text:p>!ID</text:p>
          </table:table-cell>
          <table:table-cell table:style-name="ce12" office:value-type="string" calcext:value-type="string">
            <text:p>!Name</text:p>
          </table:table-cell>
          <table:table-cell table:style-name="ce12" office:value-type="string" calcext:value-type="string">
            <text:p>!Unit</text:p>
          </table:table-cell>
          <table:table-cell table:style-name="ce12" office:value-type="string" calcext:value-type="string">
            <text:p>!InitialValue</text:p>
          </table:table-cell>
          <table:table-cell table:style-name="ce12" office:value-type="string" calcext:value-type="string">
            <text:p>!Type</text:p>
          </table:table-cell>
          <table:table-cell table:style-name="ce12" office:value-type="string" calcext:value-type="string">
            <text:p>!Comment</text:p>
          </table:table-cell>
          <table:table-cell table:style-name="ce12" table:number-columns-repeated="20"/>
          <table:table-cell table:number-columns-repeated="38"/>
        </table:table-row>
        <table:table-row table:style-name="ro1">
          <table:table-cell table:style-name="ce10" office:value-type="string" calcext:value-type="string">
            <text:p>C0</text:p>
          </table:table-cell>
          <table:table-cell table:style-name="ce12" office:value-type="string" calcext:value-type="string">
            <text:p>Susceptible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fraction of susceptible individuals, the model has a mechanism for initial infection</text:p>
          </table:table-cell>
          <table:table-cell table:style-name="ce12" table:number-columns-repeated="20"/>
          <table:table-cell table:number-columns-repeated="38"/>
        </table:table-row>
        <table:table-row table:style-name="ro1">
          <table:table-cell table:style-name="ce10" office:value-type="string" calcext:value-type="string">
            <text:p>C1</text:p>
          </table:table-cell>
          <table:table-cell table:style-name="ce12" office:value-type="string" calcext:value-type="string">
            <text:p>Expose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In incubation phase</text:p>
          </table:table-cell>
          <table:table-cell table:style-name="ce12" table:number-columns-repeated="20"/>
          <table:table-cell table:number-columns-repeated="38"/>
        </table:table-row>
        <table:table-row table:style-name="ro1">
          <table:table-cell table:style-name="ce10" office:value-type="string" calcext:value-type="string">
            <text:p>C2</text:p>
          </table:table-cell>
          <table:table-cell table:style-name="ce12" office:value-type="string" calcext:value-type="string">
            <text:p>Infectiou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Sick and infectious</text:p>
          </table:table-cell>
          <table:table-cell table:style-name="ce12" table:number-columns-repeated="20"/>
          <table:table-cell table:number-columns-repeated="38"/>
        </table:table-row>
        <table:table-row table:style-name="ro1">
          <table:table-cell table:style-name="ce10" office:value-type="string" calcext:value-type="string">
            <text:p>C3</text:p>
          </table:table-cell>
          <table:table-cell table:style-name="ce12" office:value-type="string" calcext:value-type="string">
            <text:p>Kri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Critically sick</text:p>
          </table:table-cell>
          <table:table-cell table:style-name="ce12" table:number-columns-repeated="20"/>
          <table:table-cell table:number-columns-repeated="38"/>
        </table:table-row>
        <table:table-row table:style-name="ro1">
          <table:table-cell table:style-name="ce10" office:value-type="string" calcext:value-type="string">
            <text:p>C4</text:p>
          </table:table-cell>
          <table:table-cell table:style-name="ce12" office:value-type="string" calcext:value-type="string">
            <text:p>Recovere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Immune</text:p>
          </table:table-cell>
          <table:table-cell table:style-name="ce12" table:number-columns-repeated="20"/>
          <table:table-cell table:number-columns-repeated="38"/>
        </table:table-row>
        <table:table-row table:style-name="ro1">
          <table:table-cell table:style-name="ce10" office:value-type="string" calcext:value-type="string">
            <text:p>C5</text:p>
          </table:table-cell>
          <table:table-cell table:style-name="ce12" office:value-type="string" calcext:value-type="string">
            <text:p>Dea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kinetic</text:p>
          </table:table-cell>
          <table:table-cell table:style-name="ce12" office:value-type="string" calcext:value-type="string">
            <text:p>Counts deaths</text:p>
          </table:table-cell>
          <table:table-cell table:style-name="ce12" table:number-columns-repeated="20"/>
          <table:table-cell table:number-columns-repeated="38"/>
        </table:table-row>
        <table:table-row table:style-name="ro1" table:number-rows-repeated="992">
          <table:table-cell table:style-name="ce11"/>
          <table:table-cell table:number-columns-repeated="63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pression" table:style-name="ta4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20" table:default-cell-style-name="Default"/>
        <table:table-column table:style-name="co6" table:number-columns-repeated="2" table:default-cell-style-name="Default"/>
        <table:table-column table:style-name="co7" table:number-columns-repeated="38" table:default-cell-style-name="Default"/>
        <table:table-row table:style-name="ro1">
          <table:table-cell table:style-name="ce13" office:value-type="string" calcext:value-type="string">
            <text:p>!!SBtab</text:p>
          </table:table-cell>
          <table:table-cell table:style-name="ce15" office:value-type="string" calcext:value-type="string">
            <text:p>Document='covid19' TableName='Expression' TableTitle='pre defined algebraic expressions' TableType='Quantity'</text:p>
          </table:table-cell>
          <table:table-cell table:style-name="ce17"/>
          <table:table-cell table:style-name="ce15"/>
          <table:table-cell table:style-name="ce7" table:number-columns-repeated="20"/>
          <table:table-cell table:number-columns-repeated="40"/>
        </table:table-row>
        <table:table-row table:style-name="ro1">
          <table:table-cell table:style-name="ce14" office:value-type="string" calcext:value-type="string">
            <text:p>!ID</text:p>
          </table:table-cell>
          <table:table-cell table:style-name="ce16" office:value-type="string" calcext:value-type="string">
            <text:p>!Name</text:p>
          </table:table-cell>
          <table:table-cell table:style-name="ce18" office:value-type="string" calcext:value-type="string">
            <text:p>!Formula</text:p>
          </table:table-cell>
          <table:table-cell table:style-name="ce16" office:value-type="string" calcext:value-type="string">
            <text:p>!Comment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SIGMA</text:p>
          </table:table-cell>
          <table:table-cell table:style-name="ce7" office:value-type="string" calcext:value-type="string">
            <text:p>sigma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string" calcext:value-type="string">
            <text:p>this can be another value as well, but not too big not too small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MU</text:p>
          </table:table-cell>
          <table:table-cell table:style-name="ce7" office:value-type="string" calcext:value-type="string">
            <text:p>mu</text:p>
          </table:table-cell>
          <table:table-cell table:style-name="ce9" office:value-type="string" calcext:value-type="string">
            <text:p>-g</text:p>
          </table:table-cell>
          <table:table-cell table:style-name="ce7" office:value-type="string" calcext:value-type="string">
            <text:p>the mode parameter g is subject to sampling (~optimization)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X1</text:p>
          </table:table-cell>
          <table:table-cell table:style-name="ce7" office:value-type="string" calcext:value-type="string">
            <text:p>DIFF</text:p>
          </table:table-cell>
          <table:table-cell table:style-name="ce9" office:value-type="string" calcext:value-type="string">
            <text:p>(t-mu)/sigma</text:p>
          </table:table-cell>
          <table:table-cell table:style-name="ce7" office:value-type="string" calcext:value-type="string">
            <text:p>convenience expression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X2</text:p>
          </table:table-cell>
          <table:table-cell table:style-name="ce7" office:value-type="string" calcext:value-type="string">
            <text:p>DIFFSQ</text:p>
          </table:table-cell>
          <table:table-cell table:style-name="ce9" office:value-type="string" calcext:value-type="string">
            <text:p>DIFF*DIFF</text:p>
          </table:table-cell>
          <table:table-cell table:style-name="ce7" office:value-type="string" calcext:value-type="string">
            <text:p>convenience expression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X3</text:p>
          </table:table-cell>
          <table:table-cell table:style-name="ce7" office:value-type="string" calcext:value-type="string">
            <text:p>EDIFFSQ</text:p>
          </table:table-cell>
          <table:table-cell table:style-name="ce9" office:value-type="string" calcext:value-type="string">
            <text:p>exp(-0.5*DIFFSQ)</text:p>
          </table:table-cell>
          <table:table-cell table:style-name="ce7" office:value-type="string" calcext:value-type="string">
            <text:p>convenience expression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X4</text:p>
          </table:table-cell>
          <table:table-cell table:style-name="ce7" office:value-type="string" calcext:value-type="string">
            <text:p>NORM</text:p>
          </table:table-cell>
          <table:table-cell table:style-name="ce9" office:value-type="string" calcext:value-type="string">
            <text:p>sqrt(2*Pi)*sigma</text:p>
          </table:table-cell>
          <table:table-cell table:style-name="ce7" office:value-type="string" calcext:value-type="string">
            <text:p>normalisation to 1.0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Gaussian</text:p>
          </table:table-cell>
          <table:table-cell table:style-name="ce9" office:value-type="string" calcext:value-type="string">
            <text:p>EDIFFSQ/NORM</text:p>
          </table:table-cell>
          <table:table-cell table:style-name="ce7" office:value-type="string" calcext:value-type="string">
            <text:p>probability density of first infection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XB_PRE</text:p>
          </table:table-cell>
          <table:table-cell table:style-name="ce7" office:value-type="string" calcext:value-type="string">
            <text:p>b</text:p>
          </table:table-cell>
          <table:table-cell table:style-name="ce9" office:value-type="string" calcext:value-type="string">
            <text:p>r0*l</text:p>
          </table:table-cell>
          <table:table-cell table:style-name="ce12" office:value-type="string" calcext:value-type="string">
            <text:p>becoming exposed/duration of sickness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XB_POST</text:p>
          </table:table-cell>
          <table:table-cell table:style-name="ce7" office:value-type="string" calcext:value-type="string">
            <text:p>b_dist</text:p>
          </table:table-cell>
          <table:table-cell table:style-name="ce9" office:value-type="string" calcext:value-type="string">
            <text:p>r0_dist*l</text:p>
          </table:table-cell>
          <table:table-cell table:style-name="ce7" office:value-type="string" calcext:value-type="string">
            <text:p>same, but after social distancing in effect</text:p>
          </table:table-cell>
          <table:table-cell table:style-name="ce7" table:number-columns-repeated="20"/>
          <table:table-cell table:number-columns-repeated="40"/>
        </table:table-row>
        <table:table-row table:style-name="ro1">
          <table:table-cell table:style-name="ce6" office:value-type="string" calcext:value-type="string">
            <text:p>Distancing_Switch</text:p>
          </table:table-cell>
          <table:table-cell table:style-name="ce7" office:value-type="string" calcext:value-type="string">
            <text:p>B</text:p>
          </table:table-cell>
          <table:table-cell table:style-name="ce9" office:value-type="string" calcext:value-type="string">
            <text:p>(b*(1-distancing_on) + b_dist*distancing_on) </text:p>
          </table:table-cell>
          <table:table-cell table:style-name="ce7" office:value-type="string" calcext:value-type="string">
            <text:p>b when distancing is off (0) or b_dist when distancing is on (1)</text:p>
          </table:table-cell>
          <table:table-cell table:style-name="ce7" table:number-columns-repeated="20"/>
          <table:table-cell table:number-columns-repeated="40"/>
        </table:table-row>
        <table:table-row table:style-name="ro1" table:number-rows-repeated="988">
          <table:table-cell table:style-name="ce11"/>
          <table:table-cell/>
          <table:table-cell table:style-name="ce19"/>
          <table:table-cell table:number-columns-repeated="61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ameter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20" table:default-cell-style-name="Default"/>
        <table:table-column table:style-name="co7" table:number-columns-repeated="34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Parameter' TableType='Quantity' TableTitle='rates'</text:p>
          </table:table-cell>
          <table:table-cell table:style-name="ce2" table:number-columns-repeated="28"/>
          <table:table-cell table:number-columns-repeated="34"/>
        </table:table-row>
        <table:table-row table:style-name="ro1">
          <table:table-cell table:style-name="ce1" office:value-type="string" calcext:value-type="string">
            <text:p>!ID</text:p>
          </table:table-cell>
          <table:table-cell table:style-name="ce2" office:value-type="string" calcext:value-type="string">
            <text:p>!Name</text:p>
          </table:table-cell>
          <table:table-cell table:style-name="ce2" office:value-type="string" calcext:value-type="string">
            <text:p>!Scale</text:p>
          </table:table-cell>
          <table:table-cell table:style-name="ce2" office:value-type="string" calcext:value-type="string">
            <text:p>!DefaultValue</text:p>
          </table:table-cell>
          <table:table-cell table:style-name="ce2" office:value-type="string" calcext:value-type="string">
            <text:p>!Unit</text:p>
          </table:table-cell>
          <table:table-cell table:style-name="ce2" office:value-type="string" calcext:value-type="string">
            <text:p>!Std</text:p>
          </table:table-cell>
          <table:table-cell table:style-name="ce2" office:value-type="string" calcext:value-type="string">
            <text:p>!Comment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% Original Value</text:p>
          </table:table-cell>
          <table:table-cell table:style-name="ce2" office:value-type="string" calcext:value-type="string">
            <text:p>%NewValue:linspace</text:p>
          </table:table-cell>
          <table:table-cell table:style-name="ce2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P0</text:p>
          </table:table-cell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3])" office:value-type="float" office:value="0.916290731874155" calcext:value-type="float">
            <text:p>0.91629073187415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coming exposed</text:p>
          </table:table-cell>
          <table:table-cell table:style-name="ce2" office:value-type="string" calcext:value-type="string">
            <text:p>%</text:p>
          </table:table-cell>
          <table:table-cell table:style-name="ce2" table:formula="of:=2.5" office:value-type="float" office:value="2.5" calcext:value-type="float">
            <text:p>2.5</text:p>
          </table:table-cell>
          <table:table-cell table:style-name="ce2" table:formula="of:=2.5" office:value-type="float" office:value="2.5" calcext:value-type="float">
            <text:p>2.5</text:p>
          </table:table-cell>
          <table:table-cell table:style-name="ce2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4])" office:value-type="float" office:value="-1.70474809233843" calcext:value-type="float">
            <text:p>-1.70474809233843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coming infectious</text:p>
          </table:table-cell>
          <table:table-cell table:style-name="ce2" office:value-type="string" calcext:value-type="string">
            <text:p>%</text:p>
          </table:table-cell>
          <table:table-cell table:style-name="ce2" table:formula="of:=1/5.5" office:value-type="float" office:value="0.1818181818" calcext:value-type="float">
            <text:p>0.1818181818</text:p>
          </table:table-cell>
          <table:table-cell table:style-name="ce2" table:number-columns-repeated="21"/>
          <table:table-cell table:number-columns-repeated="34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5])" office:value-type="float" office:value="-5.11599580975408" calcext:value-type="float">
            <text:p>-5.11599580975408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coming critically sick</text:p>
          </table:table-cell>
          <table:table-cell table:style-name="ce2" office:value-type="string" calcext:value-type="string">
            <text:p>%</text:p>
          </table:table-cell>
          <table:table-cell table:number-columns-repeated="2" table:style-name="ce2" office:value-type="float" office:value="0.006" calcext:value-type="float">
            <text:p>0.006</text:p>
          </table:table-cell>
          <table:table-cell table:style-name="ce2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6])" office:value-type="float" office:value="-2.30258509299405" calcext:value-type="float">
            <text:p>-2.30258509299405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rmal recovery</text:p>
          </table:table-cell>
          <table:table-cell table:style-name="ce2" office:value-type="string" calcext:value-type="string">
            <text:p>%</text:p>
          </table:table-cell>
          <table:table-cell table:style-name="ce2" table:formula="of:=1/10" office:value-type="float" office:value="0.1" calcext:value-type="float">
            <text:p>0.1</text:p>
          </table:table-cell>
          <table:table-cell table:style-name="ce2" table:number-columns-repeated="21"/>
          <table:table-cell table:number-columns-repeated="34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I7])" office:value-type="float" office:value="-2.30258509299405" calcext:value-type="float">
            <text:p>-2.30258509299405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itical recovery</text:p>
          </table:table-cell>
          <table:table-cell table:style-name="ce2" office:value-type="string" calcext:value-type="string">
            <text:p>%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J8])" office:value-type="float" office:value="-3.4563306709811" calcext:value-type="float">
            <text:p>-3.4563306709811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ying while critically sick</text:p>
          </table:table-cell>
          <table:table-cell table:style-name="ce2" office:value-type="string" calcext:value-type="string">
            <text:p>%</text:p>
          </table:table-cell>
          <table:table-cell table:style-name="ce2"/>
          <table:table-cell table:style-name="ce2" office:value-type="float" office:value="0.0315453" calcext:value-type="float">
            <text:p>0.0315453</text:p>
          </table:table-cell>
          <table:table-cell table:style-name="ce2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P55</text:p>
          </table:table-cell>
          <table:table-cell table:style-name="ce2" office:value-type="string" calcext:value-type="string">
            <text:p>qq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LN([.J9])" office:value-type="float" office:value="-3.4563306709811" calcext:value-type="float">
            <text:p>-3.4563306709811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ying while infected</text:p>
          </table:table-cell>
          <table:table-cell table:style-name="ce2" office:value-type="string" calcext:value-type="string">
            <text:p>%</text:p>
          </table:table-cell>
          <table:table-cell table:style-name="ce2"/>
          <table:table-cell table:style-name="ce2" office:value-type="float" office:value="0.0315453" calcext:value-type="float">
            <text:p>0.0315453</text:p>
          </table:table-cell>
          <table:table-cell table:style-name="ce2" table:number-columns-repeated="20"/>
          <table:table-cell table:number-columns-repeated="34"/>
        </table:table-row>
        <table:table-row table:style-name="ro1">
          <table:table-cell table:style-name="ce1" office:value-type="string" calcext:value-type="string">
            <text:p>P6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linea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irst infection</text:p>
          </table:table-cell>
          <table:table-cell table:style-name="ce2" office:value-type="string" calcext:value-type="string">
            <text:p>%</text:p>
          </table:table-cell>
          <table:table-cell table:style-name="ce2" table:number-columns-repeated="22"/>
          <table:table-cell table:number-columns-repeated="34"/>
        </table:table-row>
        <table:table-row table:style-name="ro1">
          <table:table-cell table:style-name="ce1" office:value-type="string" calcext:value-type="string">
            <text:p>P7</text:p>
          </table:table-cell>
          <table:table-cell table:style-name="ce2" office:value-type="string" calcext:value-type="string">
            <text:p>r0_dist</text:p>
          </table:table-cell>
          <table:table-cell table:style-name="ce2" office:value-type="string" calcext:value-type="string">
            <text:p>log</text:p>
          </table:table-cell>
          <table:table-cell table:style-name="ce2" table:formula="of:=[.D3]" office:value-type="float" office:value="0.9162907319" calcext:value-type="float">
            <text:p>0.9162907319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ecoming exposed when people are careful not to get exposed</text:p>
          </table:table-cell>
          <table:table-cell table:style-name="ce2" office:value-type="string" calcext:value-type="string">
            <text:p>%</text:p>
          </table:table-cell>
          <table:table-cell table:style-name="ce2" table:number-columns-repeated="22"/>
          <table:table-cell table:number-columns-repeated="34"/>
        </table:table-row>
        <table:table-row table:style-name="ro1">
          <table:table-cell table:style-name="ce1" office:value-type="string" calcext:value-type="string">
            <text:p>P8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linear</text:p>
          </table:table-cell>
          <table:table-cell table:style-name="ce3" table:formula="of:=908/(0.0025*[$Constant.$C$4])" office:value-type="float" office:value="0.1527924374" calcext:value-type="float">
            <text:p>0.1527924374</text:p>
          </table:table-cell>
          <table:table-cell table:style-name="ce2" office:value-type="string" calcext:value-type="string">
            <text:p>1/d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oing to hospital wheninfectious</text:p>
          </table:table-cell>
          <table:table-cell table:style-name="ce2" office:value-type="string" calcext:value-type="string">
            <text:p>%</text:p>
          </table:table-cell>
          <table:table-cell table:style-name="ce3" table:number-columns-repeated="22"/>
          <table:table-cell table:number-columns-repeated="34"/>
        </table:table-row>
        <table:table-row table:style-name="ro1" table:number-rows-repeated="989">
          <table:table-cell table:style-name="ce1"/>
          <table:table-cell table:style-name="ce3" table:number-columns-repeated="29"/>
          <table:table-cell table:number-columns-repeated="3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put" table:style-name="ta6"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6" office:value-type="string" calcext:value-type="string">
            <text:p>!!SBtab</text:p>
          </table:table-cell>
          <table:table-cell table:style-name="ce7" office:value-type="string" calcext:value-type="string">
            <text:p>Document='covid19' TableName='Input' TableTitle='The model has conservation laws that were automatically determined, these are the conserved constants' TableType='Quantity'</text:p>
          </table:table-cell>
          <table:table-cell table:style-name="ce7" table:number-columns-repeated="24"/>
          <table:table-cell table:number-columns-repeated="38"/>
        </table:table-row>
        <table:table-row table:style-name="ro1">
          <table:table-cell table:style-name="ce6" office:value-type="string" calcext:value-type="string">
            <text:p>!ID</text:p>
          </table:table-cell>
          <table:table-cell table:style-name="ce7" office:value-type="string" calcext:value-type="string">
            <text:p>!Name</text:p>
          </table:table-cell>
          <table:table-cell table:style-name="ce7" office:value-type="string" calcext:value-type="string">
            <text:p>!DefaultValue</text:p>
          </table:table-cell>
          <table:table-cell table:style-name="ce7" office:value-type="string" calcext:value-type="string">
            <text:p>!Unit</text:p>
          </table:table-cell>
          <table:table-cell table:style-name="ce7" office:value-type="string" calcext:value-type="string">
            <text:p>!ConservationLaw</text:p>
          </table:table-cell>
          <table:table-cell table:style-name="ce7" office:value-type="string" calcext:value-type="string">
            <text:p>!Comment</text:p>
          </table:table-cell>
          <table:table-cell table:style-name="ce7" office:value-type="string" calcext:value-type="string">
            <text:p>%Explanation</text:p>
          </table:table-cell>
          <table:table-cell table:style-name="ce7" table:number-columns-repeated="19"/>
          <table:table-cell table:number-columns-repeated="38"/>
        </table:table-row>
        <table:table-row table:style-name="ro1">
          <table:table-cell table:style-name="ce6" office:value-type="string" calcext:value-type="string">
            <text:p>U0</text:p>
          </table:table-cell>
          <table:table-cell table:style-name="ce7" office:value-type="string" calcext:value-type="string">
            <text:p>distancing_o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ocial distancing on (1) or off (0)</text:p>
          </table:table-cell>
          <table:table-cell table:style-name="ce7" office:value-type="string" calcext:value-type="string">
            <text:p>% <text:s/>a switch that can be flipped mid-simulation</text:p>
          </table:table-cell>
          <table:table-cell table:style-name="ce7" table:number-columns-repeated="19"/>
          <table:table-cell table:number-columns-repeated="38"/>
        </table:table-row>
        <table:table-row table:style-name="ro1">
          <table:table-cell table:style-name="ce6" office:value-type="string" calcext:value-type="string">
            <text:p>CLU1</text:p>
          </table:table-cell>
          <table:table-cell table:style-name="ce7" office:value-type="string" calcext:value-type="string">
            <text:p>Susceptible_ConservedConst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usceptible_ConservedConst = Susceptible+1*Exposed+1*Infectious+1*Krit+1*Recovered+1*Dead</text:p>
          </table:table-cell>
          <table:table-cell table:style-name="ce7" office:value-type="string" calcext:value-type="string">
            <text:p>% This is a constant that is used to calculate the Suscpetible population, not th epopulation itself</text:p>
          </table:table-cell>
          <table:table-cell table:style-name="ce7" table:number-columns-repeated="19"/>
          <table:table-cell table:number-columns-repeated="38"/>
        </table:table-row>
        <table:table-row table:style-name="ro1" table:number-rows-repeated="996">
          <table:table-cell table:style-name="ce11"/>
          <table:table-cell table:number-columns-repeated="63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utput" table:style-name="ta7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number-columns-repeated="20" table:default-cell-style-name="Default"/>
        <table:table-column table:style-name="co7" table:number-columns-repeated="36" table:default-cell-style-name="Default"/>
        <table:table-row table:style-name="ro1">
          <table:table-cell table:style-name="ce6" office:value-type="string" calcext:value-type="string">
            <text:p>!!SBtab</text:p>
          </table:table-cell>
          <table:table-cell table:style-name="ce7" office:value-type="string" calcext:value-type="string">
            <text:p>Document='covid19' TableName='Output' TableTitle='Automatically determined conservation laws remove state variables, these outputs make them observable' TableType='Quantity'</text:p>
          </table:table-cell>
          <table:table-cell table:style-name="ce7" table:number-columns-repeated="26"/>
          <table:table-cell table:number-columns-repeated="36"/>
        </table:table-row>
        <table:table-row table:style-name="ro1">
          <table:table-cell table:style-name="ce6" office:value-type="string" calcext:value-type="string">
            <text:p>!ID</text:p>
          </table:table-cell>
          <table:table-cell table:style-name="ce7" office:value-type="string" calcext:value-type="string">
            <text:p>!Name</text:p>
          </table:table-cell>
          <table:table-cell table:style-name="ce7" office:value-type="string" calcext:value-type="string">
            <text:p>!Comment</text:p>
          </table:table-cell>
          <table:table-cell table:style-name="ce7" office:value-type="string" calcext:value-type="string">
            <text:p>!ErrorName</text:p>
          </table:table-cell>
          <table:table-cell table:style-name="ce7" office:value-type="string" calcext:value-type="string">
            <text:p>!ErrorType</text:p>
          </table:table-cell>
          <table:table-cell table:style-name="ce7" office:value-type="string" calcext:value-type="string">
            <text:p>!Unit</text:p>
          </table:table-cell>
          <table:table-cell table:style-name="ce7" office:value-type="string" calcext:value-type="string">
            <text:p>!ProbDist</text:p>
          </table:table-cell>
          <table:table-cell table:style-name="ce7" office:value-type="string" calcext:value-type="string">
            <text:p>!Formula</text:p>
          </table:table-cell>
          <table:table-cell table:style-name="ce7" office:value-type="string" calcext:value-type="string">
            <text:p>!Comment</text:p>
          </table:table-cell>
          <table:table-cell table:style-name="ce7" table:number-columns-repeated="19"/>
          <table:table-cell table:number-columns-repeated="36"/>
        </table:table-row>
        <table:table-row table:style-name="ro1">
          <table:table-cell table:style-name="ce6" office:value-type="string" calcext:value-type="string">
            <text:p>YCL1</text:p>
          </table:table-cell>
          <table:table-cell table:style-name="ce7" office:value-type="string" calcext:value-type="string">
            <text:p>Susceptible_mon</text:p>
          </table:table-cell>
          <table:table-cell table:style-name="ce7" office:value-type="string" calcext:value-type="string">
            <text:p>monitors implicit state</text:p>
          </table:table-cell>
          <table:table-cell table:style-name="ce7" table:formula="of:=&quot;SD&quot; &amp; [.A3]" office:value-type="string" office:string-value="SDYCL1" calcext:value-type="string">
            <text:p>SDYCL1</text:p>
          </table:table-cell>
          <table:table-cell table:style-name="ce7" office:value-type="string" calcext:value-type="string">
            <text:p>not applicabl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Susceptible</text:p>
          </table:table-cell>
          <table:table-cell table:style-name="ce7" table:number-columns-repeated="20"/>
          <table:table-cell table:number-columns-repeated="36"/>
        </table:table-row>
        <table:table-row table:style-name="ro1">
          <table:table-cell table:style-name="ce6" office:value-type="string" calcext:value-type="string">
            <text:p>INFCT</text:p>
          </table:table-cell>
          <table:table-cell table:style-name="ce7" office:value-type="string" calcext:value-type="string">
            <text:p>Infectious_underestimate</text:p>
          </table:table-cell>
          <table:table-cell table:style-name="ce7"/>
          <table:table-cell table:style-name="ce7" table:formula="of:=&quot;SD&quot; &amp; [.A4]" office:value-type="string" office:string-value="SDINFCT" calcext:value-type="string">
            <text:p>SDINFCT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Infectious</text:p>
          </table:table-cell>
          <table:table-cell table:style-name="ce7" table:number-columns-repeated="20"/>
          <table:table-cell table:number-columns-repeated="36"/>
        </table:table-row>
        <table:table-row table:style-name="ro1">
          <table:table-cell table:style-name="ce6" office:value-type="string" calcext:value-type="string">
            <text:p>REC</text:p>
          </table:table-cell>
          <table:table-cell table:style-name="ce7" office:value-type="string" calcext:value-type="string">
            <text:p>Recovered_underestimate</text:p>
          </table:table-cell>
          <table:table-cell table:style-name="ce7"/>
          <table:table-cell table:style-name="ce7" table:formula="of:=&quot;SD&quot; &amp; [.A5]" office:value-type="string" office:string-value="SDREC" calcext:value-type="string">
            <text:p>SDREC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Recovered</text:p>
          </table:table-cell>
          <table:table-cell table:style-name="ce7" table:number-columns-repeated="20"/>
          <table:table-cell table:number-columns-repeated="36"/>
        </table:table-row>
        <table:table-row table:style-name="ro1">
          <table:table-cell table:style-name="ce6" office:value-type="string" calcext:value-type="string">
            <text:p>DEAD</text:p>
          </table:table-cell>
          <table:table-cell table:style-name="ce7" office:value-type="string" calcext:value-type="string">
            <text:p>Deaths_recorded</text:p>
          </table:table-cell>
          <table:table-cell table:style-name="ce7"/>
          <table:table-cell table:style-name="ce7" table:formula="of:=&quot;SD&quot; &amp; [.A6]" office:value-type="string" office:string-value="SDDEAD" calcext:value-type="string">
            <text:p>SDDEAD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Dead</text:p>
          </table:table-cell>
          <table:table-cell table:style-name="ce7" table:number-columns-repeated="20"/>
          <table:table-cell table:number-columns-repeated="36"/>
        </table:table-row>
        <table:table-row table:style-name="ro1">
          <table:table-cell table:style-name="ce6" office:value-type="string" calcext:value-type="string">
            <text:p>KRIT</text:p>
          </table:table-cell>
          <table:table-cell table:style-name="ce7" office:value-type="string" calcext:value-type="string">
            <text:p>Critically_sick</text:p>
          </table:table-cell>
          <table:table-cell table:style-name="ce7"/>
          <table:table-cell table:style-name="ce7" table:formula="of:=&quot;SD&quot; &amp; [.A7]" office:value-type="string" office:string-value="SDKRIT" calcext:value-type="string">
            <text:p>SDKRIT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Krit</text:p>
          </table:table-cell>
          <table:table-cell table:style-name="ce7" table:number-columns-repeated="20"/>
          <table:table-cell table:number-columns-repeated="36"/>
        </table:table-row>
        <table:table-row table:style-name="ro1">
          <table:table-cell table:style-name="ce6" office:value-type="string" calcext:value-type="string">
            <text:p>NEQ0</text:p>
          </table:table-cell>
          <table:table-cell table:style-name="ce7" office:value-type="string" calcext:value-type="string">
            <text:p>inequality_constraint_recovery</text:p>
          </table:table-cell>
          <table:table-cell table:style-name="ce7" office:value-type="string" calcext:value-type="string">
            <text:p>soft version of: l &gt; m</text:p>
          </table:table-cell>
          <table:table-cell table:style-name="ce7" table:formula="of:=&quot;SD&quot; &amp; [.A8]" office:value-type="string" office:string-value="SDNEQ0" calcext:value-type="string">
            <text:p>SDNEQ0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1./(1+exp(-(l-m)/0.2))</text:p>
          </table:table-cell>
          <table:table-cell table:style-name="ce7" office:value-type="string" calcext:value-type="string">
            <text:p>this is true if expr. equals to one, but fuzzy</text:p>
          </table:table-cell>
          <table:table-cell table:style-name="ce8" table:number-columns-repeated="19"/>
          <table:table-cell table:number-columns-repeated="36"/>
        </table:table-row>
        <table:table-row table:style-name="ro1">
          <table:table-cell table:style-name="ce6" office:value-type="string" calcext:value-type="string">
            <text:p>NEQ1</text:p>
          </table:table-cell>
          <table:table-cell table:style-name="ce7" office:value-type="string" calcext:value-type="string">
            <text:p>inequality_constraint_infection</text:p>
          </table:table-cell>
          <table:table-cell table:style-name="ce7" office:value-type="string" calcext:value-type="string">
            <text:p>soft version of: r0 &gt; r0_dist</text:p>
          </table:table-cell>
          <table:table-cell table:style-name="ce7" table:formula="of:=&quot;SD&quot; &amp; [.A9]" office:value-type="string" office:string-value="SDNEQ1" calcext:value-type="string">
            <text:p>SDNEQ1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1./(1+exp(-(r0-r0_dist)/0.2))</text:p>
          </table:table-cell>
          <table:table-cell table:style-name="ce7" office:value-type="string" calcext:value-type="string">
            <text:p>so, 0.8 is quite true, but solutions that violate this are allowed</text:p>
          </table:table-cell>
          <table:table-cell table:style-name="ce8" table:number-columns-repeated="19"/>
          <table:table-cell table:number-columns-repeated="36"/>
        </table:table-row>
        <table:table-row table:style-name="ro1">
          <table:table-cell table:style-name="ce6" office:value-type="string" calcext:value-type="string">
            <text:p>HOSP</text:p>
          </table:table-cell>
          <table:table-cell table:style-name="ce7" office:value-type="string" calcext:value-type="string">
            <text:p>hospital_beds</text:p>
          </table:table-cell>
          <table:table-cell table:style-name="ce7" office:value-type="string" calcext:value-type="string">
            <text:p>people in hospitals</text:p>
          </table:table-cell>
          <table:table-cell table:style-name="ce7" office:value-type="string" calcext:value-type="string">
            <text:p>SDHOSP</text:p>
          </table:table-cell>
          <table:table-cell table:style-name="ce7" office:value-type="string" calcext:value-type="string">
            <text:p>standard devi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h*Infectious</text:p>
          </table:table-cell>
          <table:table-cell table:style-name="ce8" table:number-columns-repeated="20"/>
          <table:table-cell table:number-columns-repeated="36"/>
        </table:table-row>
        <table:table-row table:style-name="ro1" table:number-rows-repeated="990">
          <table:table-cell table:style-name="ce6"/>
          <table:table-cell table:style-name="ce8" table:number-columns-repeated="27"/>
          <table:table-cell table:number-columns-repeated="36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periments" table:style-name="ta8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5" table:number-columns-repeated="19" table:default-cell-style-name="Default"/>
        <table:table-column table:style-name="co6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Experiments' TableType='QuantityMatrix' TableTitle='rates'</text:p>
          </table:table-cell>
          <table:table-cell table:style-name="ce2" table:number-columns-repeated="23"/>
          <table:table-cell table:style-name="ce3"/>
          <table:table-cell table:number-columns-repeated="38"/>
        </table:table-row>
        <table:table-row table:style-name="ro1">
          <table:table-cell table:style-name="ce1" office:value-type="string" calcext:value-type="string">
            <text:p>!ID</text:p>
          </table:table-cell>
          <table:table-cell table:style-name="ce2" office:value-type="string" calcext:value-type="string">
            <text:p>!Name</text:p>
          </table:table-cell>
          <table:table-cell table:style-name="ce2" office:value-type="string" calcext:value-type="string">
            <text:p>!Type</text:p>
          </table:table-cell>
          <table:table-cell table:style-name="ce2" office:value-type="string" calcext:value-type="string">
            <text:p>!Event</text:p>
          </table:table-cell>
          <table:table-cell table:style-name="ce2" office:value-type="string" calcext:value-type="string">
            <text:p>!Reference</text:p>
          </table:table-cell>
          <table:table-cell table:style-name="ce2" office:value-type="string" calcext:value-type="string">
            <text:p>!Comment</text:p>
          </table:table-cell>
          <table:table-cell table:style-name="ce2" table:number-columns-repeated="19"/>
          <table:table-cell table:style-name="ce3"/>
          <table:table-cell table:number-columns-repeated="38"/>
        </table:table-row>
        <table:table-row table:style-name="ro1">
          <table:table-cell table:style-name="ce20" office:value-type="string" calcext:value-type="string">
            <text:p>%E0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Time Series</text:p>
          </table:table-cell>
          <table:table-cell table:style-name="ce2" office:value-type="string" calcext:value-type="string">
            <text:p>Distancing</text:p>
          </table:table-cell>
          <table:table-cell table:style-name="ce2" office:value-type="string" calcext:value-type="string">
            <text:p>https://en.wikipedia.org/wiki/2020_coronavirus_pandemic_in_Sweden</text:p>
          </table:table-cell>
          <table:table-cell table:style-name="ce2" office:value-type="string" calcext:value-type="string">
            <text:p>The '%' symbol comments out things for sampling purposes</text:p>
          </table:table-cell>
          <table:table-cell table:style-name="ce2" table:number-columns-repeated="19"/>
          <table:table-cell table:style-name="ce3"/>
          <table:table-cell table:number-columns-repeated="38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2" office:value-type="string" calcext:value-type="string">
            <text:p>Stockholm</text:p>
          </table:table-cell>
          <table:table-cell table:style-name="ce2" office:value-type="string" calcext:value-type="string">
            <text:p>Time Series</text:p>
          </table:table-cell>
          <table:table-cell table:style-name="ce2" office:value-type="string" calcext:value-type="string">
            <text:p>Distancing</text:p>
          </table:table-cell>
          <table:table-cell table:style-name="ce21" office:value-type="string" calcext:value-type="string">
            <text:p><text:a xlink:href="http://c19.se/" xlink:type="simple">c19.se</text:a></text:p>
          </table:table-cell>
          <table:table-cell table:style-name="ce3" table:number-columns-repeated="21"/>
          <table:table-cell table:number-columns-repeated="38"/>
        </table:table-row>
        <table:table-row table:style-name="ro1" table:number-rows-repeated="996">
          <table:table-cell table:style-name="ce1"/>
          <table:table-cell table:style-name="ce3" table:number-columns-repeated="25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ockholm" table:style-name="ta9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3" table:default-cell-style-name="Default"/>
        <table:table-column table:style-name="co36" table:number-columns-repeated="3" table:default-cell-style-name="Default"/>
        <table:table-column table:style-name="co13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" table:number-columns-repeated="20" table:default-cell-style-name="Default"/>
        <table:table-column table:style-name="co7" table:number-columns-repeated="23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Stockholm' TableType='QuantityMatrix' TableTitle='taken from folkhälsomyndigheten 2020-04-18'</text:p>
          </table:table-cell>
          <table:table-cell table:style-name="ce23"/>
          <table:table-cell table:style-name="ce26"/>
          <table:table-cell table:style-name="ce29"/>
          <table:table-cell table:style-name="ce31"/>
          <table:table-cell table:style-name="ce29"/>
          <table:table-cell table:style-name="ce31"/>
          <table:table-cell table:style-name="ce23"/>
          <table:table-cell table:style-name="ce37"/>
          <table:table-cell table:style-name="ce2"/>
          <table:table-cell table:style-name="ce26"/>
          <table:table-cell table:style-name="ce2"/>
          <table:table-cell table:style-name="ce26"/>
          <table:table-cell table:style-name="ce2" table:number-columns-repeated="27"/>
          <table:table-cell table:number-columns-repeated="23"/>
        </table:table-row>
        <table:table-row table:style-name="ro1">
          <table:table-cell table:style-name="ce1" office:value-type="string" calcext:value-type="string">
            <text:p>!TimePoint</text:p>
          </table:table-cell>
          <table:table-cell table:style-name="ce2" office:value-type="string" calcext:value-type="string">
            <text:p>!Time</text:p>
          </table:table-cell>
          <table:table-cell table:style-name="ce23" office:value-type="string" calcext:value-type="string">
            <text:p>&gt;INFCT</text:p>
          </table:table-cell>
          <table:table-cell table:style-name="ce26" office:value-type="string" calcext:value-type="string">
            <text:p>SDINFCT</text:p>
          </table:table-cell>
          <table:table-cell table:style-name="ce29" office:value-type="string" calcext:value-type="string">
            <text:p>&gt;HOSP</text:p>
          </table:table-cell>
          <table:table-cell table:style-name="ce31" office:value-type="string" calcext:value-type="string">
            <text:p>SDHOSP</text:p>
          </table:table-cell>
          <table:table-cell table:style-name="ce29" office:value-type="string" calcext:value-type="string">
            <text:p>&gt;DEAD</text:p>
          </table:table-cell>
          <table:table-cell table:style-name="ce31" office:value-type="string" calcext:value-type="string">
            <text:p>SDDEAD</text:p>
          </table:table-cell>
          <table:table-cell table:style-name="ce23" office:value-type="string" calcext:value-type="string">
            <text:p>&gt;KRIT</text:p>
          </table:table-cell>
          <table:table-cell table:style-name="ce37" office:value-type="string" calcext:value-type="string">
            <text:p>SDKRIT</text:p>
          </table:table-cell>
          <table:table-cell table:style-name="ce2" office:value-type="string" calcext:value-type="string">
            <text:p>&gt;NEQ0</text:p>
          </table:table-cell>
          <table:table-cell table:style-name="ce26" office:value-type="string" calcext:value-type="string">
            <text:p>SDNEQ0</text:p>
          </table:table-cell>
          <table:table-cell table:style-name="ce2" office:value-type="string" calcext:value-type="string">
            <text:p>&gt;NEQ1</text:p>
          </table:table-cell>
          <table:table-cell table:style-name="ce26" office:value-type="string" calcext:value-type="string">
            <text:p>SDNEQ1</text:p>
          </table:table-cell>
          <table:table-cell table:style-name="ce2" office:value-type="string" calcext:value-type="string">
            <text:p>%</text:p>
          </table:table-cell>
          <table:table-cell table:style-name="ce40" office:value-type="string" calcext:value-type="string">
            <text:p>Dag</text:p>
          </table:table-cell>
          <table:table-cell table:style-name="ce40" office:value-type="string" calcext:value-type="string">
            <text:p>Fall</text:p>
          </table:table-cell>
          <table:table-cell table:style-name="ce40" office:value-type="string" calcext:value-type="string">
            <text:p>Fall idag</text:p>
          </table:table-cell>
          <table:table-cell table:style-name="ce40" office:value-type="string" calcext:value-type="string">
            <text:p>Döda</text:p>
          </table:table-cell>
          <table:table-cell table:style-name="ce40" office:value-type="string" calcext:value-type="string">
            <text:p>Döda idag</text:p>
          </table:table-cell>
          <table:table-cell table:style-name="ce2" office:value-type="string" calcext:value-type="string">
            <text:p>iva</text:p>
          </table:table-cell>
          <table:table-cell table:style-name="ce2" office:value-type="string" calcext:value-type="string">
            <text:p>på sjukhus</text:p>
          </table:table-cell>
          <table:table-cell table:style-name="ce2" table:number-columns-repeated="19"/>
          <table:table-cell table:number-columns-repeated="23"/>
        </table:table-row>
        <table:table-row table:style-name="ro1">
          <table:table-cell table:style-name="ce22" office:value-type="date" office:date-value="2020-01-31" calcext:value-type="date">
            <text:p>2020-01-31</text:p>
          </table:table-cell>
          <table:table-cell table:style-name="ce2" table:formula="of:=DAYS([.A3];[.$A$3])" office:value-type="float" office:value="0" calcext:value-type="float">
            <text:p>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2-26" calcext:value-type="date">
            <text:p>2020-02-26</text:p>
          </table:table-cell>
          <table:table-cell table:style-name="ce2" table:formula="of:=DAYS([.A4];[.$A$3])" office:value-type="float" office:value="26" calcext:value-type="float">
            <text:p>26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2-27" calcext:value-type="date">
            <text:p>2020-02-27</text:p>
          </table:table-cell>
          <table:table-cell table:style-name="ce2" table:formula="of:=DAYS([.A5];[.$A$3])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2-28" calcext:value-type="date">
            <text:p>2020-02-28</text:p>
          </table:table-cell>
          <table:table-cell table:style-name="ce2" table:formula="of:=DAYS([.A6];[.$A$3])" office:value-type="float" office:value="28" calcext:value-type="float">
            <text:p>28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2-29" calcext:value-type="date">
            <text:p>2020-02-29</text:p>
          </table:table-cell>
          <table:table-cell table:style-name="ce2" table:formula="of:=DAYS([.A7];[.$A$3])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01" calcext:value-type="date">
            <text:p>2020-03-01</text:p>
          </table:table-cell>
          <table:table-cell table:style-name="ce2" table:formula="of:=DAYS([.A8];[.$A$3])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02" calcext:value-type="date">
            <text:p>2020-03-02</text:p>
          </table:table-cell>
          <table:table-cell table:style-name="ce2" table:formula="of:=DAYS([.A9];[.$A$3])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03" calcext:value-type="date">
            <text:p>2020-03-03</text:p>
          </table:table-cell>
          <table:table-cell table:style-name="ce2" table:formula="of:=DAYS([.A10];[.$A$3])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04" calcext:value-type="date">
            <text:p>2020-03-04</text:p>
          </table:table-cell>
          <table:table-cell table:style-name="ce2" table:formula="of:=DAYS([.A11];[.$A$3])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05" calcext:value-type="date">
            <text:p>2020-03-05</text:p>
          </table:table-cell>
          <table:table-cell table:style-name="ce2" table:formula="of:=DAYS([.A12];[.$A$3])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06" calcext:value-type="date">
            <text:p>2020-03-06</text:p>
          </table:table-cell>
          <table:table-cell table:style-name="ce2" table:formula="of:=DAYS([.A13];[.$A$3])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07" calcext:value-type="date">
            <text:p>2020-03-07</text:p>
          </table:table-cell>
          <table:table-cell table:style-name="ce2" table:formula="of:=DAYS([.A14];[.$A$3])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08" calcext:value-type="date">
            <text:p>2020-03-08</text:p>
          </table:table-cell>
          <table:table-cell table:style-name="ce2" table:formula="of:=DAYS([.A15];[.$A$3])" office:value-type="float" office:value="37" calcext:value-type="float">
            <text:p>37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09" calcext:value-type="date">
            <text:p>2020-03-09</text:p>
          </table:table-cell>
          <table:table-cell table:style-name="ce2" table:formula="of:=DAYS([.A16];[.$A$3])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10" calcext:value-type="date">
            <text:p>2020-03-10</text:p>
          </table:table-cell>
          <table:table-cell table:style-name="ce2" table:formula="of:=DAYS([.A17];[.$A$3])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3-11" calcext:value-type="date">
            <text:p>2020-03-11</text:p>
          </table:table-cell>
          <table:table-cell table:style-name="ce2" table:formula="of:=DAYS([.A18];[.$A$3])" office:value-type="float" office:value="40" calcext:value-type="float">
            <text:p>4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12" calcext:value-type="date">
            <text:p>2020-03-12</text:p>
          </table:table-cell>
          <table:table-cell table:style-name="ce2" table:formula="of:=DAYS([.A19];[.$A$3])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13" calcext:value-type="date">
            <text:p>2020-03-13</text:p>
          </table:table-cell>
          <table:table-cell table:style-name="ce2" table:formula="of:=DAYS([.A20];[.$A$3])" office:value-type="float" office:value="42" calcext:value-type="float">
            <text:p>42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14" calcext:value-type="date">
            <text:p>2020-03-14</text:p>
          </table:table-cell>
          <table:table-cell table:style-name="ce2" table:formula="of:=DAYS([.A21];[.$A$3])" office:value-type="float" office:value="43" calcext:value-type="float">
            <text:p>43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15" calcext:value-type="date">
            <text:p>2020-03-15</text:p>
          </table:table-cell>
          <table:table-cell table:style-name="ce2" table:formula="of:=DAYS([.A22];[.$A$3])" office:value-type="float" office:value="44" calcext:value-type="float">
            <text:p>44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16" calcext:value-type="date">
            <text:p>2020-03-16</text:p>
          </table:table-cell>
          <table:table-cell table:style-name="ce2" table:formula="of:=DAYS([.A23];[.$A$3])" office:value-type="float" office:value="45" calcext:value-type="float">
            <text:p>45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17" calcext:value-type="date">
            <text:p>2020-03-17</text:p>
          </table:table-cell>
          <table:table-cell table:style-name="ce2" table:formula="of:=DAYS([.A24];[.$A$3])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9" office:value-type="float" office:value="0" calcext:value-type="float">
            <text:p>0.000E+00</text:p>
          </table:table-cell>
          <table:table-cell table:style-name="ce31" office:value-type="string" calcext:value-type="string">
            <text:p>inf</text:p>
          </table:table-cell>
          <table:table-cell table:style-name="ce35" office:value-type="float" office:value="0" calcext:value-type="float">
            <text:p>0.000E+00</text:p>
          </table:table-cell>
          <table:table-cell table:style-name="ce38" office:value-type="string" calcext:value-type="string">
            <text:p>inf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  <table:table-cell table:style-name="ce2"/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18" calcext:value-type="date">
            <text:p>2020-03-18</text:p>
          </table:table-cell>
          <table:table-cell table:style-name="ce2" table:formula="of:=DAYS([.A25];[.$A$3])" office:value-type="float" office:value="47" calcext:value-type="float">
            <text:p>47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3" table:formula="of:=[.S25]/[$Constant.$C$4]" office:value-type="float" office:value="0.000002103420119" calcext:value-type="float">
            <text:p>2.103E-06</text:p>
          </table:table-cell>
          <table:table-cell table:style-name="ce34" table:formula="of:=[.G25]*0.05+MAX([.$G$25:.$G$56])*0.03" office:value-type="float" office:value="0.00001142577808795" calcext:value-type="float">
            <text:p>1.143E-05</text:p>
          </table:table-cell>
          <table:table-cell table:style-name="ce36" table:formula="of:=[.U25]/[$Constant.$C$4]" office:value-type="float" office:value="0.000004627524262" calcext:value-type="float">
            <text:p>4.628E-06</text:p>
          </table:table-cell>
          <table:table-cell table:style-name="ce39" table:formula="of:=[.I25]*0.05+MAX([.$I$25:.$I$56])*0.03" office:value-type="float" office:value="0.000003058372853" calcext:value-type="float">
            <text:p>3.05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18" calcext:value-type="date">
            <text:p>Mar 18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58" calcext:value-type="float">
            <text:p>58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22"/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19" calcext:value-type="date">
            <text:p>2020-03-19</text:p>
          </table:table-cell>
          <table:table-cell table:style-name="ce2" table:formula="of:=DAYS([.A26];[.$A$3])" office:value-type="float" office:value="48" calcext:value-type="float">
            <text:p>48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26]/[$Constant.$C$4]" office:value-type="float" office:value="0.0000424890864" calcext:value-type="float">
            <text:p>4.249E-05</text:p>
          </table:table-cell>
          <table:table-cell table:style-name="ce32" table:formula="of:=[.E26]*0.05+MAX([.$E$26:.$E$56])" office:value-type="float" office:value="0.00046824235272" calcext:value-type="float">
            <text:p>4.682E-04</text:p>
          </table:table-cell>
          <table:table-cell table:style-name="ce33" table:formula="of:=[.S26]/[$Constant.$C$4]" office:value-type="float" office:value="0.000002103420119" calcext:value-type="float">
            <text:p>2.103E-06</text:p>
          </table:table-cell>
          <table:table-cell table:style-name="ce34" table:formula="of:=[.G26]*0.05+MAX([.$G$25:.$G$56])*0.03" office:value-type="float" office:value="0.00001142577808795" calcext:value-type="float">
            <text:p>1.143E-05</text:p>
          </table:table-cell>
          <table:table-cell table:style-name="ce36" table:formula="of:=[.U26]/[$Constant.$C$4]" office:value-type="float" office:value="0.000007151628405" calcext:value-type="float">
            <text:p>7.152E-06</text:p>
          </table:table-cell>
          <table:table-cell table:style-name="ce39" table:formula="of:=[.I26]*0.05+MAX([.$I$25:.$I$56])*0.03" office:value-type="float" office:value="0.00000318457806015" calcext:value-type="float">
            <text:p>3.18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19" calcext:value-type="date">
            <text:p>Mar 19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66" calcext:value-type="float">
            <text:p>66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17" calcext:value-type="float">
            <text:p>17</text:p>
          </table:table-cell>
          <table:table-cell table:style-name="ce47" office:value-type="float" office:value="101" calcext:value-type="float">
            <text:p>101</text:p>
          </table:table-cell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0" calcext:value-type="date">
            <text:p>2020-03-20</text:p>
          </table:table-cell>
          <table:table-cell table:style-name="ce2" table:formula="of:=DAYS([.A27];[.$A$3])" office:value-type="float" office:value="49" calcext:value-type="float">
            <text:p>49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27]/[$Constant.$C$4]" office:value-type="float" office:value="0.00005847507931" calcext:value-type="float">
            <text:p>5.848E-05</text:p>
          </table:table-cell>
          <table:table-cell table:style-name="ce32" table:formula="of:=[.E27]*0.05+MAX([.$E$26:.$E$56])" office:value-type="float" office:value="0.0004690416523655" calcext:value-type="float">
            <text:p>4.690E-04</text:p>
          </table:table-cell>
          <table:table-cell table:style-name="ce33" table:formula="of:=[.S27]/[$Constant.$C$4]" office:value-type="float" office:value="0.00000336547219" calcext:value-type="float">
            <text:p>3.365E-06</text:p>
          </table:table-cell>
          <table:table-cell table:style-name="ce34" table:formula="of:=[.G27]*0.05+MAX([.$G$25:.$G$56])*0.03" office:value-type="float" office:value="0.0000114888806915" calcext:value-type="float">
            <text:p>1.149E-05</text:p>
          </table:table-cell>
          <table:table-cell table:style-name="ce36" table:formula="of:=[.U27]/[$Constant.$C$4]" office:value-type="float" office:value="0.000008413680476" calcext:value-type="float">
            <text:p>8.414E-06</text:p>
          </table:table-cell>
          <table:table-cell table:style-name="ce39" table:formula="of:=[.I27]*0.05+MAX([.$I$25:.$I$56])*0.03" office:value-type="float" office:value="0.0000032476806637" calcext:value-type="float">
            <text:p>3.24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0" calcext:value-type="date">
            <text:p>Mar 20</text:p>
          </table:table-cell>
          <table:table-cell table:style-name="ce43" office:value-type="float" office:value="651" calcext:value-type="float">
            <text:p>651</text:p>
          </table:table-cell>
          <table:table-cell table:style-name="ce43" office:value-type="float" office:value="84" calcext:value-type="float">
            <text:p>84</text:p>
          </table:table-cell>
          <table:table-cell table:style-name="ce44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float" office:value="20" calcext:value-type="float">
            <text:p>20</text:p>
          </table:table-cell>
          <table:table-cell table:style-name="ce47" office:value-type="float" office:value="139" calcext:value-type="float">
            <text:p>139</text:p>
          </table:table-cell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1" calcext:value-type="date">
            <text:p>2020-03-21</text:p>
          </table:table-cell>
          <table:table-cell table:style-name="ce2" table:formula="of:=DAYS([.A28];[.$A$3])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28]/[$Constant.$C$4]" office:value-type="float" office:value="0.00007614380831" calcext:value-type="float">
            <text:p>7.614E-05</text:p>
          </table:table-cell>
          <table:table-cell table:style-name="ce32" table:formula="of:=[.E28]*0.05+MAX([.$E$26:.$E$56])" office:value-type="float" office:value="0.0004699250888155" calcext:value-type="float">
            <text:p>4.699E-04</text:p>
          </table:table-cell>
          <table:table-cell table:style-name="ce33" table:formula="of:=[.S28]/[$Constant.$C$4]" office:value-type="float" office:value="0.000004206840238" calcext:value-type="float">
            <text:p>4.207E-06</text:p>
          </table:table-cell>
          <table:table-cell table:style-name="ce34" table:formula="of:=[.G28]*0.05+MAX([.$G$25:.$G$56])*0.03" office:value-type="float" office:value="0.0000115309490939" calcext:value-type="float">
            <text:p>1.153E-05</text:p>
          </table:table-cell>
          <table:table-cell table:style-name="ce36" table:formula="of:=[.U28]/[$Constant.$C$4]" office:value-type="float" office:value="0.000009675732548" calcext:value-type="float">
            <text:p>9.676E-06</text:p>
          </table:table-cell>
          <table:table-cell table:style-name="ce39" table:formula="of:=[.I28]*0.05+MAX([.$I$25:.$I$56])*0.03" office:value-type="float" office:value="0.0000033107832673" calcext:value-type="float">
            <text:p>3.31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1" calcext:value-type="date">
            <text:p>Mar 21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71" calcext:value-type="float">
            <text:p>71</text:p>
          </table:table-cell>
          <table:table-cell table:style-name="ce44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23" calcext:value-type="float">
            <text:p>23</text:p>
          </table:table-cell>
          <table:table-cell table:style-name="ce47" office:value-type="float" office:value="181" calcext:value-type="float">
            <text:p>181</text:p>
          </table:table-cell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2" calcext:value-type="date">
            <text:p>2020-03-22</text:p>
          </table:table-cell>
          <table:table-cell table:style-name="ce2" table:formula="of:=DAYS([.A29];[.$A$3])" office:value-type="float" office:value="51" calcext:value-type="float">
            <text:p>51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29]/[$Constant.$C$4]" office:value-type="float" office:value="0.00009086774914" calcext:value-type="float">
            <text:p>9.087E-05</text:p>
          </table:table-cell>
          <table:table-cell table:style-name="ce32" table:formula="of:=[.E29]*0.05+MAX([.$E$26:.$E$56])" office:value-type="float" office:value="0.000470661285857" calcext:value-type="float">
            <text:p>4.707E-04</text:p>
          </table:table-cell>
          <table:table-cell table:style-name="ce33" table:formula="of:=[.S29]/[$Constant.$C$4]" office:value-type="float" office:value="0.000004206840238" calcext:value-type="float">
            <text:p>4.207E-06</text:p>
          </table:table-cell>
          <table:table-cell table:style-name="ce34" table:formula="of:=[.G29]*0.05+MAX([.$G$25:.$G$56])*0.03" office:value-type="float" office:value="0.0000115309490939" calcext:value-type="float">
            <text:p>1.153E-05</text:p>
          </table:table-cell>
          <table:table-cell table:style-name="ce36" table:formula="of:=[.U29]/[$Constant.$C$4]" office:value-type="float" office:value="0.00001177915267" calcext:value-type="float">
            <text:p>1.178E-05</text:p>
          </table:table-cell>
          <table:table-cell table:style-name="ce39" table:formula="of:=[.I29]*0.05+MAX([.$I$25:.$I$56])*0.03" office:value-type="float" office:value="0.0000034159542734" calcext:value-type="float">
            <text:p>3.416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2" calcext:value-type="date">
            <text:p>Mar 22</text:p>
          </table:table-cell>
          <table:table-cell table:style-name="ce43" office:value-type="float" office:value="781" calcext:value-type="float">
            <text:p>781</text:p>
          </table:table-cell>
          <table:table-cell table:style-name="ce43" office:value-type="float" office:value="59" calcext:value-type="float">
            <text:p>59</text:p>
          </table:table-cell>
          <table:table-cell table:style-name="ce44" office:value-type="float" office:value="10" calcext:value-type="float">
            <text:p>1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float" office:value="28" calcext:value-type="float">
            <text:p>28</text:p>
          </table:table-cell>
          <table:table-cell table:style-name="ce47" office:value-type="float" office:value="216" calcext:value-type="float">
            <text:p>216</text:p>
          </table:table-cell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3" calcext:value-type="date">
            <text:p>2020-03-23</text:p>
          </table:table-cell>
          <table:table-cell table:style-name="ce2" table:formula="of:=DAYS([.A30];[.$A$3])" office:value-type="float" office:value="52" calcext:value-type="float">
            <text:p>52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0]/[$Constant.$C$4]" office:value-type="float" office:value="0.0001085364781" calcext:value-type="float">
            <text:p>1.085E-04</text:p>
          </table:table-cell>
          <table:table-cell table:style-name="ce32" table:formula="of:=[.E30]*0.05+MAX([.$E$26:.$E$56])" office:value-type="float" office:value="0.000471544722305" calcext:value-type="float">
            <text:p>4.715E-04</text:p>
          </table:table-cell>
          <table:table-cell table:style-name="ce33" table:formula="of:=[.S30]/[$Constant.$C$4]" office:value-type="float" office:value="0.000006730944381" calcext:value-type="float">
            <text:p>6.731E-06</text:p>
          </table:table-cell>
          <table:table-cell table:style-name="ce34" table:formula="of:=[.G30]*0.05+MAX([.$G$25:.$G$56])*0.03" office:value-type="float" office:value="0.00001165715430105" calcext:value-type="float">
            <text:p>1.166E-05</text:p>
          </table:table-cell>
          <table:table-cell table:style-name="ce36" table:formula="of:=[.U30]/[$Constant.$C$4]" office:value-type="float" office:value="0.00001977214912" calcext:value-type="float">
            <text:p>1.977E-05</text:p>
          </table:table-cell>
          <table:table-cell table:style-name="ce39" table:formula="of:=[.I30]*0.05+MAX([.$I$25:.$I$56])*0.03" office:value-type="float" office:value="0.0000038156040959" calcext:value-type="float">
            <text:p>3.816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3" calcext:value-type="date">
            <text:p>Mar 23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99" calcext:value-type="float">
            <text:p>99</text:p>
          </table:table-cell>
          <table:table-cell table:style-name="ce44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47" calcext:value-type="float">
            <text:p>47</text:p>
          </table:table-cell>
          <table:table-cell table:style-name="ce47" office:value-type="float" office:value="258" calcext:value-type="float">
            <text:p>258</text:p>
          </table:table-cell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4" calcext:value-type="date">
            <text:p>2020-03-24</text:p>
          </table:table-cell>
          <table:table-cell table:style-name="ce2" table:formula="of:=DAYS([.A31];[.$A$3])" office:value-type="float" office:value="53" calcext:value-type="float">
            <text:p>53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1]/[$Constant.$C$4]" office:value-type="float" office:value="0.0001194742628" calcext:value-type="float">
            <text:p>1.195E-04</text:p>
          </table:table-cell>
          <table:table-cell table:style-name="ce32" table:formula="of:=[.E31]*0.05+MAX([.$E$26:.$E$56])" office:value-type="float" office:value="0.00047209161154" calcext:value-type="float">
            <text:p>4.721E-04</text:p>
          </table:table-cell>
          <table:table-cell table:style-name="ce33" table:formula="of:=[.S31]/[$Constant.$C$4]" office:value-type="float" office:value="0.000007992996452" calcext:value-type="float">
            <text:p>7.993E-06</text:p>
          </table:table-cell>
          <table:table-cell table:style-name="ce34" table:formula="of:=[.G31]*0.05+MAX([.$G$25:.$G$56])*0.03" office:value-type="float" office:value="0.0000117202569046" calcext:value-type="float">
            <text:p>1.172E-05</text:p>
          </table:table-cell>
          <table:table-cell table:style-name="ce36" table:formula="of:=[.U31]/[$Constant.$C$4]" office:value-type="float" office:value="0.00002019283314" calcext:value-type="float">
            <text:p>2.019E-05</text:p>
          </table:table-cell>
          <table:table-cell table:style-name="ce39" table:formula="of:=[.I31]*0.05+MAX([.$I$25:.$I$56])*0.03" office:value-type="float" office:value="0.0000038366382969" calcext:value-type="float">
            <text:p>3.83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4" calcext:value-type="date">
            <text:p>Mar 24</text:p>
          </table:table-cell>
          <table:table-cell table:style-name="ce43" office:value-type="float" office:value="985" calcext:value-type="float">
            <text:p>985</text:p>
          </table:table-cell>
          <table:table-cell table:style-name="ce43" office:value-type="float" office:value="105" calcext:value-type="float">
            <text:p>105</text:p>
          </table:table-cell>
          <table:table-cell table:style-name="ce44" office:value-type="float" office:value="19" calcext:value-type="float">
            <text:p>19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float" office:value="48" calcext:value-type="float">
            <text:p>48</text:p>
          </table:table-cell>
          <table:table-cell table:style-name="ce47" office:value-type="float" office:value="284" calcext:value-type="float">
            <text:p>284</text:p>
          </table:table-cell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5" calcext:value-type="date">
            <text:p>2020-03-25</text:p>
          </table:table-cell>
          <table:table-cell table:style-name="ce2" table:formula="of:=DAYS([.A32];[.$A$3])" office:value-type="float" office:value="54" calcext:value-type="float">
            <text:p>54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2]/[$Constant.$C$4]" office:value-type="float" office:value="0.0001262052071" calcext:value-type="float">
            <text:p>1.262E-04</text:p>
          </table:table-cell>
          <table:table-cell table:style-name="ce32" table:formula="of:=[.E32]*0.05+MAX([.$E$26:.$E$56])" office:value-type="float" office:value="0.000472428158755" calcext:value-type="float">
            <text:p>4.724E-04</text:p>
          </table:table-cell>
          <table:table-cell table:style-name="ce33" table:formula="of:=[.S32]/[$Constant.$C$4]" office:value-type="float" office:value="0.00001556530888" calcext:value-type="float">
            <text:p>1.557E-05</text:p>
          </table:table-cell>
          <table:table-cell table:style-name="ce34" table:formula="of:=[.G32]*0.05+MAX([.$G$25:.$G$56])*0.03" office:value-type="float" office:value="0.000012098872526" calcext:value-type="float">
            <text:p>1.210E-05</text:p>
          </table:table-cell>
          <table:table-cell table:style-name="ce36" table:formula="of:=[.U32]/[$Constant.$C$4]" office:value-type="float" office:value="0.00002734446155" calcext:value-type="float">
            <text:p>2.734E-05</text:p>
          </table:table-cell>
          <table:table-cell table:style-name="ce39" table:formula="of:=[.I32]*0.05+MAX([.$I$25:.$I$56])*0.03" office:value-type="float" office:value="0.0000041942197174" calcext:value-type="float">
            <text:p>4.194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5" calcext:value-type="date">
            <text:p>Mar 25</text:p>
          </table:table-cell>
          <table:table-cell table:style-name="ce43" office:value-type="float" office:value="1139" calcext:value-type="float">
            <text:p>1139</text:p>
          </table:table-cell>
          <table:table-cell table:style-name="ce43" office:value-type="float" office:value="154" calcext:value-type="float">
            <text:p>154</text:p>
          </table:table-cell>
          <table:table-cell table:style-name="ce44" office:value-type="float" office:value="37" calcext:value-type="float">
            <text:p>37</text:p>
          </table:table-cell>
          <table:table-cell table:style-name="ce43" office:value-type="float" office:value="18" calcext:value-type="float">
            <text:p>18</text:p>
          </table:table-cell>
          <table:table-cell table:style-name="ce45" office:value-type="float" office:value="65" calcext:value-type="float">
            <text:p>65</text:p>
          </table:table-cell>
          <table:table-cell table:style-name="ce47" office:value-type="float" office:value="300" calcext:value-type="float">
            <text:p>300</text:p>
          </table:table-cell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6" calcext:value-type="date">
            <text:p>2020-03-26</text:p>
          </table:table-cell>
          <table:table-cell table:style-name="ce2" table:formula="of:=DAYS([.A33];[.$A$3])" office:value-type="float" office:value="55" calcext:value-type="float">
            <text:p>55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3]/[$Constant.$C$4]" office:value-type="float" office:value="0.0001691149776" calcext:value-type="float">
            <text:p>1.691E-04</text:p>
          </table:table-cell>
          <table:table-cell table:style-name="ce32" table:formula="of:=[.E33]*0.05+MAX([.$E$26:.$E$56])" office:value-type="float" office:value="0.00047457364728" calcext:value-type="float">
            <text:p>4.746E-04</text:p>
          </table:table-cell>
          <table:table-cell table:style-name="ce33" table:formula="of:=[.S33]/[$Constant.$C$4]" office:value-type="float" office:value="0.00001808941302" calcext:value-type="float">
            <text:p>1.809E-05</text:p>
          </table:table-cell>
          <table:table-cell table:style-name="ce34" table:formula="of:=[.G33]*0.05+MAX([.$G$25:.$G$56])*0.03" office:value-type="float" office:value="0.000012225077733" calcext:value-type="float">
            <text:p>1.223E-05</text:p>
          </table:table-cell>
          <table:table-cell table:style-name="ce36" table:formula="of:=[.U33]/[$Constant.$C$4]" office:value-type="float" office:value="0.00002902719764" calcext:value-type="float">
            <text:p>2.903E-05</text:p>
          </table:table-cell>
          <table:table-cell table:style-name="ce39" table:formula="of:=[.I33]*0.05+MAX([.$I$25:.$I$56])*0.03" office:value-type="float" office:value="0.0000042783565219" calcext:value-type="float">
            <text:p>4.27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6" calcext:value-type="date">
            <text:p>Mar 26</text:p>
          </table:table-cell>
          <table:table-cell table:style-name="ce43" office:value-type="float" office:value="1271" calcext:value-type="float">
            <text:p>1271</text:p>
          </table:table-cell>
          <table:table-cell table:style-name="ce43" office:value-type="float" office:value="132" calcext:value-type="float">
            <text:p>132</text:p>
          </table:table-cell>
          <table:table-cell table:style-name="ce44" office:value-type="float" office:value="43" calcext:value-type="float">
            <text:p>43</text:p>
          </table:table-cell>
          <table:table-cell table:style-name="ce43" office:value-type="float" office:value="6" calcext:value-type="float">
            <text:p>6</text:p>
          </table:table-cell>
          <table:table-cell table:style-name="ce45" office:value-type="float" office:value="69" calcext:value-type="float">
            <text:p>69</text:p>
          </table:table-cell>
          <table:table-cell table:style-name="ce47" office:value-type="float" office:value="402" calcext:value-type="float">
            <text:p>402</text:p>
          </table:table-cell>
          <table:table-cell table:style-name="ce1" table:number-columns-repeated="2"/>
          <table:table-cell table:style-name="ce2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7" calcext:value-type="date">
            <text:p>2020-03-27</text:p>
          </table:table-cell>
          <table:table-cell table:style-name="ce2" table:formula="of:=DAYS([.A34];[.$A$3])" office:value-type="float" office:value="56" calcext:value-type="float">
            <text:p>56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4]/[$Constant.$C$4]" office:value-type="float" office:value="0.0001893078107" calcext:value-type="float">
            <text:p>1.893E-04</text:p>
          </table:table-cell>
          <table:table-cell table:style-name="ce32" table:formula="of:=[.E34]*0.05+MAX([.$E$26:.$E$56])" office:value-type="float" office:value="0.000475583288935" calcext:value-type="float">
            <text:p>4.756E-04</text:p>
          </table:table-cell>
          <table:table-cell table:style-name="ce33" table:formula="of:=[.S34]/[$Constant.$C$4]" office:value-type="float" office:value="0.00002524104143" calcext:value-type="float">
            <text:p>2.524E-05</text:p>
          </table:table-cell>
          <table:table-cell table:style-name="ce34" table:formula="of:=[.G34]*0.05+MAX([.$G$25:.$G$56])*0.03" office:value-type="float" office:value="0.0000125826591535" calcext:value-type="float">
            <text:p>1.258E-05</text:p>
          </table:table-cell>
          <table:table-cell table:style-name="ce36" table:formula="of:=[.U34]/[$Constant.$C$4]" office:value-type="float" office:value="0.00003239266983" calcext:value-type="float">
            <text:p>3.239E-05</text:p>
          </table:table-cell>
          <table:table-cell table:style-name="ce39" table:formula="of:=[.I34]*0.05+MAX([.$I$25:.$I$56])*0.03" office:value-type="float" office:value="0.0000044466301314" calcext:value-type="float">
            <text:p>4.44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7" calcext:value-type="date">
            <text:p>Mar 27</text:p>
          </table:table-cell>
          <table:table-cell table:style-name="ce43" office:value-type="float" office:value="1447" calcext:value-type="float">
            <text:p>1447</text:p>
          </table:table-cell>
          <table:table-cell table:style-name="ce43" office:value-type="float" office:value="176" calcext:value-type="float">
            <text:p>176</text:p>
          </table:table-cell>
          <table:table-cell table:style-name="ce44" office:value-type="float" office:value="60" calcext:value-type="float">
            <text:p>60</text:p>
          </table:table-cell>
          <table:table-cell table:style-name="ce43" office:value-type="float" office:value="17" calcext:value-type="float">
            <text:p>17</text:p>
          </table:table-cell>
          <table:table-cell table:style-name="ce45" office:value-type="float" office:value="77" calcext:value-type="float">
            <text:p>77</text:p>
          </table:table-cell>
          <table:table-cell table:style-name="ce47" office:value-type="float" office:value="450" calcext:value-type="float">
            <text:p>450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8" calcext:value-type="date">
            <text:p>2020-03-28</text:p>
          </table:table-cell>
          <table:table-cell table:style-name="ce2" table:formula="of:=DAYS([.A35];[.$A$3])" office:value-type="float" office:value="57" calcext:value-type="float">
            <text:p>57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5]/[$Constant.$C$4]" office:value-type="float" office:value="0.0002082385918" calcext:value-type="float">
            <text:p>2.082E-04</text:p>
          </table:table-cell>
          <table:table-cell table:style-name="ce32" table:formula="of:=[.E35]*0.05+MAX([.$E$26:.$E$56])" office:value-type="float" office:value="0.00047652982799" calcext:value-type="float">
            <text:p>4.765E-04</text:p>
          </table:table-cell>
          <table:table-cell table:style-name="ce33" table:formula="of:=[.S35]/[$Constant.$C$4]" office:value-type="float" office:value="0.0000265030935" calcext:value-type="float">
            <text:p>2.650E-05</text:p>
          </table:table-cell>
          <table:table-cell table:style-name="ce34" table:formula="of:=[.G35]*0.05+MAX([.$G$25:.$G$56])*0.03" office:value-type="float" office:value="0.000012645761757" calcext:value-type="float">
            <text:p>1.265E-05</text:p>
          </table:table-cell>
          <table:table-cell table:style-name="ce36" table:formula="of:=[.U35]/[$Constant.$C$4]" office:value-type="float" office:value="0.00003575814202" calcext:value-type="float">
            <text:p>3.576E-05</text:p>
          </table:table-cell>
          <table:table-cell table:style-name="ce39" table:formula="of:=[.I35]*0.05+MAX([.$I$25:.$I$56])*0.03" office:value-type="float" office:value="0.0000046149037409" calcext:value-type="float">
            <text:p>4.61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8" calcext:value-type="date">
            <text:p>Mar 28</text:p>
          </table:table-cell>
          <table:table-cell table:style-name="ce43" office:value-type="float" office:value="1594" calcext:value-type="float">
            <text:p>1594</text:p>
          </table:table-cell>
          <table:table-cell table:style-name="ce43" office:value-type="float" office:value="147" calcext:value-type="float">
            <text:p>147</text:p>
          </table:table-cell>
          <table:table-cell table:style-name="ce44" office:value-type="float" office:value="63" calcext:value-type="float">
            <text:p>63</text:p>
          </table:table-cell>
          <table:table-cell table:style-name="ce43" office:value-type="float" office:value="3" calcext:value-type="float">
            <text:p>3</text:p>
          </table:table-cell>
          <table:table-cell table:style-name="ce45" office:value-type="float" office:value="85" calcext:value-type="float">
            <text:p>85</text:p>
          </table:table-cell>
          <table:table-cell table:style-name="ce47" office:value-type="float" office:value="495" calcext:value-type="float">
            <text:p>495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29" calcext:value-type="date">
            <text:p>2020-03-29</text:p>
          </table:table-cell>
          <table:table-cell table:style-name="ce2" table:formula="of:=DAYS([.A36];[.$A$3])" office:value-type="float" office:value="58" calcext:value-type="float">
            <text:p>58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6]/[$Constant.$C$4]" office:value-type="float" office:value="0.0002250659527" calcext:value-type="float">
            <text:p>2.251E-04</text:p>
          </table:table-cell>
          <table:table-cell table:style-name="ce32" table:formula="of:=[.E36]*0.05+MAX([.$E$26:.$E$56])" office:value-type="float" office:value="0.000477371196035" calcext:value-type="float">
            <text:p>4.774E-04</text:p>
          </table:table-cell>
          <table:table-cell table:style-name="ce33" table:formula="of:=[.S36]/[$Constant.$C$4]" office:value-type="float" office:value="0.00002860651362" calcext:value-type="float">
            <text:p>2.861E-05</text:p>
          </table:table-cell>
          <table:table-cell table:style-name="ce34" table:formula="of:=[.G36]*0.05+MAX([.$G$25:.$G$56])*0.03" office:value-type="float" office:value="0.000012750932763" calcext:value-type="float">
            <text:p>1.275E-05</text:p>
          </table:table-cell>
          <table:table-cell table:style-name="ce36" table:formula="of:=[.U36]/[$Constant.$C$4]" office:value-type="float" office:value="0.00003870293019" calcext:value-type="float">
            <text:p>3.870E-05</text:p>
          </table:table-cell>
          <table:table-cell table:style-name="ce39" table:formula="of:=[.I36]*0.05+MAX([.$I$25:.$I$56])*0.03" office:value-type="float" office:value="0.0000047621431494" calcext:value-type="float">
            <text:p>4.76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29" calcext:value-type="date">
            <text:p>Mar 29</text:p>
          </table:table-cell>
          <table:table-cell table:style-name="ce43" office:value-type="float" office:value="1744" calcext:value-type="float">
            <text:p>1744</text:p>
          </table:table-cell>
          <table:table-cell table:style-name="ce43" office:value-type="float" office:value="150" calcext:value-type="float">
            <text:p>150</text:p>
          </table:table-cell>
          <table:table-cell table:style-name="ce44" office:value-type="float" office:value="68" calcext:value-type="float">
            <text:p>68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92" calcext:value-type="float">
            <text:p>92</text:p>
          </table:table-cell>
          <table:table-cell table:style-name="ce47" office:value-type="float" office:value="535" calcext:value-type="float">
            <text:p>535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30" calcext:value-type="date">
            <text:p>2020-03-30</text:p>
          </table:table-cell>
          <table:table-cell table:style-name="ce2" table:formula="of:=DAYS([.A37];[.$A$3])" office:value-type="float" office:value="59" calcext:value-type="float">
            <text:p>59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7]/[$Constant.$C$4]" office:value-type="float" office:value="0.0002507276782" calcext:value-type="float">
            <text:p>2.507E-04</text:p>
          </table:table-cell>
          <table:table-cell table:style-name="ce32" table:formula="of:=[.E37]*0.05+MAX([.$E$26:.$E$56])" office:value-type="float" office:value="0.00047865428231" calcext:value-type="float">
            <text:p>4.787E-04</text:p>
          </table:table-cell>
          <table:table-cell table:style-name="ce33" table:formula="of:=[.S37]/[$Constant.$C$4]" office:value-type="float" office:value="0.00003744087812" calcext:value-type="float">
            <text:p>3.744E-05</text:p>
          </table:table-cell>
          <table:table-cell table:style-name="ce34" table:formula="of:=[.G37]*0.05+MAX([.$G$25:.$G$56])*0.03" office:value-type="float" office:value="0.000013192650988" calcext:value-type="float">
            <text:p>1.319E-05</text:p>
          </table:table-cell>
          <table:table-cell table:style-name="ce36" table:formula="of:=[.U37]/[$Constant.$C$4]" office:value-type="float" office:value="0.00004543387457" calcext:value-type="float">
            <text:p>4.543E-05</text:p>
          </table:table-cell>
          <table:table-cell table:style-name="ce39" table:formula="of:=[.I37]*0.05+MAX([.$I$25:.$I$56])*0.03" office:value-type="float" office:value="0.0000050986903684" calcext:value-type="float">
            <text:p>5.09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30" calcext:value-type="date">
            <text:p>Mar 30</text:p>
          </table:table-cell>
          <table:table-cell table:style-name="ce43" office:value-type="float" office:value="1915" calcext:value-type="float">
            <text:p>1915</text:p>
          </table:table-cell>
          <table:table-cell table:style-name="ce43" office:value-type="float" office:value="171" calcext:value-type="float">
            <text:p>171</text:p>
          </table:table-cell>
          <table:table-cell table:style-name="ce44" office:value-type="float" office:value="89" calcext:value-type="float">
            <text:p>89</text:p>
          </table:table-cell>
          <table:table-cell table:style-name="ce43" office:value-type="float" office:value="21" calcext:value-type="float">
            <text:p>21</text:p>
          </table:table-cell>
          <table:table-cell table:style-name="ce45" office:value-type="float" office:value="108" calcext:value-type="float">
            <text:p>108</text:p>
          </table:table-cell>
          <table:table-cell table:style-name="ce47" office:value-type="float" office:value="596" calcext:value-type="float">
            <text:p>596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3-31" calcext:value-type="date">
            <text:p>2020-03-31</text:p>
          </table:table-cell>
          <table:table-cell table:style-name="ce2" table:formula="of:=DAYS([.A38];[.$A$3])" office:value-type="float" office:value="60" calcext:value-type="float">
            <text:p>60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8]/[$Constant.$C$4]" office:value-type="float" office:value="0.0002629275149" calcext:value-type="float">
            <text:p>2.629E-04</text:p>
          </table:table-cell>
          <table:table-cell table:style-name="ce32" table:formula="of:=[.E38]*0.05+MAX([.$E$26:.$E$56])" office:value-type="float" office:value="0.000479264274145" calcext:value-type="float">
            <text:p>4.793E-04</text:p>
          </table:table-cell>
          <table:table-cell table:style-name="ce33" table:formula="of:=[.S38]/[$Constant.$C$4]" office:value-type="float" office:value="0.00004375113848" calcext:value-type="float">
            <text:p>4.375E-05</text:p>
          </table:table-cell>
          <table:table-cell table:style-name="ce34" table:formula="of:=[.G38]*0.05+MAX([.$G$25:.$G$56])*0.03" office:value-type="float" office:value="0.000013508164006" calcext:value-type="float">
            <text:p>1.351E-05</text:p>
          </table:table-cell>
          <table:table-cell table:style-name="ce36" table:formula="of:=[.U38]/[$Constant.$C$4]" office:value-type="float" office:value="0.00005216481895" calcext:value-type="float">
            <text:p>5.216E-05</text:p>
          </table:table-cell>
          <table:table-cell table:style-name="ce39" table:formula="of:=[.I38]*0.05+MAX([.$I$25:.$I$56])*0.03" office:value-type="float" office:value="0.0000054352375874" calcext:value-type="float">
            <text:p>5.43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3-31" calcext:value-type="date">
            <text:p>Mar 31</text:p>
          </table:table-cell>
          <table:table-cell table:style-name="ce43" office:value-type="float" office:value="2124" calcext:value-type="float">
            <text:p>2124</text:p>
          </table:table-cell>
          <table:table-cell table:style-name="ce43" office:value-type="float" office:value="209" calcext:value-type="float">
            <text:p>209</text:p>
          </table:table-cell>
          <table:table-cell table:style-name="ce44" office:value-type="float" office:value="104" calcext:value-type="float">
            <text:p>104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124" calcext:value-type="float">
            <text:p>124</text:p>
          </table:table-cell>
          <table:table-cell table:style-name="ce47" office:value-type="float" office:value="625" calcext:value-type="float">
            <text:p>625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01" calcext:value-type="date">
            <text:p>2020-04-01</text:p>
          </table:table-cell>
          <table:table-cell table:style-name="ce2" table:formula="of:=DAYS([.A39];[.$A$3])" office:value-type="float" office:value="61" calcext:value-type="float">
            <text:p>61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39]/[$Constant.$C$4]" office:value-type="float" office:value="0.0002843824001" calcext:value-type="float">
            <text:p>2.844E-04</text:p>
          </table:table-cell>
          <table:table-cell table:style-name="ce32" table:formula="of:=[.E39]*0.05+MAX([.$E$26:.$E$56])" office:value-type="float" office:value="0.000480337018405" calcext:value-type="float">
            <text:p>4.803E-04</text:p>
          </table:table-cell>
          <table:table-cell table:style-name="ce33" table:formula="of:=[.S39]/[$Constant.$C$4]" office:value-type="float" office:value="0.00006268191955" calcext:value-type="float">
            <text:p>6.268E-05</text:p>
          </table:table-cell>
          <table:table-cell table:style-name="ce34" table:formula="of:=[.G39]*0.05+MAX([.$G$25:.$G$56])*0.03" office:value-type="float" office:value="0.0000144547030595" calcext:value-type="float">
            <text:p>1.445E-05</text:p>
          </table:table-cell>
          <table:table-cell table:style-name="ce36" table:formula="of:=[.U39]/[$Constant.$C$4]" office:value-type="float" office:value="0.0000546889231" calcext:value-type="float">
            <text:p>5.469E-05</text:p>
          </table:table-cell>
          <table:table-cell table:style-name="ce39" table:formula="of:=[.I39]*0.05+MAX([.$I$25:.$I$56])*0.03" office:value-type="float" office:value="0.0000055614427949" calcext:value-type="float">
            <text:p>5.56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1" calcext:value-type="date">
            <text:p>Apr 01</text:p>
          </table:table-cell>
          <table:table-cell table:style-name="ce43" office:value-type="float" office:value="2330" calcext:value-type="float">
            <text:p>2330</text:p>
          </table:table-cell>
          <table:table-cell table:style-name="ce43" office:value-type="float" office:value="206" calcext:value-type="float">
            <text:p>206</text:p>
          </table:table-cell>
          <table:table-cell table:style-name="ce44" office:value-type="float" office:value="149" calcext:value-type="float">
            <text:p>149</text:p>
          </table:table-cell>
          <table:table-cell table:style-name="ce43" office:value-type="float" office:value="45" calcext:value-type="float">
            <text:p>45</text:p>
          </table:table-cell>
          <table:table-cell table:style-name="ce45" office:value-type="float" office:value="130" calcext:value-type="float">
            <text:p>130</text:p>
          </table:table-cell>
          <table:table-cell table:style-name="ce47" office:value-type="float" office:value="676" calcext:value-type="float">
            <text:p>676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02" calcext:value-type="date">
            <text:p>2020-04-02</text:p>
          </table:table-cell>
          <table:table-cell table:style-name="ce2" table:formula="of:=DAYS([.A40];[.$A$3])" office:value-type="float" office:value="62" calcext:value-type="float">
            <text:p>62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40]/[$Constant.$C$4]" office:value-type="float" office:value="0.000300789077" calcext:value-type="float">
            <text:p>3.008E-04</text:p>
          </table:table-cell>
          <table:table-cell table:style-name="ce32" table:formula="of:=[.E40]*0.05+MAX([.$E$26:.$E$56])" office:value-type="float" office:value="0.00048115735225" calcext:value-type="float">
            <text:p>4.812E-04</text:p>
          </table:table-cell>
          <table:table-cell table:style-name="ce33" table:formula="of:=[.S40]/[$Constant.$C$4]" office:value-type="float" office:value="0.00007530244026" calcext:value-type="float">
            <text:p>7.530E-05</text:p>
          </table:table-cell>
          <table:table-cell table:style-name="ce34" table:formula="of:=[.G40]*0.05+MAX([.$G$25:.$G$56])*0.03" office:value-type="float" office:value="0.000015085729095" calcext:value-type="float">
            <text:p>1.509E-05</text:p>
          </table:table-cell>
          <table:table-cell table:style-name="ce36" table:formula="of:=[.U40]/[$Constant.$C$4]" office:value-type="float" office:value="0.0000601578154" calcext:value-type="float">
            <text:p>6.016E-05</text:p>
          </table:table-cell>
          <table:table-cell table:style-name="ce39" table:formula="of:=[.I40]*0.05+MAX([.$I$25:.$I$56])*0.03" office:value-type="float" office:value="0.0000058348874099" calcext:value-type="float">
            <text:p>5.83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2" calcext:value-type="date">
            <text:p>Apr 02</text:p>
          </table:table-cell>
          <table:table-cell table:style-name="ce43" office:value-type="float" office:value="2548" calcext:value-type="float">
            <text:p>2548</text:p>
          </table:table-cell>
          <table:table-cell table:style-name="ce43" office:value-type="float" office:value="218" calcext:value-type="float">
            <text:p>218</text:p>
          </table:table-cell>
          <table:table-cell table:style-name="ce44" office:value-type="float" office:value="179" calcext:value-type="float">
            <text:p>179</text:p>
          </table:table-cell>
          <table:table-cell table:style-name="ce43" office:value-type="float" office:value="30" calcext:value-type="float">
            <text:p>30</text:p>
          </table:table-cell>
          <table:table-cell table:style-name="ce45" office:value-type="float" office:value="143" calcext:value-type="float">
            <text:p>143</text:p>
          </table:table-cell>
          <table:table-cell table:style-name="ce47" office:value-type="float" office:value="715" calcext:value-type="float">
            <text:p>715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03" calcext:value-type="date">
            <text:p>2020-04-03</text:p>
          </table:table-cell>
          <table:table-cell table:style-name="ce2" table:formula="of:=DAYS([.A41];[.$A$3])" office:value-type="float" office:value="63" calcext:value-type="float">
            <text:p>63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41]/[$Constant.$C$4]" office:value-type="float" office:value="0.0003087820735" calcext:value-type="float">
            <text:p>3.088E-04</text:p>
          </table:table-cell>
          <table:table-cell table:style-name="ce32" table:formula="of:=[.E41]*0.05+MAX([.$E$26:.$E$56])" office:value-type="float" office:value="0.000481557002075" calcext:value-type="float">
            <text:p>4.816E-04</text:p>
          </table:table-cell>
          <table:table-cell table:style-name="ce33" table:formula="of:=[.S41]/[$Constant.$C$4]" office:value-type="float" office:value="0.00008581954086" calcext:value-type="float">
            <text:p>8.582E-05</text:p>
          </table:table-cell>
          <table:table-cell table:style-name="ce34" table:formula="of:=[.G41]*0.05+MAX([.$G$25:.$G$56])*0.03" office:value-type="float" office:value="0.000015611584125" calcext:value-type="float">
            <text:p>1.561E-05</text:p>
          </table:table-cell>
          <table:table-cell table:style-name="ce36" table:formula="of:=[.U41]/[$Constant.$C$4]" office:value-type="float" office:value="0.00006604739174" calcext:value-type="float">
            <text:p>6.605E-05</text:p>
          </table:table-cell>
          <table:table-cell table:style-name="ce39" table:formula="of:=[.I41]*0.05+MAX([.$I$25:.$I$56])*0.03" office:value-type="float" office:value="0.0000061293662269" calcext:value-type="float">
            <text:p>6.12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3" calcext:value-type="date">
            <text:p>Apr 03</text:p>
          </table:table-cell>
          <table:table-cell table:style-name="ce43" office:value-type="float" office:value="2794" calcext:value-type="float">
            <text:p>2794</text:p>
          </table:table-cell>
          <table:table-cell table:style-name="ce43" office:value-type="float" office:value="246" calcext:value-type="float">
            <text:p>246</text:p>
          </table:table-cell>
          <table:table-cell table:style-name="ce44" office:value-type="float" office:value="204" calcext:value-type="float">
            <text:p>204</text:p>
          </table:table-cell>
          <table:table-cell table:style-name="ce43" office:value-type="float" office:value="25" calcext:value-type="float">
            <text:p>25</text:p>
          </table:table-cell>
          <table:table-cell table:style-name="ce45" office:value-type="float" office:value="157" calcext:value-type="float">
            <text:p>157</text:p>
          </table:table-cell>
          <table:table-cell table:style-name="ce47" office:value-type="float" office:value="734" calcext:value-type="float">
            <text:p>734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04" calcext:value-type="date">
            <text:p>2020-04-04</text:p>
          </table:table-cell>
          <table:table-cell table:style-name="ce2" table:formula="of:=DAYS([.A42];[.$A$3])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42]/[$Constant.$C$4]" office:value-type="float" office:value="0.0003033131812" calcext:value-type="float">
            <text:p>3.033E-04</text:p>
          </table:table-cell>
          <table:table-cell table:style-name="ce32" table:formula="of:=[.E42]*0.05+MAX([.$E$26:.$E$56])" office:value-type="float" office:value="0.00048128355746" calcext:value-type="float">
            <text:p>4.813E-04</text:p>
          </table:table-cell>
          <table:table-cell table:style-name="ce33" table:formula="of:=[.S42]/[$Constant.$C$4]" office:value-type="float" office:value="0.00009465390536" calcext:value-type="float">
            <text:p>9.465E-05</text:p>
          </table:table-cell>
          <table:table-cell table:style-name="ce34" table:formula="of:=[.G42]*0.05+MAX([.$G$25:.$G$56])*0.03" office:value-type="float" office:value="0.00001605330235" calcext:value-type="float">
            <text:p>1.605E-05</text:p>
          </table:table-cell>
          <table:table-cell table:style-name="ce36" table:formula="of:=[.U42]/[$Constant.$C$4]" office:value-type="float" office:value="0.00006604739174" calcext:value-type="float">
            <text:p>6.605E-05</text:p>
          </table:table-cell>
          <table:table-cell table:style-name="ce39" table:formula="of:=[.I42]*0.05+MAX([.$I$25:.$I$56])*0.03" office:value-type="float" office:value="0.0000061293662269" calcext:value-type="float">
            <text:p>6.12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4" calcext:value-type="date">
            <text:p>Apr 04</text:p>
          </table:table-cell>
          <table:table-cell table:style-name="ce43" office:value-type="float" office:value="2923" calcext:value-type="float">
            <text:p>2923</text:p>
          </table:table-cell>
          <table:table-cell table:style-name="ce43" office:value-type="float" office:value="129" calcext:value-type="float">
            <text:p>129</text:p>
          </table:table-cell>
          <table:table-cell table:style-name="ce44" office:value-type="float" office:value="225" calcext:value-type="float">
            <text:p>225</text:p>
          </table:table-cell>
          <table:table-cell table:style-name="ce43" office:value-type="float" office:value="21" calcext:value-type="float">
            <text:p>21</text:p>
          </table:table-cell>
          <table:table-cell table:style-name="ce45" office:value-type="float" office:value="157" calcext:value-type="float">
            <text:p>157</text:p>
          </table:table-cell>
          <table:table-cell table:style-name="ce47" office:value-type="float" office:value="721" calcext:value-type="float">
            <text:p>721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05" calcext:value-type="date">
            <text:p>2020-04-05</text:p>
          </table:table-cell>
          <table:table-cell table:style-name="ce2" table:formula="of:=DAYS([.A43];[.$A$3])" office:value-type="float" office:value="65" calcext:value-type="float">
            <text:p>65</text:p>
          </table:table-cell>
          <table:table-cell table:style-name="ce24" office:value-type="float" office:value="0" calcext:value-type="float">
            <text:p>0.000E+00</text:p>
          </table:table-cell>
          <table:table-cell table:style-name="ce27" office:value-type="string" calcext:value-type="string">
            <text:p>inf</text:p>
          </table:table-cell>
          <table:table-cell table:style-name="ce30" table:formula="of:=[.V43]/[$Constant.$C$4]" office:value-type="float" office:value="0.0003786156214" calcext:value-type="float">
            <text:p>3.786E-04</text:p>
          </table:table-cell>
          <table:table-cell table:style-name="ce32" table:formula="of:=[.E43]*0.05+MAX([.$E$26:.$E$56])" office:value-type="float" office:value="0.00048504867947" calcext:value-type="float">
            <text:p>4.850E-04</text:p>
          </table:table-cell>
          <table:table-cell table:style-name="ce33" table:formula="of:=[.S43]/[$Constant.$C$4]" office:value-type="float" office:value="0.00010559169" calcext:value-type="float">
            <text:p>1.056E-04</text:p>
          </table:table-cell>
          <table:table-cell table:style-name="ce34" table:formula="of:=[.G43]*0.05+MAX([.$G$25:.$G$56])*0.03" office:value-type="float" office:value="0.000016600191582" calcext:value-type="float">
            <text:p>1.660E-05</text:p>
          </table:table-cell>
          <table:table-cell table:style-name="ce36" table:formula="of:=[.U43]/[$Constant.$C$4]" office:value-type="float" office:value="0.000070674916" calcext:value-type="float">
            <text:p>7.067E-05</text:p>
          </table:table-cell>
          <table:table-cell table:style-name="ce39" table:formula="of:=[.I43]*0.05+MAX([.$I$25:.$I$56])*0.03" office:value-type="float" office:value="0.0000063607424399" calcext:value-type="float">
            <text:p>6.36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5" calcext:value-type="date">
            <text:p>Apr 05</text:p>
          </table:table-cell>
          <table:table-cell table:style-name="ce43" office:value-type="float" office:value="3095" calcext:value-type="float">
            <text:p>3095</text:p>
          </table:table-cell>
          <table:table-cell table:style-name="ce43" office:value-type="float" office:value="172" calcext:value-type="float">
            <text:p>172</text:p>
          </table:table-cell>
          <table:table-cell table:style-name="ce44" office:value-type="float" office:value="251" calcext:value-type="float">
            <text:p>251</text:p>
          </table:table-cell>
          <table:table-cell table:style-name="ce43" office:value-type="float" office:value="26" calcext:value-type="float">
            <text:p>26</text:p>
          </table:table-cell>
          <table:table-cell table:style-name="ce45" office:value-type="float" office:value="168" calcext:value-type="float">
            <text:p>168</text:p>
          </table:table-cell>
          <table:table-cell table:style-name="ce47" office:value-type="float" office:value="900" calcext:value-type="float">
            <text:p>900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06" calcext:value-type="date">
            <text:p>2020-04-06</text:p>
          </table:table-cell>
          <table:table-cell table:style-name="ce2" table:formula="of:=DAYS([.A44];[.$A$3])" office:value-type="float" office:value="66" calcext:value-type="float">
            <text:p>66</text:p>
          </table:table-cell>
          <table:table-cell table:style-name="ce23" table:formula="of:=0.025" office:value-type="float" office:value="0.025" calcext:value-type="float">
            <text:p>2.500E-02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30" table:formula="of:=[.V44]/[$Constant.$C$4]" office:value-type="float" office:value="0.0003819810936" calcext:value-type="float">
            <text:p>3.820E-04</text:p>
          </table:table-cell>
          <table:table-cell table:style-name="ce32" table:formula="of:=[.E44]*0.05+MAX([.$E$26:.$E$56])" office:value-type="float" office:value="0.00048521695308" calcext:value-type="float">
            <text:p>4.852E-04</text:p>
          </table:table-cell>
          <table:table-cell table:style-name="ce33" table:formula="of:=[.S44]/[$Constant.$C$4]" office:value-type="float" office:value="0.0001274672592" calcext:value-type="float">
            <text:p>1.275E-04</text:p>
          </table:table-cell>
          <table:table-cell table:style-name="ce34" table:formula="of:=[.G44]*0.05+MAX([.$G$25:.$G$56])*0.03" office:value-type="float" office:value="0.000017693970042" calcext:value-type="float">
            <text:p>1.769E-05</text:p>
          </table:table-cell>
          <table:table-cell table:style-name="ce36" table:formula="of:=[.U44]/[$Constant.$C$4]" office:value-type="float" office:value="0.00007530244026" calcext:value-type="float">
            <text:p>7.530E-05</text:p>
          </table:table-cell>
          <table:table-cell table:style-name="ce39" table:formula="of:=[.I44]*0.05+MAX([.$I$25:.$I$56])*0.03" office:value-type="float" office:value="0.0000065921186529" calcext:value-type="float">
            <text:p>6.59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6" calcext:value-type="date">
            <text:p>Apr 06</text:p>
          </table:table-cell>
          <table:table-cell table:style-name="ce43" office:value-type="float" office:value="3226" calcext:value-type="float">
            <text:p>3226</text:p>
          </table:table-cell>
          <table:table-cell table:style-name="ce43" office:value-type="float" office:value="131" calcext:value-type="float">
            <text:p>131</text:p>
          </table:table-cell>
          <table:table-cell table:style-name="ce44" office:value-type="float" office:value="303" calcext:value-type="float">
            <text:p>303</text:p>
          </table:table-cell>
          <table:table-cell table:style-name="ce43" office:value-type="float" office:value="52" calcext:value-type="float">
            <text:p>52</text:p>
          </table:table-cell>
          <table:table-cell table:style-name="ce45" office:value-type="float" office:value="179" calcext:value-type="float">
            <text:p>179</text:p>
          </table:table-cell>
          <table:table-cell table:style-name="ce47" office:value-type="float" office:value="908" calcext:value-type="float">
            <text:p>908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07" calcext:value-type="date">
            <text:p>2020-04-07</text:p>
          </table:table-cell>
          <table:table-cell table:style-name="ce2" table:formula="of:=DAYS([.A45];[.$A$3])" office:value-type="float" office:value="67" calcext:value-type="float">
            <text:p>67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5]/[$Constant.$C$4]" office:value-type="float" office:value="0.0003979670865" calcext:value-type="float">
            <text:p>3.980E-04</text:p>
          </table:table-cell>
          <table:table-cell table:style-name="ce32" table:formula="of:=[.E45]*0.05+MAX([.$E$26:.$E$56])" office:value-type="float" office:value="0.000486016252725" calcext:value-type="float">
            <text:p>4.860E-04</text:p>
          </table:table-cell>
          <table:table-cell table:style-name="ce33" table:formula="of:=[.S45]/[$Constant.$C$4]" office:value-type="float" office:value="0.0001602806131" calcext:value-type="float">
            <text:p>1.603E-04</text:p>
          </table:table-cell>
          <table:table-cell table:style-name="ce34" table:formula="of:=[.G45]*0.05+MAX([.$G$25:.$G$56])*0.03" office:value-type="float" office:value="0.000019334637737" calcext:value-type="float">
            <text:p>1.933E-05</text:p>
          </table:table-cell>
          <table:table-cell table:style-name="ce36" table:formula="of:=[.U45]/[$Constant.$C$4]" office:value-type="float" office:value="0.00008035064855" calcext:value-type="float">
            <text:p>8.035E-05</text:p>
          </table:table-cell>
          <table:table-cell table:style-name="ce39" table:formula="of:=[.I45]*0.05+MAX([.$I$25:.$I$56])*0.03" office:value-type="float" office:value="0.0000068445290674" calcext:value-type="float">
            <text:p>6.84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7" calcext:value-type="date">
            <text:p>Apr 07</text:p>
          </table:table-cell>
          <table:table-cell table:style-name="ce43" office:value-type="float" office:value="3469" calcext:value-type="float">
            <text:p>3469</text:p>
          </table:table-cell>
          <table:table-cell table:style-name="ce43" office:value-type="float" office:value="243" calcext:value-type="float">
            <text:p>243</text:p>
          </table:table-cell>
          <table:table-cell table:style-name="ce44" office:value-type="float" office:value="381" calcext:value-type="float">
            <text:p>381</text:p>
          </table:table-cell>
          <table:table-cell table:style-name="ce43" office:value-type="float" office:value="78" calcext:value-type="float">
            <text:p>78</text:p>
          </table:table-cell>
          <table:table-cell table:style-name="ce45" office:value-type="float" office:value="191" calcext:value-type="float">
            <text:p>191</text:p>
          </table:table-cell>
          <table:table-cell table:style-name="ce47" office:value-type="float" office:value="946" calcext:value-type="float">
            <text:p>946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08" calcext:value-type="date">
            <text:p>2020-04-08</text:p>
          </table:table-cell>
          <table:table-cell table:style-name="ce2" table:formula="of:=DAYS([.A46];[.$A$3])" office:value-type="float" office:value="68" calcext:value-type="float">
            <text:p>68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6]/[$Constant.$C$4]" office:value-type="float" office:value="0.0004021739268" calcext:value-type="float">
            <text:p>4.022E-04</text:p>
          </table:table-cell>
          <table:table-cell table:style-name="ce32" table:formula="of:=[.E46]*0.05+MAX([.$E$26:.$E$56])" office:value-type="float" office:value="0.00048622659474" calcext:value-type="float">
            <text:p>4.862E-04</text:p>
          </table:table-cell>
          <table:table-cell table:style-name="ce33" table:formula="of:=[.S46]/[$Constant.$C$4]" office:value-type="float" office:value="0.000176266606" calcext:value-type="float">
            <text:p>1.763E-04</text:p>
          </table:table-cell>
          <table:table-cell table:style-name="ce34" table:formula="of:=[.G46]*0.05+MAX([.$G$25:.$G$56])*0.03" office:value-type="float" office:value="0.000020133937382" calcext:value-type="float">
            <text:p>2.013E-05</text:p>
          </table:table-cell>
          <table:table-cell table:style-name="ce36" table:formula="of:=[.U46]/[$Constant.$C$4]" office:value-type="float" office:value="0.00008329543671" calcext:value-type="float">
            <text:p>8.330E-05</text:p>
          </table:table-cell>
          <table:table-cell table:style-name="ce39" table:formula="of:=[.I46]*0.05+MAX([.$I$25:.$I$56])*0.03" office:value-type="float" office:value="0.0000069917684754" calcext:value-type="float">
            <text:p>6.99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8" calcext:value-type="date">
            <text:p>Apr 08</text:p>
          </table:table-cell>
          <table:table-cell table:style-name="ce43" office:value-type="float" office:value="3740" calcext:value-type="float">
            <text:p>3740</text:p>
          </table:table-cell>
          <table:table-cell table:style-name="ce43" office:value-type="float" office:value="271" calcext:value-type="float">
            <text:p>271</text:p>
          </table:table-cell>
          <table:table-cell table:style-name="ce44" office:value-type="float" office:value="419" calcext:value-type="float">
            <text:p>419</text:p>
          </table:table-cell>
          <table:table-cell table:style-name="ce43" office:value-type="float" office:value="38" calcext:value-type="float">
            <text:p>38</text:p>
          </table:table-cell>
          <table:table-cell table:style-name="ce45" office:value-type="float" office:value="198" calcext:value-type="float">
            <text:p>198</text:p>
          </table:table-cell>
          <table:table-cell table:style-name="ce47" office:value-type="float" office:value="956" calcext:value-type="float">
            <text:p>956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09" calcext:value-type="date">
            <text:p>2020-04-09</text:p>
          </table:table-cell>
          <table:table-cell table:style-name="ce2" table:formula="of:=DAYS([.A47];[.$A$3])" office:value-type="float" office:value="69" calcext:value-type="float">
            <text:p>69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7]/[$Constant.$C$4]" office:value-type="float" office:value="0.0004076428191" calcext:value-type="float">
            <text:p>4.076E-04</text:p>
          </table:table-cell>
          <table:table-cell table:style-name="ce32" table:formula="of:=[.E47]*0.05+MAX([.$E$26:.$E$56])" office:value-type="float" office:value="0.000486500039355" calcext:value-type="float">
            <text:p>4.865E-04</text:p>
          </table:table-cell>
          <table:table-cell table:style-name="ce33" table:formula="of:=[.S47]/[$Constant.$C$4]" office:value-type="float" office:value="0.0002044524356" calcext:value-type="float">
            <text:p>2.045E-04</text:p>
          </table:table-cell>
          <table:table-cell table:style-name="ce34" table:formula="of:=[.G47]*0.05+MAX([.$G$25:.$G$56])*0.03" office:value-type="float" office:value="0.000021543228862" calcext:value-type="float">
            <text:p>2.154E-05</text:p>
          </table:table-cell>
          <table:table-cell table:style-name="ce36" table:formula="of:=[.U47]/[$Constant.$C$4]" office:value-type="float" office:value="0.00008539885683" calcext:value-type="float">
            <text:p>8.540E-05</text:p>
          </table:table-cell>
          <table:table-cell table:style-name="ce39" table:formula="of:=[.I47]*0.05+MAX([.$I$25:.$I$56])*0.03" office:value-type="float" office:value="0.0000070969394814" calcext:value-type="float">
            <text:p>7.09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2" office:value-type="date" office:date-value="2020-04-09" calcext:value-type="date">
            <text:p>Apr 09</text:p>
          </table:table-cell>
          <table:table-cell table:style-name="ce43" office:value-type="float" office:value="3980" calcext:value-type="float">
            <text:p>3980</text:p>
          </table:table-cell>
          <table:table-cell table:style-name="ce43" office:value-type="float" office:value="240" calcext:value-type="float">
            <text:p>240</text:p>
          </table:table-cell>
          <table:table-cell table:style-name="ce44" office:value-type="float" office:value="486" calcext:value-type="float">
            <text:p>486</text:p>
          </table:table-cell>
          <table:table-cell table:style-name="ce43" office:value-type="float" office:value="67" calcext:value-type="float">
            <text:p>67</text:p>
          </table:table-cell>
          <table:table-cell table:style-name="ce45" office:value-type="float" office:value="203" calcext:value-type="float">
            <text:p>203</text:p>
          </table:table-cell>
          <table:table-cell table:style-name="ce47" office:value-type="float" office:value="969" calcext:value-type="float">
            <text:p>969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10" calcext:value-type="date">
            <text:p>2020-04-10</text:p>
          </table:table-cell>
          <table:table-cell table:style-name="ce2" table:formula="of:=DAYS([.A48];[.$A$3])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8]/[$Constant.$C$4]" office:value-type="float" office:value="0.0004253115481" calcext:value-type="float">
            <text:p>4.253E-04</text:p>
          </table:table-cell>
          <table:table-cell table:style-name="ce32" table:formula="of:=[.E48]*0.05+MAX([.$E$26:.$E$56])" office:value-type="float" office:value="0.000487383475805" calcext:value-type="float">
            <text:p>4.874E-04</text:p>
          </table:table-cell>
          <table:table-cell table:style-name="ce33" table:formula="of:=[.S48]/[$Constant.$C$4]" office:value-type="float" office:value="0.0002145488521" calcext:value-type="float">
            <text:p>2.145E-04</text:p>
          </table:table-cell>
          <table:table-cell table:style-name="ce34" table:formula="of:=[.G48]*0.05+MAX([.$G$25:.$G$56])*0.03" office:value-type="float" office:value="0.000022048049687" calcext:value-type="float">
            <text:p>2.205E-05</text:p>
          </table:table-cell>
          <table:table-cell table:style-name="ce36" table:formula="of:=[.U48]/[$Constant.$C$4]" office:value-type="float" office:value="0.00008792296098" calcext:value-type="float">
            <text:p>8.792E-05</text:p>
          </table:table-cell>
          <table:table-cell table:style-name="ce39" table:formula="of:=[.I48]*0.05+MAX([.$I$25:.$I$56])*0.03" office:value-type="float" office:value="0.0000072231446889" calcext:value-type="float">
            <text:p>7.223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0" calcext:value-type="date">
            <text:p>Apr 10</text:p>
          </table:table-cell>
          <table:table-cell table:style-name="ce43" office:value-type="float" office:value="4128" calcext:value-type="float">
            <text:p>4128</text:p>
          </table:table-cell>
          <table:table-cell table:style-name="ce43" office:value-type="float" office:value="148" calcext:value-type="float">
            <text:p>148</text:p>
          </table:table-cell>
          <table:table-cell table:style-name="ce44" office:value-type="float" office:value="510" calcext:value-type="float">
            <text:p>510</text:p>
          </table:table-cell>
          <table:table-cell table:style-name="ce43" office:value-type="float" office:value="24" calcext:value-type="float">
            <text:p>24</text:p>
          </table:table-cell>
          <table:table-cell table:style-name="ce45" office:value-type="float" office:value="209" calcext:value-type="float">
            <text:p>209</text:p>
          </table:table-cell>
          <table:table-cell table:style-name="ce47" office:value-type="float" office:value="1011" calcext:value-type="float">
            <text:p>1011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11" calcext:value-type="date">
            <text:p>2020-04-11</text:p>
          </table:table-cell>
          <table:table-cell table:style-name="ce2" table:formula="of:=DAYS([.A49];[.$A$3])" office:value-type="float" office:value="71" calcext:value-type="float">
            <text:p>71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49]/[$Constant.$C$4]" office:value-type="float" office:value="0.0004227874439" calcext:value-type="float">
            <text:p>4.228E-04</text:p>
          </table:table-cell>
          <table:table-cell table:style-name="ce32" table:formula="of:=[.E49]*0.05+MAX([.$E$26:.$E$56])" office:value-type="float" office:value="0.000487257270595" calcext:value-type="float">
            <text:p>4.873E-04</text:p>
          </table:table-cell>
          <table:table-cell table:style-name="ce33" table:formula="of:=[.S49]/[$Constant.$C$4]" office:value-type="float" office:value="0.0002200177445" calcext:value-type="float">
            <text:p>2.200E-04</text:p>
          </table:table-cell>
          <table:table-cell table:style-name="ce34" table:formula="of:=[.G49]*0.05+MAX([.$G$25:.$G$56])*0.03" office:value-type="float" office:value="0.000022321494307" calcext:value-type="float">
            <text:p>2.232E-05</text:p>
          </table:table-cell>
          <table:table-cell table:style-name="ce36" table:formula="of:=[.U49]/[$Constant.$C$4]" office:value-type="float" office:value="0.00008960569707" calcext:value-type="float">
            <text:p>8.961E-05</text:p>
          </table:table-cell>
          <table:table-cell table:style-name="ce39" table:formula="of:=[.I49]*0.05+MAX([.$I$25:.$I$56])*0.03" office:value-type="float" office:value="0.0000073072814934" calcext:value-type="float">
            <text:p>7.30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1" calcext:value-type="date">
            <text:p>Apr 11</text:p>
          </table:table-cell>
          <table:table-cell table:style-name="ce43" office:value-type="float" office:value="4328" calcext:value-type="float">
            <text:p>4328</text:p>
          </table:table-cell>
          <table:table-cell table:style-name="ce43" office:value-type="float" office:value="200" calcext:value-type="float">
            <text:p>200</text:p>
          </table:table-cell>
          <table:table-cell table:style-name="ce44" office:value-type="float" office:value="523" calcext:value-type="float">
            <text:p>523</text:p>
          </table:table-cell>
          <table:table-cell table:style-name="ce43" office:value-type="float" office:value="13" calcext:value-type="float">
            <text:p>13</text:p>
          </table:table-cell>
          <table:table-cell table:style-name="ce45" office:value-type="float" office:value="213" calcext:value-type="float">
            <text:p>213</text:p>
          </table:table-cell>
          <table:table-cell table:style-name="ce47" office:value-type="float" office:value="1005" calcext:value-type="float">
            <text:p>1005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12" calcext:value-type="date">
            <text:p>2020-04-12</text:p>
          </table:table-cell>
          <table:table-cell table:style-name="ce2" table:formula="of:=DAYS([.A50];[.$A$3])" office:value-type="float" office:value="72" calcext:value-type="float">
            <text:p>72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0]/[$Constant.$C$4]" office:value-type="float" office:value="0.0004370907007" calcext:value-type="float">
            <text:p>4.371E-04</text:p>
          </table:table-cell>
          <table:table-cell table:style-name="ce32" table:formula="of:=[.E50]*0.05+MAX([.$E$26:.$E$56])" office:value-type="float" office:value="0.000487972433435" calcext:value-type="float">
            <text:p>4.880E-04</text:p>
          </table:table-cell>
          <table:table-cell table:style-name="ce33" table:formula="of:=[.S50]/[$Constant.$C$4]" office:value-type="float" office:value="0.0002221211646" calcext:value-type="float">
            <text:p>2.221E-04</text:p>
          </table:table-cell>
          <table:table-cell table:style-name="ce34" table:formula="of:=[.G50]*0.05+MAX([.$G$25:.$G$56])*0.03" office:value-type="float" office:value="0.000022426665312" calcext:value-type="float">
            <text:p>2.243E-05</text:p>
          </table:table-cell>
          <table:table-cell table:style-name="ce36" table:formula="of:=[.U50]/[$Constant.$C$4]" office:value-type="float" office:value="0.00009255048524" calcext:value-type="float">
            <text:p>9.255E-05</text:p>
          </table:table-cell>
          <table:table-cell table:style-name="ce39" table:formula="of:=[.I50]*0.05+MAX([.$I$25:.$I$56])*0.03" office:value-type="float" office:value="0.0000074545209019" calcext:value-type="float">
            <text:p>7.45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2" calcext:value-type="date">
            <text:p>Apr 12</text:p>
          </table:table-cell>
          <table:table-cell table:style-name="ce43" office:value-type="float" office:value="4510" calcext:value-type="float">
            <text:p>4510</text:p>
          </table:table-cell>
          <table:table-cell table:style-name="ce43" office:value-type="float" office:value="182" calcext:value-type="float">
            <text:p>182</text:p>
          </table:table-cell>
          <table:table-cell table:style-name="ce44" office:value-type="float" office:value="528" calcext:value-type="float">
            <text:p>528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220" calcext:value-type="float">
            <text:p>220</text:p>
          </table:table-cell>
          <table:table-cell table:style-name="ce47" office:value-type="float" office:value="1039" calcext:value-type="float">
            <text:p>1039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13" calcext:value-type="date">
            <text:p>2020-04-13</text:p>
          </table:table-cell>
          <table:table-cell table:style-name="ce2" table:formula="of:=DAYS([.A51];[.$A$3])" office:value-type="float" office:value="73" calcext:value-type="float">
            <text:p>73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1]/[$Constant.$C$4]" office:value-type="float" office:value="0.0004530766936" calcext:value-type="float">
            <text:p>4.531E-04</text:p>
          </table:table-cell>
          <table:table-cell table:style-name="ce32" table:formula="of:=[.E51]*0.05+MAX([.$E$26:.$E$56])" office:value-type="float" office:value="0.00048877173308" calcext:value-type="float">
            <text:p>4.888E-04</text:p>
          </table:table-cell>
          <table:table-cell table:style-name="ce33" table:formula="of:=[.S51]/[$Constant.$C$4]" office:value-type="float" office:value="0.0002284314249" calcext:value-type="float">
            <text:p>2.284E-04</text:p>
          </table:table-cell>
          <table:table-cell table:style-name="ce34" table:formula="of:=[.G51]*0.05+MAX([.$G$25:.$G$56])*0.03" office:value-type="float" office:value="0.000022742178327" calcext:value-type="float">
            <text:p>2.274E-05</text:p>
          </table:table-cell>
          <table:table-cell table:style-name="ce36" table:formula="of:=[.U51]/[$Constant.$C$4]" office:value-type="float" office:value="0.00009339185329" calcext:value-type="float">
            <text:p>9.339E-05</text:p>
          </table:table-cell>
          <table:table-cell table:style-name="ce39" table:formula="of:=[.I51]*0.05+MAX([.$I$25:.$I$56])*0.03" office:value-type="float" office:value="0.0000074965893044" calcext:value-type="float">
            <text:p>7.49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3" calcext:value-type="date">
            <text:p>Apr 13</text:p>
          </table:table-cell>
          <table:table-cell table:style-name="ce43" office:value-type="float" office:value="4710" calcext:value-type="float">
            <text:p>4710</text:p>
          </table:table-cell>
          <table:table-cell table:style-name="ce43" office:value-type="float" office:value="200" calcext:value-type="float">
            <text:p>200</text:p>
          </table:table-cell>
          <table:table-cell table:style-name="ce44" office:value-type="float" office:value="543" calcext:value-type="float">
            <text:p>543</text:p>
          </table:table-cell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222" calcext:value-type="float">
            <text:p>222</text:p>
          </table:table-cell>
          <table:table-cell table:style-name="ce47" office:value-type="float" office:value="1077" calcext:value-type="float">
            <text:p>1077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14" calcext:value-type="date">
            <text:p>2020-04-14</text:p>
          </table:table-cell>
          <table:table-cell table:style-name="ce2" table:formula="of:=DAYS([.A52];[.$A$3])" office:value-type="float" office:value="74" calcext:value-type="float">
            <text:p>74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2]/[$Constant.$C$4]" office:value-type="float" office:value="0.0004513939575" calcext:value-type="float">
            <text:p>4.514E-04</text:p>
          </table:table-cell>
          <table:table-cell table:style-name="ce32" table:formula="of:=[.E52]*0.05+MAX([.$E$26:.$E$56])" office:value-type="float" office:value="0.000488687596275" calcext:value-type="float">
            <text:p>4.887E-04</text:p>
          </table:table-cell>
          <table:table-cell table:style-name="ce33" table:formula="of:=[.S52]/[$Constant.$C$4]" office:value-type="float" office:value="0.0002591413587" calcext:value-type="float">
            <text:p>2.591E-04</text:p>
          </table:table-cell>
          <table:table-cell table:style-name="ce34" table:formula="of:=[.G52]*0.05+MAX([.$G$25:.$G$56])*0.03" office:value-type="float" office:value="0.000024277675017" calcext:value-type="float">
            <text:p>2.428E-05</text:p>
          </table:table-cell>
          <table:table-cell table:style-name="ce36" table:formula="of:=[.U52]/[$Constant.$C$4]" office:value-type="float" office:value="0.00009170911719" calcext:value-type="float">
            <text:p>9.171E-05</text:p>
          </table:table-cell>
          <table:table-cell table:style-name="ce39" table:formula="of:=[.I52]*0.05+MAX([.$I$25:.$I$56])*0.03" office:value-type="float" office:value="0.0000074124524994" calcext:value-type="float">
            <text:p>7.41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4" calcext:value-type="date">
            <text:p>Apr 14</text:p>
          </table:table-cell>
          <table:table-cell table:style-name="ce43" office:value-type="float" office:value="4890" calcext:value-type="float">
            <text:p>4890</text:p>
          </table:table-cell>
          <table:table-cell table:style-name="ce43" office:value-type="float" office:value="180" calcext:value-type="float">
            <text:p>180</text:p>
          </table:table-cell>
          <table:table-cell table:style-name="ce44" office:value-type="float" office:value="616" calcext:value-type="float">
            <text:p>616</text:p>
          </table:table-cell>
          <table:table-cell table:style-name="ce43" office:value-type="float" office:value="73" calcext:value-type="float">
            <text:p>73</text:p>
          </table:table-cell>
          <table:table-cell table:style-name="ce45" office:value-type="float" office:value="218" calcext:value-type="float">
            <text:p>218</text:p>
          </table:table-cell>
          <table:table-cell table:style-name="ce47" office:value-type="float" office:value="1073" calcext:value-type="float">
            <text:p>1073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15" calcext:value-type="date">
            <text:p>2020-04-15</text:p>
          </table:table-cell>
          <table:table-cell table:style-name="ce2" table:formula="of:=DAYS([.A53];[.$A$3])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3]/[$Constant.$C$4]" office:value-type="float" office:value="0.0004661178984" calcext:value-type="float">
            <text:p>4.661E-04</text:p>
          </table:table-cell>
          <table:table-cell table:style-name="ce32" table:formula="of:=[.E53]*0.05+MAX([.$E$26:.$E$56])" office:value-type="float" office:value="0.00048942379332" calcext:value-type="float">
            <text:p>4.894E-04</text:p>
          </table:table-cell>
          <table:table-cell table:style-name="ce33" table:formula="of:=[.S53]/[$Constant.$C$4]" office:value-type="float" office:value="0.0002953201847" calcext:value-type="float">
            <text:p>2.953E-04</text:p>
          </table:table-cell>
          <table:table-cell table:style-name="ce34" table:formula="of:=[.G53]*0.05+MAX([.$G$25:.$G$56])*0.03" office:value-type="float" office:value="0.000026086616317" calcext:value-type="float">
            <text:p>2.609E-05</text:p>
          </table:table-cell>
          <table:table-cell table:style-name="ce36" table:formula="of:=[.U53]/[$Constant.$C$4]" office:value-type="float" office:value="0.00009423322133" calcext:value-type="float">
            <text:p>9.423E-05</text:p>
          </table:table-cell>
          <table:table-cell table:style-name="ce39" table:formula="of:=[.I53]*0.05+MAX([.$I$25:.$I$56])*0.03" office:value-type="float" office:value="0.0000075386577064" calcext:value-type="float">
            <text:p>7.53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5" calcext:value-type="date">
            <text:p>Apr 15</text:p>
          </table:table-cell>
          <table:table-cell table:style-name="ce43" office:value-type="float" office:value="5105" calcext:value-type="float">
            <text:p>5105</text:p>
          </table:table-cell>
          <table:table-cell table:style-name="ce43" office:value-type="float" office:value="215" calcext:value-type="float">
            <text:p>215</text:p>
          </table:table-cell>
          <table:table-cell table:style-name="ce44" office:value-type="float" office:value="702" calcext:value-type="float">
            <text:p>702</text:p>
          </table:table-cell>
          <table:table-cell table:style-name="ce43" office:value-type="float" office:value="86" calcext:value-type="float">
            <text:p>86</text:p>
          </table:table-cell>
          <table:table-cell table:style-name="ce45" office:value-type="float" office:value="224" calcext:value-type="float">
            <text:p>224</text:p>
          </table:table-cell>
          <table:table-cell table:style-name="ce47" office:value-type="float" office:value="1108" calcext:value-type="float">
            <text:p>1108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16" calcext:value-type="date">
            <text:p>2020-04-16</text:p>
          </table:table-cell>
          <table:table-cell table:style-name="ce2" table:formula="of:=DAYS([.A54];[.$A$3])" office:value-type="float" office:value="76" calcext:value-type="float">
            <text:p>76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4]/[$Constant.$C$4]" office:value-type="float" office:value="0.0004564421658" calcext:value-type="float">
            <text:p>4.564E-04</text:p>
          </table:table-cell>
          <table:table-cell table:style-name="ce32" table:formula="of:=[.E54]*0.05+MAX([.$E$26:.$E$56])" office:value-type="float" office:value="0.00048894000669" calcext:value-type="float">
            <text:p>4.889E-04</text:p>
          </table:table-cell>
          <table:table-cell table:style-name="ce33" table:formula="of:=[.S54]/[$Constant.$C$4]" office:value-type="float" office:value="0.0003344437989" calcext:value-type="float">
            <text:p>3.344E-04</text:p>
          </table:table-cell>
          <table:table-cell table:style-name="ce34" table:formula="of:=[.G54]*0.05+MAX([.$G$25:.$G$56])*0.03" office:value-type="float" office:value="0.000028042797027" calcext:value-type="float">
            <text:p>2.804E-05</text:p>
          </table:table-cell>
          <table:table-cell table:style-name="ce36" table:formula="of:=[.U54]/[$Constant.$C$4]" office:value-type="float" office:value="0.00009297116926" calcext:value-type="float">
            <text:p>9.297E-05</text:p>
          </table:table-cell>
          <table:table-cell table:style-name="ce39" table:formula="of:=[.I54]*0.05+MAX([.$I$25:.$I$56])*0.03" office:value-type="float" office:value="0.0000074755551029" calcext:value-type="float">
            <text:p>7.476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6" calcext:value-type="date">
            <text:p>Apr 16</text:p>
          </table:table-cell>
          <table:table-cell table:style-name="ce43" office:value-type="float" office:value="5302" calcext:value-type="float">
            <text:p>5302</text:p>
          </table:table-cell>
          <table:table-cell table:style-name="ce43" office:value-type="float" office:value="197" calcext:value-type="float">
            <text:p>197</text:p>
          </table:table-cell>
          <table:table-cell table:style-name="ce44" office:value-type="float" office:value="795" calcext:value-type="float">
            <text:p>795</text:p>
          </table:table-cell>
          <table:table-cell table:style-name="ce43" office:value-type="float" office:value="93" calcext:value-type="float">
            <text:p>93</text:p>
          </table:table-cell>
          <table:table-cell table:style-name="ce45" office:value-type="float" office:value="221" calcext:value-type="float">
            <text:p>221</text:p>
          </table:table-cell>
          <table:table-cell table:style-name="ce47" office:value-type="float" office:value="1085" calcext:value-type="float">
            <text:p>1085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17" calcext:value-type="date">
            <text:p>2020-04-17</text:p>
          </table:table-cell>
          <table:table-cell table:style-name="ce2" table:formula="of:=DAYS([.A55];[.$A$3])" office:value-type="float" office:value="77" calcext:value-type="float">
            <text:p>77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5]/[$Constant.$C$4]" office:value-type="float" office:value="0.0004610696901" calcext:value-type="float">
            <text:p>4.611E-04</text:p>
          </table:table-cell>
          <table:table-cell table:style-name="ce32" table:formula="of:=[.E55]*0.05+MAX([.$E$26:.$E$56])" office:value-type="float" office:value="0.000489171382905" calcext:value-type="float">
            <text:p>4.892E-04</text:p>
          </table:table-cell>
          <table:table-cell table:style-name="ce33" table:formula="of:=[.S55]/[$Constant.$C$4]" office:value-type="float" office:value="0.0003432781634" calcext:value-type="float">
            <text:p>3.433E-04</text:p>
          </table:table-cell>
          <table:table-cell table:style-name="ce34" table:formula="of:=[.G55]*0.05+MAX([.$G$25:.$G$56])*0.03" office:value-type="float" office:value="0.000028484515252" calcext:value-type="float">
            <text:p>2.848E-05</text:p>
          </table:table-cell>
          <table:table-cell table:style-name="ce36" table:formula="of:=[.U55]/[$Constant.$C$4]" office:value-type="float" office:value="0.00009381253731" calcext:value-type="float">
            <text:p>9.381E-05</text:p>
          </table:table-cell>
          <table:table-cell table:style-name="ce39" table:formula="of:=[.I55]*0.05+MAX([.$I$25:.$I$56])*0.03" office:value-type="float" office:value="0.0000075176235054" calcext:value-type="float">
            <text:p>7.51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7" calcext:value-type="date">
            <text:p>Apr 17</text:p>
          </table:table-cell>
          <table:table-cell table:style-name="ce43" office:value-type="float" office:value="5387" calcext:value-type="float">
            <text:p>5387</text:p>
          </table:table-cell>
          <table:table-cell table:style-name="ce43" office:value-type="float" office:value="85" calcext:value-type="float">
            <text:p>85</text:p>
          </table:table-cell>
          <table:table-cell table:style-name="ce44" office:value-type="float" office:value="816" calcext:value-type="float">
            <text:p>816</text:p>
          </table:table-cell>
          <table:table-cell table:style-name="ce43" office:value-type="float" office:value="21" calcext:value-type="float">
            <text:p>21</text:p>
          </table:table-cell>
          <table:table-cell table:style-name="ce45" office:value-type="float" office:value="223" calcext:value-type="float">
            <text:p>223</text:p>
          </table:table-cell>
          <table:table-cell table:style-name="ce47" office:value-type="float" office:value="1096" calcext:value-type="float">
            <text:p>1096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>
          <table:table-cell table:style-name="ce22" office:value-type="date" office:date-value="2020-04-18" calcext:value-type="date">
            <text:p>2020-04-18</text:p>
          </table:table-cell>
          <table:table-cell table:style-name="ce2" table:formula="of:=DAYS([.A56];[.$A$3])" office:value-type="float" office:value="78" calcext:value-type="float">
            <text:p>78</text:p>
          </table:table-cell>
          <table:table-cell table:style-name="ce25" office:value-type="float" office:value="0" calcext:value-type="float">
            <text:p>0.000E+00</text:p>
          </table:table-cell>
          <table:table-cell table:style-name="ce28" office:value-type="string" calcext:value-type="string">
            <text:p>inf</text:p>
          </table:table-cell>
          <table:table-cell table:style-name="ce30" table:formula="of:=[.V56]/[$Constant.$C$4]" office:value-type="float" office:value="0.0004610696901" calcext:value-type="float">
            <text:p>4.611E-04</text:p>
          </table:table-cell>
          <table:table-cell table:style-name="ce32" table:formula="of:=[.E56]*0.05+MAX([.$E$26:.$E$56])" office:value-type="float" office:value="0.000489171382905" calcext:value-type="float">
            <text:p>4.892E-04</text:p>
          </table:table-cell>
          <table:table-cell table:style-name="ce33" table:formula="of:=[.S56]/[$Constant.$C$4]" office:value-type="float" office:value="0.0003773535694" calcext:value-type="float">
            <text:p>3.774E-04</text:p>
          </table:table-cell>
          <table:table-cell table:style-name="ce34" table:formula="of:=[.G56]*0.05+MAX([.$G$25:.$G$56])*0.03" office:value-type="float" office:value="0.000030188285552" calcext:value-type="float">
            <text:p>3.019E-05</text:p>
          </table:table-cell>
          <table:table-cell table:style-name="ce36" table:formula="of:=[.U56]/[$Constant.$C$4]" office:value-type="float" office:value="0.00009381253731" calcext:value-type="float">
            <text:p>9.381E-05</text:p>
          </table:table-cell>
          <table:table-cell table:style-name="ce39" table:formula="of:=[.I56]*0.05+MAX([.$I$25:.$I$56])*0.03" office:value-type="float" office:value="0.0000075176235054" calcext:value-type="float">
            <text:p>7.51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3" calcext:value-type="float">
            <text:p>0.3</text:p>
          </table:table-cell>
          <table:table-cell table:style-name="ce2" office:value-type="string" calcext:value-type="string">
            <text:p>%</text:p>
          </table:table-cell>
          <table:table-cell table:style-name="ce41" office:value-type="date" office:date-value="2020-04-18" calcext:value-type="date">
            <text:p>Apr 18</text:p>
          </table:table-cell>
          <table:table-cell table:style-name="ce43" office:value-type="float" office:value="5651" calcext:value-type="float">
            <text:p>5651</text:p>
          </table:table-cell>
          <table:table-cell table:style-name="ce43" office:value-type="float" office:value="264" calcext:value-type="float">
            <text:p>264</text:p>
          </table:table-cell>
          <table:table-cell table:style-name="ce44" office:value-type="float" office:value="897" calcext:value-type="float">
            <text:p>897</text:p>
          </table:table-cell>
          <table:table-cell table:style-name="ce43" office:value-type="float" office:value="81" calcext:value-type="float">
            <text:p>81</text:p>
          </table:table-cell>
          <table:table-cell table:style-name="ce45" office:value-type="float" office:value="223" calcext:value-type="float">
            <text:p>223</text:p>
          </table:table-cell>
          <table:table-cell table:style-name="ce47" office:value-type="float" office:value="1096" calcext:value-type="float">
            <text:p>1096</text:p>
          </table:table-cell>
          <table:table-cell table:style-name="ce1" table:number-columns-repeated="2"/>
          <table:table-cell table:style-name="ce3" table:number-columns-repeated="17"/>
          <table:table-cell table:number-columns-repeated="23"/>
        </table:table-row>
        <table:table-row table:style-name="ro1" table:number-rows-repeated="17">
          <table:table-cell table:style-name="ce22"/>
          <table:table-cell table:style-name="ce2"/>
          <table:table-cell table:style-name="ce23"/>
          <table:table-cell table:style-name="ce26"/>
          <table:table-cell table:style-name="ce29"/>
          <table:table-cell table:style-name="ce31"/>
          <table:table-cell table:style-name="ce29"/>
          <table:table-cell table:style-name="ce31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27"/>
          <table:table-cell table:number-columns-repeated="23"/>
        </table:table-row>
        <table:table-row table:style-name="ro1" table:number-rows-repeated="927">
          <table:table-cell table:style-name="ce1"/>
          <table:table-cell table:style-name="ce3"/>
          <table:table-cell table:style-name="ce23"/>
          <table:table-cell table:style-name="ce26"/>
          <table:table-cell table:style-name="ce29"/>
          <table:table-cell table:style-name="ce31"/>
          <table:table-cell table:style-name="ce29"/>
          <table:table-cell table:style-name="ce31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27"/>
          <table:table-cell table:number-columns-repeated="23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ockholm.E1:Stockholm.F2 Stockholm.G1:Stockholm.H1000 Stockholm.E26:Stockholm.F1000">
            <calcext:condition calcext:apply-style-name="ConditionalStyle_7" calcext:value="contains-text(&quot;inf&quot;)" calcext:base-cell-address="Stockholm.E1"/>
          </calcext:conditional-format>
          <calcext:conditional-format calcext:target-range-address="Stockholm.E1:Stockholm.F2 Stockholm.G1:Stockholm.H1000 Stockholm.E26:Stockholm.F1000 Stockholm.I3:Stockholm.J24">
            <calcext:condition calcext:apply-style-name="ConditionalStyle_7" calcext:value="=0" calcext:base-cell-address="Stockholm.E1"/>
          </calcext:conditional-format>
          <calcext:conditional-format calcext:target-range-address="Stockholm.I3:Stockholm.J24">
            <calcext:condition calcext:apply-style-name="ConditionalStyle_7" calcext:value="contains-text(&quot;inf&quot;)" calcext:base-cell-address="Stockholm.I3"/>
          </calcext:conditional-format>
        </calcext:conditional-formats>
      </table:table>
      <table:table table:name="Sweden" table:style-name="ta10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3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9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" table:number-columns-repeated="20" table:default-cell-style-name="Default"/>
        <table:table-column table:style-name="co7" table:number-columns-repeated="23" table:default-cell-style-name="Default"/>
        <table:table-row table:style-name="ro1">
          <table:table-cell table:style-name="ce1" office:value-type="string" calcext:value-type="string">
            <text:p>!!SBtab</text:p>
          </table:table-cell>
          <table:table-cell table:style-name="ce2" office:value-type="string" calcext:value-type="string">
            <text:p>Document='covid19' TableName='Sweden' TableType='QuantityMatrix' TableTitle='taken from folkhälsomyndigheten 2020-04-05'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37"/>
          <table:table-cell table:style-name="ce23"/>
          <table:table-cell table:style-name="ce37"/>
          <table:table-cell table:style-name="ce2"/>
          <table:table-cell table:style-name="ce26"/>
          <table:table-cell table:style-name="ce2"/>
          <table:table-cell table:style-name="ce26"/>
          <table:table-cell table:style-name="ce2" table:number-columns-repeated="27"/>
          <table:table-cell table:number-columns-repeated="23"/>
        </table:table-row>
        <table:table-row table:style-name="ro1">
          <table:table-cell table:style-name="ce1" office:value-type="string" calcext:value-type="string">
            <text:p>!TimePoint</text:p>
          </table:table-cell>
          <table:table-cell table:style-name="ce2" office:value-type="string" calcext:value-type="string">
            <text:p>!Time</text:p>
          </table:table-cell>
          <table:table-cell table:style-name="ce23" office:value-type="string" calcext:value-type="string">
            <text:p>&gt;INFCT</text:p>
          </table:table-cell>
          <table:table-cell table:style-name="ce26" office:value-type="string" calcext:value-type="string">
            <text:p>SDINFCT</text:p>
          </table:table-cell>
          <table:table-cell table:style-name="ce23" office:value-type="string" calcext:value-type="string">
            <text:p>&gt;REC</text:p>
          </table:table-cell>
          <table:table-cell table:style-name="ce26" office:value-type="string" calcext:value-type="string">
            <text:p>SDREC</text:p>
          </table:table-cell>
          <table:table-cell table:style-name="ce23" office:value-type="string" calcext:value-type="string">
            <text:p>&gt;DEAD</text:p>
          </table:table-cell>
          <table:table-cell table:style-name="ce37" office:value-type="string" calcext:value-type="string">
            <text:p>SDDEAD</text:p>
          </table:table-cell>
          <table:table-cell table:style-name="ce23" office:value-type="string" calcext:value-type="string">
            <text:p>&gt;KRIT</text:p>
          </table:table-cell>
          <table:table-cell table:style-name="ce37" office:value-type="string" calcext:value-type="string">
            <text:p>SDKRIT</text:p>
          </table:table-cell>
          <table:table-cell table:style-name="ce2" office:value-type="string" calcext:value-type="string">
            <text:p>&gt;NEQ0</text:p>
          </table:table-cell>
          <table:table-cell table:style-name="ce26" office:value-type="string" calcext:value-type="string">
            <text:p>SDNEQ0</text:p>
          </table:table-cell>
          <table:table-cell table:style-name="ce2" office:value-type="string" calcext:value-type="string">
            <text:p>&gt;NEQ1</text:p>
          </table:table-cell>
          <table:table-cell table:style-name="ce26" office:value-type="string" calcext:value-type="string">
            <text:p>SDNEQ1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%new cases</text:p>
          </table:table-cell>
          <table:table-cell table:style-name="ce2" office:value-type="string" calcext:value-type="string">
            <text:p>%Cases</text:p>
          </table:table-cell>
          <table:table-cell table:style-name="ce2" office:value-type="string" calcext:value-type="string">
            <text:p>%Recoveries</text:p>
          </table:table-cell>
          <table:table-cell table:style-name="ce2" office:value-type="string" calcext:value-type="string">
            <text:p>%Deaths</text:p>
          </table:table-cell>
          <table:table-cell table:style-name="ce2" office:value-type="string" calcext:value-type="string">
            <text:p>%new iva cases</text:p>
          </table:table-cell>
          <table:table-cell table:style-name="ce2" office:value-type="string" calcext:value-type="string">
            <text:p>%cumulative iva cases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1-31" calcext:value-type="date">
            <text:p>2020-01-31</text:p>
          </table:table-cell>
          <table:table-cell table:style-name="ce2" table:formula="of:=DAYS([.A3];[.$A$3])" office:value-type="float" office:value="0" calcext:value-type="float">
            <text:p>0</text:p>
          </table:table-cell>
          <table:table-cell table:style-name="ce23" table:formula="of:=[.Q3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]/[$Constant.$C$3]" office:value-type="float" office:value="0" calcext:value-type="float">
            <text:p>0.000E+00</text:p>
          </table:table-cell>
          <table:table-cell table:style-name="ce37" table:formula="of:=[.G3]/20+MAX([.$G$3:.$G$33])/20" office:value-type="float" office:value="0.0000006669960475" calcext:value-type="float">
            <text:p>6.670E-07</text:p>
          </table:table-cell>
          <table:table-cell table:style-name="ce23" table:formula="of:=[.U3]/[$Constant.$C$3]" office:value-type="float" office:value="0" calcext:value-type="float">
            <text:p>0.000E+00</text:p>
          </table:table-cell>
          <table:table-cell table:style-name="ce37" table:formula="of:=[.I3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1+[.P3]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3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2-26" calcext:value-type="date">
            <text:p>2020-02-26</text:p>
          </table:table-cell>
          <table:table-cell table:style-name="ce2" table:formula="of:=DAYS([.A4];[.$A$3])" office:value-type="float" office:value="26" calcext:value-type="float">
            <text:p>26</text:p>
          </table:table-cell>
          <table:table-cell table:style-name="ce23" table:formula="of:=[.Q4]/[$Constant.$C$3]" office:value-type="float" office:value="0.0000002964426877" calcext:value-type="float">
            <text:p>2.964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4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4]/[$Constant.$C$3]" office:value-type="float" office:value="0" calcext:value-type="float">
            <text:p>0.000E+00</text:p>
          </table:table-cell>
          <table:table-cell table:style-name="ce37" table:formula="of:=[.G4]/20+MAX([.$G$3:.$G$33])/20" office:value-type="float" office:value="0.0000006669960475" calcext:value-type="float">
            <text:p>6.670E-07</text:p>
          </table:table-cell>
          <table:table-cell table:style-name="ce23" table:formula="of:=[.U4]/[$Constant.$C$3]" office:value-type="float" office:value="0" calcext:value-type="float">
            <text:p>0.000E+00</text:p>
          </table:table-cell>
          <table:table-cell table:style-name="ce37" table:formula="of:=[.I4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Q3]+[.P4]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4]+[.U3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2-27" calcext:value-type="date">
            <text:p>2020-02-27</text:p>
          </table:table-cell>
          <table:table-cell table:style-name="ce2" table:formula="of:=DAYS([.A5];[.$A$3])" office:value-type="float" office:value="27" calcext:value-type="float">
            <text:p>27</text:p>
          </table:table-cell>
          <table:table-cell table:style-name="ce23" table:formula="of:=[.Q5]/[$Constant.$C$3]" office:value-type="float" office:value="0.000001086956522" calcext:value-type="float">
            <text:p>1.087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5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5]/[$Constant.$C$3]" office:value-type="float" office:value="0" calcext:value-type="float">
            <text:p>0.000E+00</text:p>
          </table:table-cell>
          <table:table-cell table:style-name="ce37" table:formula="of:=[.G5]/20+MAX([.$G$3:.$G$33])/20" office:value-type="float" office:value="0.0000006669960475" calcext:value-type="float">
            <text:p>6.670E-07</text:p>
          </table:table-cell>
          <table:table-cell table:style-name="ce23" table:formula="of:=[.U5]/[$Constant.$C$3]" office:value-type="float" office:value="0" calcext:value-type="float">
            <text:p>0.000E+00</text:p>
          </table:table-cell>
          <table:table-cell table:style-name="ce37" table:formula="of:=[.I5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[.Q4]+[.P5]" office:value-type="float" office:value="11" calcext:value-type="float">
            <text:p>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5]+[.U4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2-28" calcext:value-type="date">
            <text:p>2020-02-28</text:p>
          </table:table-cell>
          <table:table-cell table:style-name="ce2" table:formula="of:=DAYS([.A6];[.$A$3])" office:value-type="float" office:value="28" calcext:value-type="float">
            <text:p>28</text:p>
          </table:table-cell>
          <table:table-cell table:style-name="ce23" table:formula="of:=[.Q6]/[$Constant.$C$3]" office:value-type="float" office:value="0.000001383399209" calcext:value-type="float">
            <text:p>1.383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6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6]/[$Constant.$C$3]" office:value-type="float" office:value="0" calcext:value-type="float">
            <text:p>0.000E+00</text:p>
          </table:table-cell>
          <table:table-cell table:style-name="ce37" table:formula="of:=[.G6]/20+MAX([.$G$3:.$G$33])/20" office:value-type="float" office:value="0.0000006669960475" calcext:value-type="float">
            <text:p>6.670E-07</text:p>
          </table:table-cell>
          <table:table-cell table:style-name="ce23" table:formula="of:=[.U6]/[$Constant.$C$3]" office:value-type="float" office:value="0" calcext:value-type="float">
            <text:p>0.000E+00</text:p>
          </table:table-cell>
          <table:table-cell table:style-name="ce37" table:formula="of:=[.I6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Q5]+[.P6]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6]+[.U5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2-29" calcext:value-type="date">
            <text:p>2020-02-29</text:p>
          </table:table-cell>
          <table:table-cell table:style-name="ce2" table:formula="of:=DAYS([.A7];[.$A$3])" office:value-type="float" office:value="29" calcext:value-type="float">
            <text:p>29</text:p>
          </table:table-cell>
          <table:table-cell table:style-name="ce23" table:formula="of:=[.Q7]/[$Constant.$C$3]" office:value-type="float" office:value="0.000001383399209" calcext:value-type="float">
            <text:p>1.383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7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7]/[$Constant.$C$3]" office:value-type="float" office:value="0" calcext:value-type="float">
            <text:p>0.000E+00</text:p>
          </table:table-cell>
          <table:table-cell table:style-name="ce37" table:formula="of:=[.G7]/20+MAX([.$G$3:.$G$33])/20" office:value-type="float" office:value="0.0000006669960475" calcext:value-type="float">
            <text:p>6.670E-07</text:p>
          </table:table-cell>
          <table:table-cell table:style-name="ce23" table:formula="of:=[.U7]/[$Constant.$C$3]" office:value-type="float" office:value="0" calcext:value-type="float">
            <text:p>0.000E+00</text:p>
          </table:table-cell>
          <table:table-cell table:style-name="ce37" table:formula="of:=[.I7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Q6]+[.P7]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7]+[.U6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01" calcext:value-type="date">
            <text:p>2020-03-01</text:p>
          </table:table-cell>
          <table:table-cell table:style-name="ce2" table:formula="of:=DAYS([.A8];[.$A$3])" office:value-type="float" office:value="30" calcext:value-type="float">
            <text:p>30</text:p>
          </table:table-cell>
          <table:table-cell table:style-name="ce23" table:formula="of:=[.Q8]/[$Constant.$C$3]" office:value-type="float" office:value="0.000001877470356" calcext:value-type="float">
            <text:p>1.877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8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8]/[$Constant.$C$3]" office:value-type="float" office:value="0" calcext:value-type="float">
            <text:p>0.000E+00</text:p>
          </table:table-cell>
          <table:table-cell table:style-name="ce37" table:formula="of:=[.G8]/20+MAX([.$G$3:.$G$33])/20" office:value-type="float" office:value="0.0000006669960475" calcext:value-type="float">
            <text:p>6.670E-07</text:p>
          </table:table-cell>
          <table:table-cell table:style-name="ce23" table:formula="of:=[.U8]/[$Constant.$C$3]" office:value-type="float" office:value="0" calcext:value-type="float">
            <text:p>0.000E+00</text:p>
          </table:table-cell>
          <table:table-cell table:style-name="ce37" table:formula="of:=[.I8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Q7]+[.P8]" office:value-type="float" office:value="19" calcext:value-type="float">
            <text:p>1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8]+[.U7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02" calcext:value-type="date">
            <text:p>2020-03-02</text:p>
          </table:table-cell>
          <table:table-cell table:style-name="ce2" table:formula="of:=DAYS([.A9];[.$A$3])" office:value-type="float" office:value="31" calcext:value-type="float">
            <text:p>31</text:p>
          </table:table-cell>
          <table:table-cell table:style-name="ce23" table:formula="of:=[.Q9]/[$Constant.$C$3]" office:value-type="float" office:value="0.000003162055336" calcext:value-type="float">
            <text:p>3.162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9]/[$Constant.$C$3]" office:value-type="float" office:value="0" calcext:value-type="float">
            <text:p>0.000E+00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9]/[$Constant.$C$3]" office:value-type="float" office:value="0" calcext:value-type="float">
            <text:p>0.000E+00</text:p>
          </table:table-cell>
          <table:table-cell table:style-name="ce37" table:formula="of:=[.G9]/20+MAX([.$G$3:.$G$33])/20" office:value-type="float" office:value="0.0000006669960475" calcext:value-type="float">
            <text:p>6.670E-07</text:p>
          </table:table-cell>
          <table:table-cell table:style-name="ce23" table:formula="of:=[.U9]/[$Constant.$C$3]" office:value-type="float" office:value="0" calcext:value-type="float">
            <text:p>0.000E+00</text:p>
          </table:table-cell>
          <table:table-cell table:style-name="ce37" table:formula="of:=[.I9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[.Q8]+[.P9]" office:value-type="float" office:value="32" calcext:value-type="float">
            <text:p>3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[.T9]+[.U8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03" calcext:value-type="date">
            <text:p>2020-03-03</text:p>
          </table:table-cell>
          <table:table-cell table:style-name="ce2" table:formula="of:=DAYS([.A10];[.$A$3])" office:value-type="float" office:value="32" calcext:value-type="float">
            <text:p>32</text:p>
          </table:table-cell>
          <table:table-cell table:style-name="ce23" table:formula="of:=[.Q10]/[$Constant.$C$3]" office:value-type="float" office:value="0.000006027667984" calcext:value-type="float">
            <text:p>6.028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0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0]/[$Constant.$C$3]" office:value-type="float" office:value="0" calcext:value-type="float">
            <text:p>0.000E+00</text:p>
          </table:table-cell>
          <table:table-cell table:style-name="ce37" table:formula="of:=[.G10]/20+MAX([.$G$3:.$G$33])/20" office:value-type="float" office:value="0.0000006669960475" calcext:value-type="float">
            <text:p>6.670E-07</text:p>
          </table:table-cell>
          <table:table-cell table:style-name="ce23" table:formula="of:=[.U10]/[$Constant.$C$3]" office:value-type="float" office:value="0" calcext:value-type="float">
            <text:p>0.000E+00</text:p>
          </table:table-cell>
          <table:table-cell table:style-name="ce37" table:formula="of:=[.I10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29" calcext:value-type="float">
            <text:p>29</text:p>
          </table:table-cell>
          <table:table-cell table:style-name="ce2" table:formula="of:=[.Q9]+[.P10]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T10]+[.U9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04" calcext:value-type="date">
            <text:p>2020-03-04</text:p>
          </table:table-cell>
          <table:table-cell table:style-name="ce2" table:formula="of:=DAYS([.A11];[.$A$3])" office:value-type="float" office:value="33" calcext:value-type="float">
            <text:p>33</text:p>
          </table:table-cell>
          <table:table-cell table:style-name="ce23" table:formula="of:=[.Q11]/[$Constant.$C$3]" office:value-type="float" office:value="0.000008498023715" calcext:value-type="float">
            <text:p>8.498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1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1]/[$Constant.$C$3]" office:value-type="float" office:value="0" calcext:value-type="float">
            <text:p>0.000E+00</text:p>
          </table:table-cell>
          <table:table-cell table:style-name="ce37" table:formula="of:=[.G11]/20+MAX([.$G$3:.$G$33])/20" office:value-type="float" office:value="0.0000006669960475" calcext:value-type="float">
            <text:p>6.670E-07</text:p>
          </table:table-cell>
          <table:table-cell table:style-name="ce23" table:formula="of:=[.U11]/[$Constant.$C$3]" office:value-type="float" office:value="0" calcext:value-type="float">
            <text:p>0.000E+00</text:p>
          </table:table-cell>
          <table:table-cell table:style-name="ce37" table:formula="of:=[.I11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formula="of:=[.Q10]+[.P11]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T11]+[.U10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05" calcext:value-type="date">
            <text:p>2020-03-05</text:p>
          </table:table-cell>
          <table:table-cell table:style-name="ce2" table:formula="of:=DAYS([.A12];[.$A$3])" office:value-type="float" office:value="34" calcext:value-type="float">
            <text:p>34</text:p>
          </table:table-cell>
          <table:table-cell table:style-name="ce23" table:formula="of:=[.Q12]/[$Constant.$C$3]" office:value-type="float" office:value="0.00001442687747" calcext:value-type="float">
            <text:p>1.443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2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2]/[$Constant.$C$3]" office:value-type="float" office:value="0" calcext:value-type="float">
            <text:p>0.000E+00</text:p>
          </table:table-cell>
          <table:table-cell table:style-name="ce37" table:formula="of:=[.G12]/20+MAX([.$G$3:.$G$33])/20" office:value-type="float" office:value="0.0000006669960475" calcext:value-type="float">
            <text:p>6.670E-07</text:p>
          </table:table-cell>
          <table:table-cell table:style-name="ce23" table:formula="of:=[.U12]/[$Constant.$C$3]" office:value-type="float" office:value="0" calcext:value-type="float">
            <text:p>0.000E+00</text:p>
          </table:table-cell>
          <table:table-cell table:style-name="ce37" table:formula="of:=[.I12]/20+MAX([.$I$3:.$I$35])/20" office:value-type="float" office:value="0.000001220355731" calcext:value-type="float">
            <text:p>1.22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60" calcext:value-type="float">
            <text:p>60</text:p>
          </table:table-cell>
          <table:table-cell table:style-name="ce2" table:formula="of:=[.Q11]+[.P12]" office:value-type="float" office:value="146" calcext:value-type="float">
            <text:p>14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T12]+[.U11]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06" calcext:value-type="date">
            <text:p>2020-03-06</text:p>
          </table:table-cell>
          <table:table-cell table:style-name="ce2" table:formula="of:=DAYS([.A13];[.$A$3])" office:value-type="float" office:value="35" calcext:value-type="float">
            <text:p>35</text:p>
          </table:table-cell>
          <table:table-cell table:style-name="ce23" table:formula="of:=[.Q13]/[$Constant.$C$3]" office:value-type="float" office:value="0.00001768774704" calcext:value-type="float">
            <text:p>1.769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3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3]/[$Constant.$C$3]" office:value-type="float" office:value="0" calcext:value-type="float">
            <text:p>0.000E+00</text:p>
          </table:table-cell>
          <table:table-cell table:style-name="ce37" table:formula="of:=[.G13]/20+MAX([.$G$3:.$G$33])/20" office:value-type="float" office:value="0.0000006669960475" calcext:value-type="float">
            <text:p>6.670E-07</text:p>
          </table:table-cell>
          <table:table-cell table:style-name="ce23" table:formula="of:=[.U13]/[$Constant.$C$3]" office:value-type="float" office:value="0.00000009881422925" calcext:value-type="float">
            <text:p>9.881E-08</text:p>
          </table:table-cell>
          <table:table-cell table:style-name="ce37" table:formula="of:=[.I13]/20+MAX([.$I$3:.$I$35])/20" office:value-type="float" office:value="0.0000012252964424625" calcext:value-type="float">
            <text:p>1.22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33" calcext:value-type="float">
            <text:p>33</text:p>
          </table:table-cell>
          <table:table-cell table:style-name="ce2" table:formula="of:=[.Q12]+[.P13]" office:value-type="float" office:value="179" calcext:value-type="float">
            <text:p>1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T13]+[.U12]" office:value-type="float" office:value="1" calcext:value-type="float">
            <text:p>1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07" calcext:value-type="date">
            <text:p>2020-03-07</text:p>
          </table:table-cell>
          <table:table-cell table:style-name="ce2" table:formula="of:=DAYS([.A14];[.$A$3])" office:value-type="float" office:value="36" calcext:value-type="float">
            <text:p>36</text:p>
          </table:table-cell>
          <table:table-cell table:style-name="ce23" table:formula="of:=[.Q14]/[$Constant.$C$3]" office:value-type="float" office:value="0.00002223320158" calcext:value-type="float">
            <text:p>2.223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4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4]/[$Constant.$C$3]" office:value-type="float" office:value="0" calcext:value-type="float">
            <text:p>0.000E+00</text:p>
          </table:table-cell>
          <table:table-cell table:style-name="ce37" table:formula="of:=[.G14]/20+MAX([.$G$3:.$G$33])/20" office:value-type="float" office:value="0.0000006669960475" calcext:value-type="float">
            <text:p>6.670E-07</text:p>
          </table:table-cell>
          <table:table-cell table:style-name="ce23" table:formula="of:=[.U14]/[$Constant.$C$3]" office:value-type="float" office:value="0.0000001976284585" calcext:value-type="float">
            <text:p>1.976E-07</text:p>
          </table:table-cell>
          <table:table-cell table:style-name="ce37" table:formula="of:=[.I14]/20+MAX([.$I$3:.$I$35])/20" office:value-type="float" office:value="0.000001230237153925" calcext:value-type="float">
            <text:p>1.23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46" calcext:value-type="float">
            <text:p>46</text:p>
          </table:table-cell>
          <table:table-cell table:style-name="ce2" table:formula="of:=[.Q13]+[.P14]" office:value-type="float" office:value="225" calcext:value-type="float">
            <text:p>2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T14]+[.U13]" office:value-type="float" office:value="2" calcext:value-type="float">
            <text:p>2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08" calcext:value-type="date">
            <text:p>2020-03-08</text:p>
          </table:table-cell>
          <table:table-cell table:style-name="ce2" table:formula="of:=DAYS([.A15];[.$A$3])" office:value-type="float" office:value="37" calcext:value-type="float">
            <text:p>37</text:p>
          </table:table-cell>
          <table:table-cell table:style-name="ce23" table:formula="of:=[.Q15]/[$Constant.$C$3]" office:value-type="float" office:value="0.00003221343874" calcext:value-type="float">
            <text:p>3.221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5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5]/[$Constant.$C$3]" office:value-type="float" office:value="0" calcext:value-type="float">
            <text:p>0.000E+00</text:p>
          </table:table-cell>
          <table:table-cell table:style-name="ce37" table:formula="of:=[.G15]/20+MAX([.$G$3:.$G$33])/20" office:value-type="float" office:value="0.0000006669960475" calcext:value-type="float">
            <text:p>6.670E-07</text:p>
          </table:table-cell>
          <table:table-cell table:style-name="ce23" table:formula="of:=[.U15]/[$Constant.$C$3]" office:value-type="float" office:value="0.000000395256917" calcext:value-type="float">
            <text:p>3.953E-07</text:p>
          </table:table-cell>
          <table:table-cell table:style-name="ce37" table:formula="of:=[.I15]/20+MAX([.$I$3:.$I$35])/20" office:value-type="float" office:value="0.00000124011857685" calcext:value-type="float">
            <text:p>1.24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01" calcext:value-type="float">
            <text:p>101</text:p>
          </table:table-cell>
          <table:table-cell table:style-name="ce2" table:formula="of:=[.Q14]+[.P15]" office:value-type="float" office:value="326" calcext:value-type="float">
            <text:p>3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T15]+[.U14]" office:value-type="float" office:value="4" calcext:value-type="float">
            <text:p>4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09" calcext:value-type="date">
            <text:p>2020-03-09</text:p>
          </table:table-cell>
          <table:table-cell table:style-name="ce2" table:formula="of:=DAYS([.A16];[.$A$3])" office:value-type="float" office:value="38" calcext:value-type="float">
            <text:p>38</text:p>
          </table:table-cell>
          <table:table-cell table:style-name="ce23" table:formula="of:=[.Q16]/[$Constant.$C$3]" office:value-type="float" office:value="0.0000418972332" calcext:value-type="float">
            <text:p>4.190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6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6]/[$Constant.$C$3]" office:value-type="float" office:value="0" calcext:value-type="float">
            <text:p>0.000E+00</text:p>
          </table:table-cell>
          <table:table-cell table:style-name="ce37" table:formula="of:=[.G16]/20+MAX([.$G$3:.$G$33])/20" office:value-type="float" office:value="0.0000006669960475" calcext:value-type="float">
            <text:p>6.670E-07</text:p>
          </table:table-cell>
          <table:table-cell table:style-name="ce23" table:formula="of:=[.U16]/[$Constant.$C$3]" office:value-type="float" office:value="0.000000395256917" calcext:value-type="float">
            <text:p>3.953E-07</text:p>
          </table:table-cell>
          <table:table-cell table:style-name="ce37" table:formula="of:=[.I16]/20+MAX([.$I$3:.$I$35])/20" office:value-type="float" office:value="0.00000124011857685" calcext:value-type="float">
            <text:p>1.24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98" calcext:value-type="float">
            <text:p>98</text:p>
          </table:table-cell>
          <table:table-cell table:style-name="ce2" table:formula="of:=[.Q15]+[.P16]" office:value-type="float" office:value="424" calcext:value-type="float">
            <text:p>4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T16]+[.U15]" office:value-type="float" office:value="4" calcext:value-type="float">
            <text:p>4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0" calcext:value-type="date">
            <text:p>2020-03-10</text:p>
          </table:table-cell>
          <table:table-cell table:style-name="ce2" table:formula="of:=DAYS([.A17];[.$A$3])" office:value-type="float" office:value="39" calcext:value-type="float">
            <text:p>39</text:p>
          </table:table-cell>
          <table:table-cell table:style-name="ce23" table:formula="of:=[.Q17]/[$Constant.$C$3]" office:value-type="float" office:value="0.00006126482213" calcext:value-type="float">
            <text:p>6.126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7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7]/[$Constant.$C$3]" office:value-type="float" office:value="0" calcext:value-type="float">
            <text:p>0.000E+00</text:p>
          </table:table-cell>
          <table:table-cell table:style-name="ce37" table:formula="of:=[.G17]/20+MAX([.$G$3:.$G$33])/20" office:value-type="float" office:value="0.0000006669960475" calcext:value-type="float">
            <text:p>6.670E-07</text:p>
          </table:table-cell>
          <table:table-cell table:style-name="ce23" table:formula="of:=[.U17]/[$Constant.$C$3]" office:value-type="float" office:value="0.0000005928853755" calcext:value-type="float">
            <text:p>5.929E-07</text:p>
          </table:table-cell>
          <table:table-cell table:style-name="ce37" table:formula="of:=[.I17]/20+MAX([.$I$3:.$I$35])/20" office:value-type="float" office:value="0.000001249999999775" calcext:value-type="float">
            <text:p>1.25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96" calcext:value-type="float">
            <text:p>196</text:p>
          </table:table-cell>
          <table:table-cell table:style-name="ce2" table:formula="of:=[.Q16]+[.P17]" office:value-type="float" office:value="620" calcext:value-type="float">
            <text:p>6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T17]+[.U16]" office:value-type="float" office:value="6" calcext:value-type="float">
            <text:p>6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1" calcext:value-type="date">
            <text:p>2020-03-11</text:p>
          </table:table-cell>
          <table:table-cell table:style-name="ce2" table:formula="of:=DAYS([.A18];[.$A$3])" office:value-type="float" office:value="40" calcext:value-type="float">
            <text:p>40</text:p>
          </table:table-cell>
          <table:table-cell table:style-name="ce23" table:formula="of:=[.Q18]/[$Constant.$C$3]" office:value-type="float" office:value="0.00007618577075" calcext:value-type="float">
            <text:p>7.619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8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8]/[$Constant.$C$3]" office:value-type="float" office:value="0.00000009881422925" calcext:value-type="float">
            <text:p>9.881E-08</text:p>
          </table:table-cell>
          <table:table-cell table:style-name="ce37" table:formula="of:=[.G18]/20+MAX([.$G$3:.$G$33])/20" office:value-type="float" office:value="0.0000006719367589625" calcext:value-type="float">
            <text:p>6.719E-07</text:p>
          </table:table-cell>
          <table:table-cell table:style-name="ce23" table:formula="of:=[.U18]/[$Constant.$C$3]" office:value-type="float" office:value="0.0000005928853755" calcext:value-type="float">
            <text:p>5.929E-07</text:p>
          </table:table-cell>
          <table:table-cell table:style-name="ce37" table:formula="of:=[.I18]/20+MAX([.$I$3:.$I$35])/20" office:value-type="float" office:value="0.000001249999999775" calcext:value-type="float">
            <text:p>1.25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51" calcext:value-type="float">
            <text:p>151</text:p>
          </table:table-cell>
          <table:table-cell table:style-name="ce2" table:formula="of:=[.Q17]+[.P18]" office:value-type="float" office:value="771" calcext:value-type="float">
            <text:p>77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T18]+[.U17]" office:value-type="float" office:value="6" calcext:value-type="float">
            <text:p>6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2" calcext:value-type="date">
            <text:p>2020-03-12</text:p>
          </table:table-cell>
          <table:table-cell table:style-name="ce2" table:formula="of:=DAYS([.A19];[.$A$3])" office:value-type="float" office:value="41" calcext:value-type="float">
            <text:p>41</text:p>
          </table:table-cell>
          <table:table-cell table:style-name="ce23" table:formula="of:=[.Q19]/[$Constant.$C$3]" office:value-type="float" office:value="0.0000912055336" calcext:value-type="float">
            <text:p>9.121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19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19]/[$Constant.$C$3]" office:value-type="float" office:value="0.00000009881422925" calcext:value-type="float">
            <text:p>9.881E-08</text:p>
          </table:table-cell>
          <table:table-cell table:style-name="ce37" table:formula="of:=[.G19]/20+MAX([.$G$3:.$G$33])/20" office:value-type="float" office:value="0.0000006719367589625" calcext:value-type="float">
            <text:p>6.719E-07</text:p>
          </table:table-cell>
          <table:table-cell table:style-name="ce23" table:formula="of:=[.U19]/[$Constant.$C$3]" office:value-type="float" office:value="0.0000006916996047" calcext:value-type="float">
            <text:p>6.917E-07</text:p>
          </table:table-cell>
          <table:table-cell table:style-name="ce37" table:formula="of:=[.I19]/20+MAX([.$I$3:.$I$35])/20" office:value-type="float" office:value="0.000001254940711235" calcext:value-type="float">
            <text:p>1.25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52" calcext:value-type="float">
            <text:p>152</text:p>
          </table:table-cell>
          <table:table-cell table:style-name="ce2" table:formula="of:=[.Q18]+[.P19]" office:value-type="float" office:value="923" calcext:value-type="float">
            <text:p>92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table:formula="of:=[.T19]+[.U18]" office:value-type="float" office:value="7" calcext:value-type="float">
            <text:p>7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3" calcext:value-type="date">
            <text:p>2020-03-13</text:p>
          </table:table-cell>
          <table:table-cell table:style-name="ce2" table:formula="of:=DAYS([.A20];[.$A$3])" office:value-type="float" office:value="42" calcext:value-type="float">
            <text:p>42</text:p>
          </table:table-cell>
          <table:table-cell table:style-name="ce23" table:formula="of:=[.Q20]/[$Constant.$C$3]" office:value-type="float" office:value="0.00009822134387" calcext:value-type="float">
            <text:p>9.822E-05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0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0]/[$Constant.$C$3]" office:value-type="float" office:value="0.0000001976284585" calcext:value-type="float">
            <text:p>1.976E-07</text:p>
          </table:table-cell>
          <table:table-cell table:style-name="ce37" table:formula="of:=[.G20]/20+MAX([.$G$3:.$G$33])/20" office:value-type="float" office:value="0.000000676877470425" calcext:value-type="float">
            <text:p>6.769E-07</text:p>
          </table:table-cell>
          <table:table-cell table:style-name="ce23" table:formula="of:=[.U20]/[$Constant.$C$3]" office:value-type="float" office:value="0.0000008893280632" calcext:value-type="float">
            <text:p>8.893E-07</text:p>
          </table:table-cell>
          <table:table-cell table:style-name="ce37" table:formula="of:=[.I20]/20+MAX([.$I$3:.$I$35])/20" office:value-type="float" office:value="0.00000126482213416" calcext:value-type="float">
            <text:p>1.265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71" calcext:value-type="float">
            <text:p>71</text:p>
          </table:table-cell>
          <table:table-cell table:style-name="ce2" table:formula="of:=[.Q19]+[.P20]" office:value-type="float" office:value="994" calcext:value-type="float">
            <text:p>99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table:formula="of:=[.T20]+[.U19]" office:value-type="float" office:value="9" calcext:value-type="float">
            <text:p>9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4" calcext:value-type="date">
            <text:p>2020-03-14</text:p>
          </table:table-cell>
          <table:table-cell table:style-name="ce2" table:formula="of:=DAYS([.A21];[.$A$3])" office:value-type="float" office:value="43" calcext:value-type="float">
            <text:p>43</text:p>
          </table:table-cell>
          <table:table-cell table:style-name="ce23" table:formula="of:=[.Q21]/[$Constant.$C$3]" office:value-type="float" office:value="0.0001050395257" calcext:value-type="float">
            <text:p>1.050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1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1]/[$Constant.$C$3]" office:value-type="float" office:value="0.0000002964426877" calcext:value-type="float">
            <text:p>2.964E-07</text:p>
          </table:table-cell>
          <table:table-cell table:style-name="ce37" table:formula="of:=[.G21]/20+MAX([.$G$3:.$G$33])/20" office:value-type="float" office:value="0.000000681818181885" calcext:value-type="float">
            <text:p>6.818E-07</text:p>
          </table:table-cell>
          <table:table-cell table:style-name="ce23" table:formula="of:=[.U21]/[$Constant.$C$3]" office:value-type="float" office:value="0.000001383399209" calcext:value-type="float">
            <text:p>1.383E-06</text:p>
          </table:table-cell>
          <table:table-cell table:style-name="ce37" table:formula="of:=[.I21]/20+MAX([.$I$3:.$I$35])/20" office:value-type="float" office:value="0.00000128952569145" calcext:value-type="float">
            <text:p>1.29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69" calcext:value-type="float">
            <text:p>69</text:p>
          </table:table-cell>
          <table:table-cell table:style-name="ce2" table:formula="of:=[.Q20]+[.P21]" office:value-type="float" office:value="1063" calcext:value-type="float">
            <text:p>106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T21]+[.U20]" office:value-type="float" office:value="14" calcext:value-type="float">
            <text:p>14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5" calcext:value-type="date">
            <text:p>2020-03-15</text:p>
          </table:table-cell>
          <table:table-cell table:style-name="ce2" table:formula="of:=DAYS([.A22];[.$A$3])" office:value-type="float" office:value="44" calcext:value-type="float">
            <text:p>44</text:p>
          </table:table-cell>
          <table:table-cell table:style-name="ce23" table:formula="of:=[.Q22]/[$Constant.$C$3]" office:value-type="float" office:value="0.0001132411067" calcext:value-type="float">
            <text:p>1.132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2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2]/[$Constant.$C$3]" office:value-type="float" office:value="0.0000004940711462" calcext:value-type="float">
            <text:p>4.941E-07</text:p>
          </table:table-cell>
          <table:table-cell table:style-name="ce37" table:formula="of:=[.G22]/20+MAX([.$G$3:.$G$33])/20" office:value-type="float" office:value="0.00000069169960481" calcext:value-type="float">
            <text:p>6.917E-07</text:p>
          </table:table-cell>
          <table:table-cell table:style-name="ce23" table:formula="of:=[.U22]/[$Constant.$C$3]" office:value-type="float" office:value="0.000001976284585" calcext:value-type="float">
            <text:p>1.976E-06</text:p>
          </table:table-cell>
          <table:table-cell table:style-name="ce37" table:formula="of:=[.I22]/20+MAX([.$I$3:.$I$35])/20" office:value-type="float" office:value="0.00000131916996025" calcext:value-type="float">
            <text:p>1.319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83" calcext:value-type="float">
            <text:p>83</text:p>
          </table:table-cell>
          <table:table-cell table:style-name="ce2" table:formula="of:=[.Q21]+[.P22]" office:value-type="float" office:value="1146" calcext:value-type="float">
            <text:p>114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formula="of:=[.T22]+[.U21]" office:value-type="float" office:value="20" calcext:value-type="float">
            <text:p>20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6" calcext:value-type="date">
            <text:p>2020-03-16</text:p>
          </table:table-cell>
          <table:table-cell table:style-name="ce2" table:formula="of:=DAYS([.A23];[.$A$3])" office:value-type="float" office:value="45" calcext:value-type="float">
            <text:p>45</text:p>
          </table:table-cell>
          <table:table-cell table:style-name="ce23" table:formula="of:=[.Q23]/[$Constant.$C$3]" office:value-type="float" office:value="0.0001250988142" calcext:value-type="float">
            <text:p>1.251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3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3]/[$Constant.$C$3]" office:value-type="float" office:value="0.0000006916996047" calcext:value-type="float">
            <text:p>6.917E-07</text:p>
          </table:table-cell>
          <table:table-cell table:style-name="ce37" table:formula="of:=[.G23]/20+MAX([.$G$3:.$G$33])/20" office:value-type="float" office:value="0.000000701581027735" calcext:value-type="float">
            <text:p>7.016E-07</text:p>
          </table:table-cell>
          <table:table-cell table:style-name="ce23" table:formula="of:=[.U23]/[$Constant.$C$3]" office:value-type="float" office:value="0.000002470355731" calcext:value-type="float">
            <text:p>2.470E-06</text:p>
          </table:table-cell>
          <table:table-cell table:style-name="ce37" table:formula="of:=[.I23]/20+MAX([.$I$3:.$I$35])/20" office:value-type="float" office:value="0.00000134387351755" calcext:value-type="float">
            <text:p>1.344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20" calcext:value-type="float">
            <text:p>120</text:p>
          </table:table-cell>
          <table:table-cell table:style-name="ce2" table:formula="of:=[.Q22]+[.P23]" office:value-type="float" office:value="1266" calcext:value-type="float">
            <text:p>126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T23]+[.U22]" office:value-type="float" office:value="25" calcext:value-type="float">
            <text:p>25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7" calcext:value-type="date">
            <text:p>2020-03-17</text:p>
          </table:table-cell>
          <table:table-cell table:style-name="ce2" table:formula="of:=DAYS([.A24];[.$A$3])" office:value-type="float" office:value="46" calcext:value-type="float">
            <text:p>46</text:p>
          </table:table-cell>
          <table:table-cell table:style-name="ce23" table:formula="of:=[.Q24]/[$Constant.$C$3]" office:value-type="float" office:value="0.0001394268775" calcext:value-type="float">
            <text:p>1.394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4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4]/[$Constant.$C$3]" office:value-type="float" office:value="0.000000790513834" calcext:value-type="float">
            <text:p>7.905E-07</text:p>
          </table:table-cell>
          <table:table-cell table:style-name="ce37" table:formula="of:=[.G24]/20+MAX([.$G$3:.$G$33])/20" office:value-type="float" office:value="0.0000007065217392" calcext:value-type="float">
            <text:p>7.065E-07</text:p>
          </table:table-cell>
          <table:table-cell table:style-name="ce23" table:formula="of:=[.U24]/[$Constant.$C$3]" office:value-type="float" office:value="0.000002865612648" calcext:value-type="float">
            <text:p>2.866E-06</text:p>
          </table:table-cell>
          <table:table-cell table:style-name="ce37" table:formula="of:=[.I24]/20+MAX([.$I$3:.$I$35])/20" office:value-type="float" office:value="0.0000013636363634" calcext:value-type="float">
            <text:p>1.364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45" calcext:value-type="float">
            <text:p>145</text:p>
          </table:table-cell>
          <table:table-cell table:style-name="ce2" table:formula="of:=[.Q23]+[.P24]" office:value-type="float" office:value="1411" calcext:value-type="float">
            <text:p>141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2" table:formula="of:=[.T24]+[.U23]" office:value-type="float" office:value="29" calcext:value-type="float">
            <text:p>29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8" calcext:value-type="date">
            <text:p>2020-03-18</text:p>
          </table:table-cell>
          <table:table-cell table:style-name="ce2" table:formula="of:=DAYS([.A25];[.$A$3])" office:value-type="float" office:value="47" calcext:value-type="float">
            <text:p>47</text:p>
          </table:table-cell>
          <table:table-cell table:style-name="ce23" table:formula="of:=[.Q25]/[$Constant.$C$3]" office:value-type="float" office:value="0.0001535573123" calcext:value-type="float">
            <text:p>1.536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5]/[$Constant.$C$3]" office:value-type="float" office:value="0.0000001976284585" calcext:value-type="float">
            <text:p>1.976E-07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5]/[$Constant.$C$3]" office:value-type="float" office:value="0.000001383399209" calcext:value-type="float">
            <text:p>1.383E-06</text:p>
          </table:table-cell>
          <table:table-cell table:style-name="ce37" table:formula="of:=[.G25]/20+MAX([.$G$3:.$G$33])/20" office:value-type="float" office:value="0.00000073616600795" calcext:value-type="float">
            <text:p>7.362E-07</text:p>
          </table:table-cell>
          <table:table-cell table:style-name="ce23" table:formula="of:=[.U25]/[$Constant.$C$3]" office:value-type="float" office:value="0.000004347826087" calcext:value-type="float">
            <text:p>4.348E-06</text:p>
          </table:table-cell>
          <table:table-cell table:style-name="ce37" table:formula="of:=[.I25]/20+MAX([.$I$3:.$I$35])/20" office:value-type="float" office:value="0.00000143774703535" calcext:value-type="float">
            <text:p>1.438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43" calcext:value-type="float">
            <text:p>143</text:p>
          </table:table-cell>
          <table:table-cell table:style-name="ce2" table:formula="of:=[.Q24]+[.P25]" office:value-type="float" office:value="1554" calcext:value-type="float">
            <text:p>155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T25]+[.U24]" office:value-type="float" office:value="44" calcext:value-type="float">
            <text:p>44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19" calcext:value-type="date">
            <text:p>2020-03-19</text:p>
          </table:table-cell>
          <table:table-cell table:style-name="ce2" table:formula="of:=DAYS([.A26];[.$A$3])" office:value-type="float" office:value="48" calcext:value-type="float">
            <text:p>48</text:p>
          </table:table-cell>
          <table:table-cell table:style-name="ce23" table:formula="of:=[.Q26]/[$Constant.$C$3]" office:value-type="float" office:value="0.0001713438735" calcext:value-type="float">
            <text:p>1.713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6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6]/[$Constant.$C$3]" office:value-type="float" office:value="0.000002075098814" calcext:value-type="float">
            <text:p>2.075E-06</text:p>
          </table:table-cell>
          <table:table-cell table:style-name="ce37" table:formula="of:=[.G26]/20+MAX([.$G$3:.$G$33])/20" office:value-type="float" office:value="0.0000007707509882" calcext:value-type="float">
            <text:p>7.708E-07</text:p>
          </table:table-cell>
          <table:table-cell table:style-name="ce23" table:formula="of:=[.U26]/[$Constant.$C$3]" office:value-type="float" office:value="0.000005138339921" calcext:value-type="float">
            <text:p>5.138E-06</text:p>
          </table:table-cell>
          <table:table-cell table:style-name="ce37" table:formula="of:=[.I26]/20+MAX([.$I$3:.$I$35])/20" office:value-type="float" office:value="0.00000147727272705" calcext:value-type="float">
            <text:p>1.477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80" calcext:value-type="float">
            <text:p>180</text:p>
          </table:table-cell>
          <table:table-cell table:style-name="ce2" table:formula="of:=[.Q25]+[.P26]" office:value-type="float" office:value="1734" calcext:value-type="float">
            <text:p>173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[.T26]+[.U25]" office:value-type="float" office:value="52" calcext:value-type="float">
            <text:p>52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0" calcext:value-type="date">
            <text:p>2020-03-20</text:p>
          </table:table-cell>
          <table:table-cell table:style-name="ce2" table:formula="of:=DAYS([.A27];[.$A$3])" office:value-type="float" office:value="49" calcext:value-type="float">
            <text:p>49</text:p>
          </table:table-cell>
          <table:table-cell table:style-name="ce23" table:formula="of:=[.Q27]/[$Constant.$C$3]" office:value-type="float" office:value="0.0001845849802" calcext:value-type="float">
            <text:p>1.846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7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7]/[$Constant.$C$3]" office:value-type="float" office:value="0.000003063241107" calcext:value-type="float">
            <text:p>3.063E-06</text:p>
          </table:table-cell>
          <table:table-cell table:style-name="ce37" table:formula="of:=[.G27]/20+MAX([.$G$3:.$G$33])/20" office:value-type="float" office:value="0.00000082015810285" calcext:value-type="float">
            <text:p>8.202E-07</text:p>
          </table:table-cell>
          <table:table-cell table:style-name="ce23" table:formula="of:=[.U27]/[$Constant.$C$3]" office:value-type="float" office:value="0.000007015810277" calcext:value-type="float">
            <text:p>7.016E-06</text:p>
          </table:table-cell>
          <table:table-cell table:style-name="ce37" table:formula="of:=[.I27]/20+MAX([.$I$3:.$I$35])/20" office:value-type="float" office:value="0.00000157114624485" calcext:value-type="float">
            <text:p>1.57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34" calcext:value-type="float">
            <text:p>134</text:p>
          </table:table-cell>
          <table:table-cell table:style-name="ce2" table:formula="of:=[.Q26]+[.P27]" office:value-type="float" office:value="1868" calcext:value-type="float">
            <text:p>1868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T27]+[.U26]" office:value-type="float" office:value="71" calcext:value-type="float">
            <text:p>71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1" calcext:value-type="date">
            <text:p>2020-03-21</text:p>
          </table:table-cell>
          <table:table-cell table:style-name="ce2" table:formula="of:=DAYS([.A28];[.$A$3])" office:value-type="float" office:value="50" calcext:value-type="float">
            <text:p>50</text:p>
          </table:table-cell>
          <table:table-cell table:style-name="ce23" table:formula="of:=[.Q28]/[$Constant.$C$3]" office:value-type="float" office:value="0.0001961462451" calcext:value-type="float">
            <text:p>1.961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8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8]/[$Constant.$C$3]" office:value-type="float" office:value="0.000003754940711" calcext:value-type="float">
            <text:p>3.755E-06</text:p>
          </table:table-cell>
          <table:table-cell table:style-name="ce37" table:formula="of:=[.G28]/20+MAX([.$G$3:.$G$33])/20" office:value-type="float" office:value="0.00000085474308305" calcext:value-type="float">
            <text:p>8.547E-07</text:p>
          </table:table-cell>
          <table:table-cell table:style-name="ce23" table:formula="of:=[.U28]/[$Constant.$C$3]" office:value-type="float" office:value="0.000008201581028" calcext:value-type="float">
            <text:p>8.202E-06</text:p>
          </table:table-cell>
          <table:table-cell table:style-name="ce37" table:formula="of:=[.I28]/20+MAX([.$I$3:.$I$35])/20" office:value-type="float" office:value="0.0000016304347824" calcext:value-type="float">
            <text:p>1.63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17" calcext:value-type="float">
            <text:p>117</text:p>
          </table:table-cell>
          <table:table-cell table:style-name="ce2" table:formula="of:=[.Q27]+[.P28]" office:value-type="float" office:value="1985" calcext:value-type="float">
            <text:p>1985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T28]+[.U27]" office:value-type="float" office:value="83" calcext:value-type="float">
            <text:p>83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2" calcext:value-type="date">
            <text:p>2020-03-22</text:p>
          </table:table-cell>
          <table:table-cell table:style-name="ce2" table:formula="of:=DAYS([.A29];[.$A$3])" office:value-type="float" office:value="51" calcext:value-type="float">
            <text:p>51</text:p>
          </table:table-cell>
          <table:table-cell table:style-name="ce23" table:formula="of:=[.Q29]/[$Constant.$C$3]" office:value-type="float" office:value="0.0002141304348" calcext:value-type="float">
            <text:p>2.141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29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29]/[$Constant.$C$3]" office:value-type="float" office:value="0.000004940711462" calcext:value-type="float">
            <text:p>4.941E-06</text:p>
          </table:table-cell>
          <table:table-cell table:style-name="ce37" table:formula="of:=[.G29]/20+MAX([.$G$3:.$G$33])/20" office:value-type="float" office:value="0.0000009140316206" calcext:value-type="float">
            <text:p>9.140E-07</text:p>
          </table:table-cell>
          <table:table-cell table:style-name="ce23" table:formula="of:=[.U29]/[$Constant.$C$3]" office:value-type="float" office:value="0.00001027667984" calcext:value-type="float">
            <text:p>1.028E-05</text:p>
          </table:table-cell>
          <table:table-cell table:style-name="ce37" table:formula="of:=[.I29]/20+MAX([.$I$3:.$I$35])/20" office:value-type="float" office:value="0.000001734189723" calcext:value-type="float">
            <text:p>1.734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182" calcext:value-type="float">
            <text:p>182</text:p>
          </table:table-cell>
          <table:table-cell table:style-name="ce2" table:formula="of:=[.Q28]+[.P29]" office:value-type="float" office:value="2167" calcext:value-type="float">
            <text:p>2167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" calcext:value-type="float">
            <text:p>21</text:p>
          </table:table-cell>
          <table:table-cell table:style-name="ce2" table:formula="of:=[.T29]+[.U28]" office:value-type="float" office:value="104" calcext:value-type="float">
            <text:p>104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3" calcext:value-type="date">
            <text:p>2020-03-23</text:p>
          </table:table-cell>
          <table:table-cell table:style-name="ce2" table:formula="of:=DAYS([.A30];[.$A$3])" office:value-type="float" office:value="52" calcext:value-type="float">
            <text:p>52</text:p>
          </table:table-cell>
          <table:table-cell table:style-name="ce23" table:formula="of:=[.Q30]/[$Constant.$C$3]" office:value-type="float" office:value="0.0002368577075" calcext:value-type="float">
            <text:p>2.369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0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0]/[$Constant.$C$3]" office:value-type="float" office:value="0.000006027667984" calcext:value-type="float">
            <text:p>6.028E-06</text:p>
          </table:table-cell>
          <table:table-cell table:style-name="ce37" table:formula="of:=[.G30]/20+MAX([.$G$3:.$G$33])/20" office:value-type="float" office:value="0.0000009683794467" calcext:value-type="float">
            <text:p>9.684E-07</text:p>
          </table:table-cell>
          <table:table-cell table:style-name="ce23" table:formula="of:=[.U30]/[$Constant.$C$3]" office:value-type="float" office:value="0.00001403162055" calcext:value-type="float">
            <text:p>1.403E-05</text:p>
          </table:table-cell>
          <table:table-cell table:style-name="ce37" table:formula="of:=[.I30]/20+MAX([.$I$3:.$I$35])/20" office:value-type="float" office:value="0.0000019219367585" calcext:value-type="float">
            <text:p>1.922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230" calcext:value-type="float">
            <text:p>230</text:p>
          </table:table-cell>
          <table:table-cell table:style-name="ce2" table:formula="of:=[.Q29]+[.P30]" office:value-type="float" office:value="2397" calcext:value-type="float">
            <text:p>2397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8" calcext:value-type="float">
            <text:p>38</text:p>
          </table:table-cell>
          <table:table-cell table:style-name="ce2" table:formula="of:=[.T30]+[.U29]" office:value-type="float" office:value="142" calcext:value-type="float">
            <text:p>142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4" calcext:value-type="date">
            <text:p>2020-03-24</text:p>
          </table:table-cell>
          <table:table-cell table:style-name="ce2" table:formula="of:=DAYS([.A31];[.$A$3])" office:value-type="float" office:value="53" calcext:value-type="float">
            <text:p>53</text:p>
          </table:table-cell>
          <table:table-cell table:style-name="ce23" table:formula="of:=[.Q31]/[$Constant.$C$3]" office:value-type="float" office:value="0.0002678853755" calcext:value-type="float">
            <text:p>2.679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1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1]/[$Constant.$C$3]" office:value-type="float" office:value="0.000008003952569" calcext:value-type="float">
            <text:p>8.004E-06</text:p>
          </table:table-cell>
          <table:table-cell table:style-name="ce37" table:formula="of:=[.G31]/20+MAX([.$G$3:.$G$33])/20" office:value-type="float" office:value="0.00000106719367595" calcext:value-type="float">
            <text:p>1.067E-06</text:p>
          </table:table-cell>
          <table:table-cell table:style-name="ce23" table:formula="of:=[.U31]/[$Constant.$C$3]" office:value-type="float" office:value="0.00001739130435" calcext:value-type="float">
            <text:p>1.739E-05</text:p>
          </table:table-cell>
          <table:table-cell table:style-name="ce37" table:formula="of:=[.I31]/20+MAX([.$I$3:.$I$35])/20" office:value-type="float" office:value="0.0000020899209485" calcext:value-type="float">
            <text:p>2.090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314" calcext:value-type="float">
            <text:p>314</text:p>
          </table:table-cell>
          <table:table-cell table:style-name="ce2" table:formula="of:=[.Q30]+[.P31]" office:value-type="float" office:value="2711" calcext:value-type="float">
            <text:p>2711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4" calcext:value-type="float">
            <text:p>34</text:p>
          </table:table-cell>
          <table:table-cell table:style-name="ce2" table:formula="of:=[.T31]+[.U30]" office:value-type="float" office:value="176" calcext:value-type="float">
            <text:p>176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5" calcext:value-type="date">
            <text:p>2020-03-25</text:p>
          </table:table-cell>
          <table:table-cell table:style-name="ce2" table:formula="of:=DAYS([.A32];[.$A$3])" office:value-type="float" office:value="54" calcext:value-type="float">
            <text:p>54</text:p>
          </table:table-cell>
          <table:table-cell table:style-name="ce23" table:formula="of:=[.Q32]/[$Constant.$C$3]" office:value-type="float" office:value="0.0002960474308" calcext:value-type="float">
            <text:p>2.960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2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2]/[$Constant.$C$3]" office:value-type="float" office:value="0.0000104743083" calcext:value-type="float">
            <text:p>1.047E-05</text:p>
          </table:table-cell>
          <table:table-cell table:style-name="ce37" table:formula="of:=[.G32]/20+MAX([.$G$3:.$G$33])/20" office:value-type="float" office:value="0.0000011907114625" calcext:value-type="float">
            <text:p>1.191E-06</text:p>
          </table:table-cell>
          <table:table-cell table:style-name="ce23" table:formula="of:=[.U32]/[$Constant.$C$3]" office:value-type="float" office:value="0.00002045454545" calcext:value-type="float">
            <text:p>2.045E-05</text:p>
          </table:table-cell>
          <table:table-cell table:style-name="ce37" table:formula="of:=[.I32]/20+MAX([.$I$3:.$I$35])/20" office:value-type="float" office:value="0.0000022430830035" calcext:value-type="float">
            <text:p>2.243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285" calcext:value-type="float">
            <text:p>285</text:p>
          </table:table-cell>
          <table:table-cell table:style-name="ce2" table:formula="of:=[.Q31]+[.P32]" office:value-type="float" office:value="2996" calcext:value-type="float">
            <text:p>299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1" calcext:value-type="float">
            <text:p>31</text:p>
          </table:table-cell>
          <table:table-cell table:style-name="ce2" table:formula="of:=[.T32]+[.U31]" office:value-type="float" office:value="207" calcext:value-type="float">
            <text:p>207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6" calcext:value-type="date">
            <text:p>2020-03-26</text:p>
          </table:table-cell>
          <table:table-cell table:style-name="ce2" table:formula="of:=DAYS([.A33];[.$A$3])" office:value-type="float" office:value="55" calcext:value-type="float">
            <text:p>55</text:p>
          </table:table-cell>
          <table:table-cell table:style-name="ce23" table:formula="of:=[.Q33]/[$Constant.$C$3]" office:value-type="float" office:value="0.0003322134387" calcext:value-type="float">
            <text:p>3.322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3]/[$Constant.$C$3]" office:value-type="float" office:value="0.000001581027668" calcext:value-type="float">
            <text:p>1.581E-06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S33]/[$Constant.$C$3]" office:value-type="float" office:value="0.00001333992095" calcext:value-type="float">
            <text:p>1.334E-05</text:p>
          </table:table-cell>
          <table:table-cell table:style-name="ce37" table:formula="of:=[.G33]/20+MAX([.$G$3:.$G$33])/20" office:value-type="float" office:value="0.000001333992095" calcext:value-type="float">
            <text:p>1.334E-06</text:p>
          </table:table-cell>
          <table:table-cell table:style-name="ce23" table:formula="of:=[.U33]/[$Constant.$C$3]" office:value-type="float" office:value="0.00002440711462" calcext:value-type="float">
            <text:p>2.441E-05</text:p>
          </table:table-cell>
          <table:table-cell table:style-name="ce37" table:formula="of:=[.I33]/20+MAX([.$I$3:.$I$35])/20" office:value-type="float" office:value="0.000002440711462" calcext:value-type="float">
            <text:p>2.441E-06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" office:value-type="string" calcext:value-type="string">
            <text:p>%</text:p>
          </table:table-cell>
          <table:table-cell table:style-name="ce1" office:value-type="float" office:value="366" calcext:value-type="float">
            <text:p>366</text:p>
          </table:table-cell>
          <table:table-cell table:style-name="ce2" table:formula="of:=[.Q32]+[.P33]" office:value-type="float" office:value="3362" calcext:value-type="float">
            <text:p>336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0" calcext:value-type="float">
            <text:p>40</text:p>
          </table:table-cell>
          <table:table-cell table:style-name="ce2" table:formula="of:=[.T33]+[.U32]" office:value-type="float" office:value="247" calcext:value-type="float">
            <text:p>247</text:p>
          </table:table-cell>
          <table:table-cell table:style-name="ce2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7" calcext:value-type="date">
            <text:p>2020-03-27</text:p>
          </table:table-cell>
          <table:table-cell table:style-name="ce2" table:formula="of:=DAYS([.A34];[.$A$3])" office:value-type="float" office:value="56" calcext:value-type="float">
            <text:p>56</text:p>
          </table:table-cell>
          <table:table-cell table:style-name="ce23" table:formula="of:=[.Q34]/[$Constant.$C$3]" office:value-type="float" office:value="0.0003619565217" calcext:value-type="float">
            <text:p>3.620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4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4]/[$Constant.$C$3]" office:value-type="float" office:value="0.00001650197628" calcext:value-type="float">
            <text:p>1.650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301" calcext:value-type="float">
            <text:p>301</text:p>
          </table:table-cell>
          <table:table-cell table:style-name="ce2" table:formula="of:=[.Q33]+[.P34]" office:value-type="float" office:value="3663" calcext:value-type="float">
            <text:p>3663</text:p>
          </table:table-cell>
          <table:table-cell table:style-name="ce3"/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7" calcext:value-type="float">
            <text:p>27</text:p>
          </table:table-cell>
          <table:table-cell table:style-name="ce2" table:formula="of:=[.T34]+[.U33]" office:value-type="float" office:value="274" calcext:value-type="float">
            <text:p>274</text:p>
          </table:table-cell>
          <table:table-cell table:style-name="ce3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8" calcext:value-type="date">
            <text:p>2020-03-28</text:p>
          </table:table-cell>
          <table:table-cell table:style-name="ce2" table:formula="of:=DAYS([.A35];[.$A$3])" office:value-type="float" office:value="57" calcext:value-type="float">
            <text:p>57</text:p>
          </table:table-cell>
          <table:table-cell table:style-name="ce23" table:formula="of:=[.Q35]/[$Constant.$C$3]" office:value-type="float" office:value="0.0003897233202" calcext:value-type="float">
            <text:p>3.897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5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5]/[$Constant.$C$3]" office:value-type="float" office:value="0.00001996047431" calcext:value-type="float">
            <text:p>1.996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281" calcext:value-type="float">
            <text:p>281</text:p>
          </table:table-cell>
          <table:table-cell table:style-name="ce2" table:formula="of:=[.Q34]+[.P35]" office:value-type="float" office:value="3944" calcext:value-type="float">
            <text:p>3944</text:p>
          </table:table-cell>
          <table:table-cell table:style-name="ce3"/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8" calcext:value-type="float">
            <text:p>28</text:p>
          </table:table-cell>
          <table:table-cell table:style-name="ce2" table:formula="of:=[.T35]+[.U34]" office:value-type="float" office:value="302" calcext:value-type="float">
            <text:p>302</text:p>
          </table:table-cell>
          <table:table-cell table:style-name="ce3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29" calcext:value-type="date">
            <text:p>2020-03-29</text:p>
          </table:table-cell>
          <table:table-cell table:style-name="ce2" table:formula="of:=DAYS([.A36];[.$A$3])" office:value-type="float" office:value="58" calcext:value-type="float">
            <text:p>58</text:p>
          </table:table-cell>
          <table:table-cell table:style-name="ce23" table:formula="of:=[.Q36]/[$Constant.$C$3]" office:value-type="float" office:value="0.0004306324111" calcext:value-type="float">
            <text:p>4.306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6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6]/[$Constant.$C$3]" office:value-type="float" office:value="0.00002371541502" calcext:value-type="float">
            <text:p>2.372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414" calcext:value-type="float">
            <text:p>414</text:p>
          </table:table-cell>
          <table:table-cell table:style-name="ce2" table:formula="of:=[.Q35]+[.P36]" office:value-type="float" office:value="4358" calcext:value-type="float">
            <text:p>4358</text:p>
          </table:table-cell>
          <table:table-cell table:style-name="ce3"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40" calcext:value-type="float">
            <text:p>40</text:p>
          </table:table-cell>
          <table:table-cell table:style-name="ce2" table:formula="of:=[.T36]+[.U35]" office:value-type="float" office:value="342" calcext:value-type="float">
            <text:p>342</text:p>
          </table:table-cell>
          <table:table-cell table:style-name="ce3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30" calcext:value-type="date">
            <text:p>2020-03-30</text:p>
          </table:table-cell>
          <table:table-cell table:style-name="ce2" table:formula="of:=DAYS([.A37];[.$A$3])" office:value-type="float" office:value="59" calcext:value-type="float">
            <text:p>59</text:p>
          </table:table-cell>
          <table:table-cell table:style-name="ce23" table:formula="of:=[.Q37]/[$Constant.$C$3]" office:value-type="float" office:value="0.0004774703557" calcext:value-type="float">
            <text:p>4.775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7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7]/[$Constant.$C$3]" office:value-type="float" office:value="0.00002806324111" calcext:value-type="float">
            <text:p>2.806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474" calcext:value-type="float">
            <text:p>474</text:p>
          </table:table-cell>
          <table:table-cell table:style-name="ce2" table:formula="of:=[.Q36]+[.P37]" office:value-type="float" office:value="4832" calcext:value-type="float">
            <text:p>4832</text:p>
          </table:table-cell>
          <table:table-cell table:style-name="ce3"/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31" calcext:value-type="float">
            <text:p>31</text:p>
          </table:table-cell>
          <table:table-cell table:style-name="ce2" table:formula="of:=[.T37]+[.U36]" office:value-type="float" office:value="373" calcext:value-type="float">
            <text:p>373</text:p>
          </table:table-cell>
          <table:table-cell table:style-name="ce3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3-31" calcext:value-type="date">
            <text:p>2020-03-31</text:p>
          </table:table-cell>
          <table:table-cell table:style-name="ce2" table:formula="of:=DAYS([.A38];[.$A$3])" office:value-type="float" office:value="60" calcext:value-type="float">
            <text:p>60</text:p>
          </table:table-cell>
          <table:table-cell table:style-name="ce23" table:formula="of:=[.Q38]/[$Constant.$C$3]" office:value-type="float" office:value="0.0005253952569" calcext:value-type="float">
            <text:p>5.254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8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8]/[$Constant.$C$3]" office:value-type="float" office:value="0.00003250988142" calcext:value-type="float">
            <text:p>3.251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485" calcext:value-type="float">
            <text:p>485</text:p>
          </table:table-cell>
          <table:table-cell table:style-name="ce2" table:formula="of:=[.Q37]+[.P38]" office:value-type="float" office:value="5317" calcext:value-type="float">
            <text:p>5317</text:p>
          </table:table-cell>
          <table:table-cell table:style-name="ce3"/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1" calcext:value-type="float">
            <text:p>31</text:p>
          </table:table-cell>
          <table:table-cell table:style-name="ce2" table:formula="of:=[.T38]+[.U37]" office:value-type="float" office:value="404" calcext:value-type="float">
            <text:p>404</text:p>
          </table:table-cell>
          <table:table-cell table:style-name="ce3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4-01" calcext:value-type="date">
            <text:p>2020-04-01</text:p>
          </table:table-cell>
          <table:table-cell table:style-name="ce2" table:formula="of:=DAYS([.A39];[.$A$3])" office:value-type="float" office:value="61" calcext:value-type="float">
            <text:p>61</text:p>
          </table:table-cell>
          <table:table-cell table:style-name="ce23" table:formula="of:=[.Q39]/[$Constant.$C$3]" office:value-type="float" office:value="0.0005802371542" calcext:value-type="float">
            <text:p>5.802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39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39]/[$Constant.$C$3]" office:value-type="float" office:value="0.00003745059289" calcext:value-type="float">
            <text:p>3.745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555" calcext:value-type="float">
            <text:p>555</text:p>
          </table:table-cell>
          <table:table-cell table:style-name="ce2" table:formula="of:=[.Q38]+[.P39]" office:value-type="float" office:value="5872" calcext:value-type="float">
            <text:p>5872</text:p>
          </table:table-cell>
          <table:table-cell table:style-name="ce3"/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42" calcext:value-type="float">
            <text:p>42</text:p>
          </table:table-cell>
          <table:table-cell table:style-name="ce2" table:formula="of:=[.T39]+[.U38]" office:value-type="float" office:value="446" calcext:value-type="float">
            <text:p>446</text:p>
          </table:table-cell>
          <table:table-cell table:style-name="ce3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4-02" calcext:value-type="date">
            <text:p>2020-04-02</text:p>
          </table:table-cell>
          <table:table-cell table:style-name="ce2" table:formula="of:=DAYS([.A40];[.$A$3])" office:value-type="float" office:value="62" calcext:value-type="float">
            <text:p>62</text:p>
          </table:table-cell>
          <table:table-cell table:style-name="ce23" table:formula="of:=[.Q40]/[$Constant.$C$3]" office:value-type="float" office:value="0.0006286561265" calcext:value-type="float">
            <text:p>6.287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40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40]/[$Constant.$C$3]" office:value-type="float" office:value="0.00004407114625" calcext:value-type="float">
            <text:p>4.407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490" calcext:value-type="float">
            <text:p>490</text:p>
          </table:table-cell>
          <table:table-cell table:style-name="ce2" table:formula="of:=[.Q39]+[.P40]" office:value-type="float" office:value="6362" calcext:value-type="float">
            <text:p>6362</text:p>
          </table:table-cell>
          <table:table-cell table:style-name="ce3"/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39" calcext:value-type="float">
            <text:p>39</text:p>
          </table:table-cell>
          <table:table-cell table:style-name="ce2" table:formula="of:=[.T40]+[.U39]" office:value-type="float" office:value="485" calcext:value-type="float">
            <text:p>485</text:p>
          </table:table-cell>
          <table:table-cell table:style-name="ce3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4-03" calcext:value-type="date">
            <text:p>2020-04-03</text:p>
          </table:table-cell>
          <table:table-cell table:style-name="ce2" table:formula="of:=DAYS([.A41];[.$A$3])" office:value-type="float" office:value="63" calcext:value-type="float">
            <text:p>63</text:p>
          </table:table-cell>
          <table:table-cell table:style-name="ce23" table:formula="of:=[.Q41]/[$Constant.$C$3]" office:value-type="float" office:value="0.0006366600791" calcext:value-type="float">
            <text:p>6.367E-04</text:p>
          </table:table-cell>
          <table:table-cell table:style-name="ce26" office:value-type="string" calcext:value-type="string">
            <text:p>inf</text:p>
          </table:table-cell>
          <table:table-cell table:style-name="ce23" table:formula="of:=[.R41]/[$Constant.$C$3]" office:value-type="float" office:value="0" calcext:value-type="float">
            <text:p>0.000E+00</text:p>
          </table:table-cell>
          <table:table-cell table:style-name="ce26"/>
          <table:table-cell table:style-name="ce23" table:formula="of:=[.S41]/[$Constant.$C$3]" office:value-type="float" office:value="0.00005177865613" calcext:value-type="float">
            <text:p>5.178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1" office:value-type="float" office:value="81" calcext:value-type="float">
            <text:p>81</text:p>
          </table:table-cell>
          <table:table-cell table:style-name="ce2" table:formula="of:=[.Q40]+[.P41]" office:value-type="float" office:value="6443" calcext:value-type="float">
            <text:p>6443</text:p>
          </table:table-cell>
          <table:table-cell table:style-name="ce3"/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9" calcext:value-type="float">
            <text:p>29</text:p>
          </table:table-cell>
          <table:table-cell table:style-name="ce2" table:formula="of:=[.T41]+[.U40]" office:value-type="float" office:value="514" calcext:value-type="float">
            <text:p>514</text:p>
          </table:table-cell>
          <table:table-cell table:style-name="ce3" table:number-columns-repeated="20"/>
          <table:table-cell table:number-columns-repeated="23"/>
        </table:table-row>
        <table:table-row table:style-name="ro1">
          <table:table-cell table:style-name="ce22" office:value-type="date" office:date-value="2020-04-04" calcext:value-type="date">
            <text:p>2020-04-04</text:p>
          </table:table-cell>
          <table:table-cell table:style-name="ce2" table:formula="of:=DAYS([.A42];[.$A$3])" office:value-type="float" office:value="64" calcext:value-type="float">
            <text:p>64</text:p>
          </table:table-cell>
          <table:table-cell table:style-name="ce23" table:formula="of:=[.Q42]/[$Constant.$C$3]" office:value-type="float" office:value="0" calcext:value-type="float">
            <text:p>0.000E+00</text:p>
          </table:table-cell>
          <table:table-cell table:style-name="ce26"/>
          <table:table-cell table:style-name="ce23"/>
          <table:table-cell table:style-name="ce26"/>
          <table:table-cell table:style-name="ce23" table:formula="of:=[.S42]/[$Constant.$C$3]" office:value-type="float" office:value="0.00005849802372" calcext:value-type="float">
            <text:p>5.850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592" calcext:value-type="float">
            <text:p>592</text:p>
          </table:table-cell>
          <table:table-cell table:style-name="ce1"/>
          <table:table-cell table:style-name="ce3" table:number-columns-repeated="21"/>
          <table:table-cell table:number-columns-repeated="23"/>
        </table:table-row>
        <table:table-row table:style-name="ro1">
          <table:table-cell table:style-name="ce22" office:value-type="date" office:date-value="2020-04-05" calcext:value-type="date">
            <text:p>2020-04-05</text:p>
          </table:table-cell>
          <table:table-cell table:style-name="ce2" table:formula="of:=DAYS([.A43];[.$A$3])" office:value-type="float" office:value="65" calcext:value-type="float">
            <text:p>65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3]/[$Constant.$C$3]" office:value-type="float" office:value="0.00006650197628" calcext:value-type="float">
            <text:p>6.650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673" calcext:value-type="float">
            <text:p>673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06" calcext:value-type="date">
            <text:p>2020-04-06</text:p>
          </table:table-cell>
          <table:table-cell table:style-name="ce2" table:formula="of:=DAYS([.A44];[.$A$3])" office:value-type="float" office:value="66" calcext:value-type="float">
            <text:p>66</text:p>
          </table:table-cell>
          <table:table-cell table:style-name="ce23" table:formula="of:=0.025" office:value-type="float" office:value="0.025" calcext:value-type="float">
            <text:p>2.500E-02</text:p>
          </table:table-cell>
          <table:table-cell table:style-name="ce26" office:value-type="float" office:value="0.002" calcext:value-type="float">
            <text:p>0.002</text:p>
          </table:table-cell>
          <table:table-cell table:style-name="ce23"/>
          <table:table-cell table:style-name="ce26"/>
          <table:table-cell table:style-name="ce23" table:formula="of:=[.S44]/[$Constant.$C$3]" office:value-type="float" office:value="0.00007519762846" calcext:value-type="float">
            <text:p>7.520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761" calcext:value-type="float">
            <text:p>761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07" calcext:value-type="date">
            <text:p>2020-04-07</text:p>
          </table:table-cell>
          <table:table-cell table:style-name="ce2" table:formula="of:=DAYS([.A45];[.$A$3])" office:value-type="float" office:value="67" calcext:value-type="float">
            <text:p>67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5]/[$Constant.$C$3]" office:value-type="float" office:value="0.00008280632411" calcext:value-type="float">
            <text:p>8.281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838" calcext:value-type="float">
            <text:p>838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08" calcext:value-type="date">
            <text:p>2020-04-08</text:p>
          </table:table-cell>
          <table:table-cell table:style-name="ce2" table:formula="of:=DAYS([.A46];[.$A$3])" office:value-type="float" office:value="68" calcext:value-type="float">
            <text:p>68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6]/[$Constant.$C$3]" office:value-type="float" office:value="0.00009278656126" calcext:value-type="float">
            <text:p>9.279E-05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939" calcext:value-type="float">
            <text:p>939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09" calcext:value-type="date">
            <text:p>2020-04-09</text:p>
          </table:table-cell>
          <table:table-cell table:style-name="ce2" table:formula="of:=DAYS([.A47];[.$A$3])" office:value-type="float" office:value="69" calcext:value-type="float">
            <text:p>69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7]/[$Constant.$C$3]" office:value-type="float" office:value="0.0001" calcext:value-type="float">
            <text:p>1.000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012" calcext:value-type="float">
            <text:p>1012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10" calcext:value-type="date">
            <text:p>2020-04-10</text:p>
          </table:table-cell>
          <table:table-cell table:style-name="ce2" table:formula="of:=DAYS([.A48];[.$A$3])" office:value-type="float" office:value="70" calcext:value-type="float">
            <text:p>70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8]/[$Constant.$C$3]" office:value-type="float" office:value="0.0001072134387" calcext:value-type="float">
            <text:p>1.072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085" calcext:value-type="float">
            <text:p>1085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11" calcext:value-type="date">
            <text:p>2020-04-11</text:p>
          </table:table-cell>
          <table:table-cell table:style-name="ce2" table:formula="of:=DAYS([.A49];[.$A$3])" office:value-type="float" office:value="71" calcext:value-type="float">
            <text:p>71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49]/[$Constant.$C$3]" office:value-type="float" office:value="0.0001144268775" calcext:value-type="float">
            <text:p>1.144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158" calcext:value-type="float">
            <text:p>1158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12" calcext:value-type="date">
            <text:p>2020-04-12</text:p>
          </table:table-cell>
          <table:table-cell table:style-name="ce2" table:formula="of:=DAYS([.A50];[.$A$3])" office:value-type="float" office:value="72" calcext:value-type="float">
            <text:p>72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0]/[$Constant.$C$3]" office:value-type="float" office:value="0.0001219367589" calcext:value-type="float">
            <text:p>1.219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234" calcext:value-type="float">
            <text:p>1234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13" calcext:value-type="date">
            <text:p>2020-04-13</text:p>
          </table:table-cell>
          <table:table-cell table:style-name="ce2" table:formula="of:=DAYS([.A51];[.$A$3])" office:value-type="float" office:value="73" calcext:value-type="float">
            <text:p>73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1]/[$Constant.$C$3]" office:value-type="float" office:value="0.0001280632411" calcext:value-type="float">
            <text:p>1.281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296" calcext:value-type="float">
            <text:p>1296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14" calcext:value-type="date">
            <text:p>2020-04-14</text:p>
          </table:table-cell>
          <table:table-cell table:style-name="ce2" table:formula="of:=DAYS([.A52];[.$A$3])" office:value-type="float" office:value="74" calcext:value-type="float">
            <text:p>74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2]/[$Constant.$C$3]" office:value-type="float" office:value="0.0001339920949" calcext:value-type="float">
            <text:p>1.340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356" calcext:value-type="float">
            <text:p>1356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15" calcext:value-type="date">
            <text:p>2020-04-15</text:p>
          </table:table-cell>
          <table:table-cell table:style-name="ce2" table:formula="of:=DAYS([.A53];[.$A$3])" office:value-type="float" office:value="75" calcext:value-type="float">
            <text:p>75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3]/[$Constant.$C$3]" office:value-type="float" office:value="0.0001394268775" calcext:value-type="float">
            <text:p>1.394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411" calcext:value-type="float">
            <text:p>1411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16" calcext:value-type="date">
            <text:p>2020-04-16</text:p>
          </table:table-cell>
          <table:table-cell table:style-name="ce2" table:formula="of:=DAYS([.A54];[.$A$3])" office:value-type="float" office:value="76" calcext:value-type="float">
            <text:p>76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4]/[$Constant.$C$3]" office:value-type="float" office:value="0.000145256917" calcext:value-type="float">
            <text:p>1.453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470" calcext:value-type="float">
            <text:p>1470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17" calcext:value-type="date">
            <text:p>2020-04-17</text:p>
          </table:table-cell>
          <table:table-cell table:style-name="ce2" table:formula="of:=DAYS([.A55];[.$A$3])" office:value-type="float" office:value="77" calcext:value-type="float">
            <text:p>77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5]/[$Constant.$C$3]" office:value-type="float" office:value="0.0001472332016" calcext:value-type="float">
            <text:p>1.472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490" calcext:value-type="float">
            <text:p>1490</text:p>
          </table:table-cell>
          <table:table-cell table:style-name="ce3" table:number-columns-repeated="22"/>
          <table:table-cell table:number-columns-repeated="23"/>
        </table:table-row>
        <table:table-row table:style-name="ro1">
          <table:table-cell table:style-name="ce22" office:value-type="date" office:date-value="2020-04-18" calcext:value-type="date">
            <text:p>2020-04-18</text:p>
          </table:table-cell>
          <table:table-cell table:style-name="ce2" table:formula="of:=DAYS([.A56];[.$A$3])" office:value-type="float" office:value="78" calcext:value-type="float">
            <text:p>78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table:formula="of:=[.S56]/[$Constant.$C$3]" office:value-type="float" office:value="0.00014743083" calcext:value-type="float">
            <text:p>1.474E-04</text:p>
          </table:table-cell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4"/>
          <table:table-cell table:style-name="ce1" office:value-type="float" office:value="1492" calcext:value-type="float">
            <text:p>1492</text:p>
          </table:table-cell>
          <table:table-cell table:style-name="ce3" table:number-columns-repeated="22"/>
          <table:table-cell table:number-columns-repeated="23"/>
        </table:table-row>
        <table:table-row table:style-name="ro1" table:number-rows-repeated="17">
          <table:table-cell table:style-name="ce22"/>
          <table:table-cell table:style-name="ce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27"/>
          <table:table-cell table:number-columns-repeated="23"/>
        </table:table-row>
        <table:table-row table:style-name="ro1" table:number-rows-repeated="927">
          <table:table-cell table:style-name="ce1"/>
          <table:table-cell table:style-name="ce3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37"/>
          <table:table-cell table:style-name="ce23"/>
          <table:table-cell table:style-name="ce37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27"/>
          <table:table-cell table:number-columns-repeated="23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stancing" table:style-name="ta11">
        <table:table-column table:style-name="co61" table:default-cell-style-name="Default"/>
        <table:table-column table:style-name="co5" table:number-columns-repeated="2" table:default-cell-style-name="Default"/>
        <table:table-column table:style-name="co62" table:default-cell-style-name="Default"/>
        <table:table-column table:style-name="co5" table:number-columns-repeated="19" table:default-cell-style-name="Default"/>
        <table:table-column table:style-name="co6" table:number-columns-repeated="3" table:default-cell-style-name="Default"/>
        <table:table-column table:style-name="co7" table:number-columns-repeated="38" table:default-cell-style-name="Default"/>
        <table:table-row table:style-name="ro1">
          <table:table-cell table:style-name="ce48" office:value-type="string" calcext:value-type="string">
            <text:p>!!SBtab</text:p>
          </table:table-cell>
          <table:table-cell table:style-name="ce7" office:value-type="string" calcext:value-type="string">
            <text:p>Document='covid19' TableName='Distancing' TableType='QuantityMatrix' TableTitle='Event that changed peoples behaviour'</text:p>
          </table:table-cell>
          <table:table-cell table:style-name="ce7"/>
          <table:table-cell table:style-name="ce2" table:number-columns-repeated="20"/>
          <table:table-cell table:style-name="ce50" table:number-columns-repeated="3"/>
          <table:table-cell table:number-columns-repeated="38"/>
        </table:table-row>
        <table:table-row table:style-name="ro1">
          <table:table-cell table:style-name="ce48" office:value-type="string" calcext:value-type="string">
            <text:p>!TimePoint</text:p>
          </table:table-cell>
          <table:table-cell table:style-name="ce7" office:value-type="string" calcext:value-type="string">
            <text:p>!Time</text:p>
          </table:table-cell>
          <table:table-cell table:style-name="ce7" office:value-type="string" calcext:value-type="string">
            <text:p>&gt;SET:U0</text:p>
          </table:table-cell>
          <table:table-cell table:style-name="ce2" office:value-type="string" calcext:value-type="string">
            <text:p>!Comment</text:p>
          </table:table-cell>
          <table:table-cell table:style-name="ce2" table:number-columns-repeated="19"/>
          <table:table-cell table:style-name="ce50" table:number-columns-repeated="3"/>
          <table:table-cell table:number-columns-repeated="38"/>
        </table:table-row>
        <table:table-row table:style-name="ro1">
          <table:table-cell table:style-name="ce48" office:value-type="date" office:date-value="2020-03-16" calcext:value-type="date">
            <text:p>2020-03-16</text:p>
          </table:table-cell>
          <table:table-cell table:style-name="ce7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ts input parameter named distancing_on (ID=U0) to 1</text:p>
          </table:table-cell>
          <table:table-cell table:style-name="ce2" table:number-columns-repeated="19"/>
          <table:table-cell table:style-name="ce50" table:number-columns-repeated="3"/>
          <table:table-cell table:number-columns-repeated="38"/>
        </table:table-row>
        <table:table-row table:style-name="ro1" table:number-rows-repeated="997">
          <table:table-cell table:style-name="ce49"/>
          <table:table-cell table:style-name="ce50" table:number-columns-repeated="25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e_1" table:target-range-address="Expression.A1:Expression.A1" table:contains-header="false" table:orientation="column"/>
        <table:database-range table:name="Table_2" table:target-range-address="Expression.A2:Expression.D12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Fira Code" svg:font-family="'Fira Code'"/>
    <style:font-face style:name="Fira Mono" svg:font-family="'Fira Mono'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date-style style:name="N126">
      <number:month number:textual="true"/>
      <number:text> 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7" style:display-name="ConditionalStyle_7" style:family="table-cell" style:parent-style-name="Default">
      <style:table-cell-properties fo:background-color="transparent"/>
      <style:text-properties fo:color="#b7b7b7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528in" fo:margin-left="0in" fo:margin-right="0in" fo:margin-bottom="0.9138in"/>
      </style:header-style>
      <style:footer-style>
        <style:header-footer-properties fo:min-height="1.0528in" fo:margin-left="0in" fo:margin-right="0in" fo:margin-top="0.9138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8:58:34.079610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stant" style:display-name="PageStyle_Const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action" style:display-name="PageStyle_Rea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ound" style:display-name="PageStyle_Compou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xpression" style:display-name="PageStyle_Express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er" style:display-name="PageStyle_Paramet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put" style:display-name="PageStyle_Inp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utput" style:display-name="PageStyle_Outp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xperiments" style:display-name="PageStyle_Experim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ockholm" style:display-name="PageStyle_Stockhol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weden" style:display-name="PageStyle_Swed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stancing" style:display-name="PageStyle_Distanc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document-statistic meta:table-count="11" meta:cell-count="2258" meta:object-count="0"/>
  </office:meta>
</office:document-meta>
</file>